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Times"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Songti TC"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俊明</text:span><text:s/>  |  2013.03.30 18:30   |   <text:a xlink:type="simple" xlink:href="http://palinfo.habago.org/Entry?Command=Information_PrintForum&amp;iPage=476#FORUM31901"><text:span text:style-name="T2">#</text:span></text:a></text:p>
      <text:p text:style-name="P2">原本對梵蒂岡沒啥特別印象，新任的教宗方濟，他的背景、上任後的所作所為卻一直吸引我的注意。<text:span text:style-name="T3"><text:line-break/><text:line-break/></text:span>得知他不要住進主教宮，因覺得這裡太大了，還說：<text:span text:style-name="T3">“</text:span>這裡可以住三百人。<text:span text:style-name="T3">”</text:span>就去查了相關資料。果不其然，看到<text:span text:style-name="T3">Papal Apartments(http://en.wikipedia.org/wiki/Papal_Apartments)</text:span>的介紹，別說三百人，就算我大學的整棟宿舍學生全搬進去住應該也沒問題。<text:span text:style-name="T3"><text:line-break/><text:line-break/></text:span>住的房子越大，心只會變得越小，教宗方濟很明白這個道理。</text:p>
      <text:p text:style-name="P1"><text:span text:style-name="T1">陳真</text:span><text:s/>  |  2013.03.29 20:46   |   <text:a xlink:type="simple" xlink:href="http://palinfo.habago.org/Entry?Command=Information_PrintForum&amp;iPage=476#FORUM31900"><text:span text:style-name="T2">#</text:span></text:a></text:p>
      <text:p text:style-name="P3">http://tw.news.yahoo.com/<text:span text:style-name="T1">破天荒</text:span>-<text:span text:style-name="T1">教宗為少女犯</text:span>-<text:span text:style-name="T1">穆斯林洗腳</text:span>-065600727.html</text:p>
      <text:p text:style-name="P1"><text:span text:style-name="T1">陳真</text:span><text:s/>  |  2013.03.28 12:36   |   <text:a xlink:type="simple" xlink:href="http://palinfo.habago.org/Entry?Command=Information_PrintForum&amp;iPage=476#FORUM31899"><text:span text:style-name="T2">#</text:span></text:a></text:p>
      <text:p text:style-name="P2">如果我每天一早九點，吃完豐盛的早餐，準備出門，然後跟家人說，<text:span text:style-name="T3"><text:line-break/><text:line-break/>"</text:span>親愛的，我要去打仗了哦，下午五點來戰場接我回家吃飯<text:span text:style-name="T3">"</text:span>；<text:span text:style-name="T3"><text:line-break/><text:line-break/></text:span>或是說：<text:span text:style-name="T3"><text:line-break/><text:line-break/>"</text:span>親愛的，我遭到恐怖份子襲擊，我墜機了，機身全毀，<text:span text:style-name="T3">oh, ya!</text:span>太棒了，今天可以提早下班了，晚上帶妳去看神鬼戰士哦。<text:span text:style-name="T3">" <text:line-break/><text:line-break/></text:span>不知道各位聽了有何感想？媽的，齷齪，下流，這樣也叫打仗嗎？這恰恰是歐巴馬上台後大力推行的<text:span text:style-name="T3"><text:s/>"</text:span>打仗<text:span text:style-name="T3">" </text:span>模式。無人飛機的使用及攻擊次數與傷亡人數，遠超過歷年來的總和好幾倍。<text:span text:style-name="T3"><text:line-break/><text:line-break/></text:span>不用上戰場，每天朝九晚五來上班，遲到一點沒關係，反正今天要殺的業績殺完就能下班了。打開音響，來一點古典音樂，泡一杯香噴噴的咖啡，一邊喝一邊爽，一邊殺敵，維護世界和平。<text:span text:style-name="T3"><text:line-break/><text:line-break/></text:span>老闆會給你一份黑名單，誰會被列在上面不知道，根據什麼標準也不能說，美國官方表示，列入標準不能公開，否則將有利於敵人。簡單說，只要兩三個人關起門來，就能決定誰是美國的敵人，誰該殺，完全不須接受媒體或公眾監督。<text:span text:style-name="T3"><text:line-break/><text:line-break/></text:span>而且，敵人走到哪就殺到哪，不管旁邊有多少其他人的存在也照樣投彈。甚至連一般民間集會都有可能被<text:span text:style-name="T3">"</text:span>誤判<text:span text:style-name="T3">" </text:span>為反美集會或恐怖份子在開會，於是里民大會也炸，結婚娶新娘的婚宴也炸，基本精神是<text:span text:style-name="T3">:</text:span>寧可錯殺一百，絕不放過一個，所謂誤殺率約八成多。為了殺一人，可以不管男女老幼抓十人來陪葬。甚至連救援車輛來載送病患就醫，照樣追殺繼續炸到死。<text:span text:style-name="T3"><text:line-break/><text:line-break/></text:span>重點是，這不光是誤不誤殺的問題，重點是，有人這樣在打仗的嗎？美國可以允許中國的無人飛機也去美國領土四處消滅中國認定的國家敵人而且寧可錯殺一百絕不放過一個嗎？炸教堂，因為裏面有疑似恐怖份子，炸婚禮，因為誰知道是不是假結婚，誰知道裏面是不是有恐怖份子在陰謀策劃什麼活動？炸里民大會，那麼多人開什麼會，先炸再說。<text:span text:style-name="T3"><text:line-break/><text:line-break/></text:span>美國如果可以允許別的國家也在他們的領土上這樣做，那我就沒話可說。</text:p>
      <text:p text:style-name="P4"/>
      <text:p text:style-name="P1"><text:span text:style-name="T1">良哲</text:span><text:s/>  |  2013.03.28 00:28   |   <text:a xlink:type="simple" xlink:href="http://palinfo.habago.org/Entry?Command=Information_PrintForum&amp;iPage=477#FORUM31898"><text:span text:style-name="T2">#</text:span></text:a></text:p>
      <text:p text:style-name="P2">左右看：美國無人機爭議不斷<text:span text:style-name="T3"><text:line-break/><text:line-break/></text:span>左看：強暴待人<text:span text:style-name="T3"><text:s/></text:span>流無辜人的血<text:span text:style-name="T3"><text:line-break/><text:line-break/></text:span>據英國民間團體「新聞調查局」估計，美國近年來在巴基斯坦、葉門、索馬利亞等地所進行的無人機殺人行動，總計死亡人數已達<text:span text:style-name="T3">7</text:span>千人以上。單是<text:span text:style-name="T3">CIA</text:span>主導在針對巴基斯坦的襲擊，自<text:span text:style-name="T3">2004</text:span>至今已達<text:span text:style-name="T3">366</text:span>次，導致<text:span text:style-name="T3">2,537</text:span>到<text:span text:style-name="T3">3,581</text:span>人死亡，其中包括<text:span text:style-name="T3">411</text:span>到<text:span text:style-name="T3">884</text:span>名平民與<text:span text:style-name="T3">168</text:span>到<text:span text:style-name="T3">197</text:span>名兒童，傷者則有<text:span text:style-name="T3">1,174</text:span>到<text:span text:style-name="T3">1,465</text:span>人。<text:span text:style-name="T3"><text:line-break/><text:line-break/></text:span>試想，假若執行無人機任務的是朝鮮或是伊朗，不要說是攻擊，單單無人機飛過他國領空，必遭嚴正應對，小則示警大則攻擊，全球主流輿論也必將抨擊它們藉故挑釁破壞和平。朝鮮與伊朗總被看成是邪惡軸心與麻煩製造者，但那個無數次侵門踏戶進出他國，視反抗者與老弱婦孺無辜者的生命為無物，總以維護和平為名追殺異己的真正的麻煩製造者和平破壞者，卻不受眾人同等關切。<text:span text:style-name="T3"><text:line-break/><text:line-break/></text:span>無人機行動已引起聯合國人權理事會注意，正由人權與反恐事務調查員埃默森著手調查，初步認定美國此舉未獲巴基斯坦等國授權，擅自闖入他國領域行使武力，是為嚴重侵害他國主權。美國這個當代霸主，對外肆意發動殺戮，對內毀壞自身法制，力道愈來愈增強，手法愈來愈不受控制，總以強暴待人，不惜流無辜人的血，這才是需要吾人直面的和平危機。<text:span text:style-name="T3"><text:line-break/></text:span>陳良哲／研究生<text:span text:style-name="T3"><text:line-break/><text:line-break/><text:line-break/></text:span>右看：有所關聯<text:span text:style-name="T3"><text:s/></text:span>百姓也成疑犯<text:span text:style-name="T3"><text:line-break/><text:line-break/></text:span>你即便擁有公民權，國家仍可派人殺你，在你未進行任何武裝行動之前。按理說，這是暗殺，是見不得人的事，是不能公開的，它是未經公開審判的處決，因而總是透過特務組織或外圍團體針對特定個人而為。但這樣的行為，近年來已被美國政府視為合法，只要它認定你是恐怖分子，或與恐怖組織有所關聯，視同參與作戰，就會由形象最為開明的歐巴馬總統批准暗殺計畫，接著無人機就會飛到你頭頂，瞄準、發射，任務完成。<text:span text:style-name="T3"><text:line-break/><text:line-break/></text:span>是的，「有所關聯」，即便不曾參與武裝行動，不過是提供金錢資助，也會被列入襲擊獵殺名單。是的，「有所關聯」，只要你是處於無人機攻擊目的附近的少青中壯老年男性，都被美國視為敵方戰鬥人員，都是無人機可攻擊的對象。這種寬廣的資格認定與對法令的擴大解釋，包括無人機在海外殺害美國公民的事件，正是美國參議員於月初杯葛布倫南接任中情局長的緣故。<text:span text:style-name="T3"><text:line-break/><text:line-break/></text:span>後來雖有司法部長寫信背書，說絕不會發生無人機在美國境內攻擊未參與作戰的公民，但其實美國國土安全部早已作起無人機的生意，委外生產捕食者無人機：可不分日夜判斷對方是否攜帶武器，也可由手機訊號定位對方。美國的無人機原本是用來對外反恐，只是沒想到伴隨而來的，竟是連自身百姓也成了潛在的恐怖分子。<text:span text:style-name="T3"><text:line-break/></text:span>詹奕宏／文字工作者</text:p>
      <text:p text:style-name="P1"><text:span text:style-name="T1">陳真</text:span><text:s/>  |  2013.03.27 20:01   |   <text:a xlink:type="simple" xlink:href="http://palinfo.habago.org/Entry?Command=Information_PrintForum&amp;iPage=477#FORUM31897"><text:span text:style-name="T2">#</text:span></text:a></text:p>
      <text:p text:style-name="P5">鳳凰的<text:span text:style-name="T3"><text:s/>"</text:span>今日看世界<text:span text:style-name="T3">" </text:span>是連我這樣一個對現實問題不感興趣的人都會忍不住把它看完並且會錄下來的節目<text:span text:style-name="T3">,</text:span>但我其實還是盡量不看鳳凰的任何一個節目<text:span text:style-name="T3">,</text:span>特別是冷暖人生<text:span text:style-name="T3">,</text:span>因為看了會受到很大的衝擊<text:span text:style-name="T3">,</text:span>會影響我光明燦爛的前途<text:span text:style-name="T3">,</text:span>甚至很可能會害我做出對自己不利的傻事<text:span text:style-name="T3">. </text:span>我已經飽受其害<text:span text:style-name="T3">,</text:span>所以忍了五年不看冷暖人生等節目<text:span text:style-name="T3">,</text:span>但我還是一樣每一集都錄<text:span text:style-name="T3">,</text:span>我希望它能傳給後人看<text:span text:style-name="T3">,</text:span>看看會不會有傻帽會受到它的影響<text:span text:style-name="T3">.<text:line-break/><text:line-break/></text:span>鳳凰的節目跟台灣的節目真的是完全兩種極端<text:span text:style-name="T3">,</text:span>前者平實可信內容豐富精緻用心<text:span text:style-name="T3">,</text:span>充滿詩意和感情<text:span text:style-name="T3">,</text:span>不卑不亢<text:span text:style-name="T3">,</text:span>不誇大<text:span text:style-name="T3">,</text:span>不造謠<text:span text:style-name="T3">,</text:span>不預設立場<text:span text:style-name="T3">,</text:span>不搞一面倒的宣傳<text:span text:style-name="T3">,</text:span>沒有齷齪惡心的修辭<text:span text:style-name="T3">,</text:span>而後者卻低能到爆<text:span text:style-name="T3">,</text:span>整天正妹爆奶或是什麼奇人異事網友說這樣網友説那樣<text:span text:style-name="T3">,</text:span>整天<text:span text:style-name="T3">kuso</text:span>這個<text:span text:style-name="T3">kuso</text:span>那個<text:span text:style-name="T3">,</text:span>就算是正經節目也一樣<text:span text:style-name="T3">,</text:span>不管多麼好的人事物一旦被報導便不堪入目<text:span text:style-name="T3">,</text:span>猥瑣智障<text:span text:style-name="T3">,</text:span>充滿八卦式侵略性<text:span text:style-name="T3">,</text:span>而且報導者總是要努力灌輸你某種低能到爆的特定單一白癡結論<text:span text:style-name="T3">,</text:span>而且保證完全沒有任何可信度可言<text:span text:style-name="T3">,</text:span>你幾乎無法相信台灣節目所講的每一句話<text:span text:style-name="T3">,</text:span>更不用說引用了<text:span text:style-name="T3">. </text:span>而且台灣記者做節目或做報導任何一點用功都不需要<text:span text:style-name="T3">,</text:span>甚至連辦公室都不必踏出一步<text:span text:style-name="T3">,</text:span>更不用親赴戰地或各地事件現場<text:span text:style-name="T3">,</text:span>只要到網路搜尋什麼網友<text:span text:style-name="T3">kuso</text:span>影片就可以做出一個節目或報導了<text:span text:style-name="T3">.<text:line-break/><text:line-break/></text:span>以下是鳳凰今日看世界有關無人飛機的節目<text:span text:style-name="T3">,</text:span>強烈建議你一定要看<text:span text:style-name="T3">.<text:line-break/><text:line-break/>http://big5.ifeng.com/gate/big5/v.ifeng.com/mil/arms/201302/33e8e294-838e-4479-b1c7-525be492bb84.shtml</text:span></text:p>
      <text:p text:style-name="P1"><text:span text:style-name="T1">鑑慧</text:span><text:s/>  |  2013.03.26 15:32   |   <text:a xlink:type="simple" xlink:href="http://palinfo.habago.org/Entry?Command=Information_PrintForum&amp;iPage=477#FORUM31896"><text:span text:style-name="T2">#</text:span></text:a></text:p>
      <text:p text:style-name="P2">英國一新聞調查社<text:span text:style-name="T3">Bureau for Investigative Journalism</text:span>估計，美國自<text:span text:style-name="T3">2004</text:span>年以來使用無人飛機在巴基斯坦殺害了至少<text:span text:style-name="T3">3105</text:span>人，其中多為平民，僅有少於<text:span text:style-name="T3">2%</text:span>的受害者為原先預設之高階目標。無人飛機的使用頻率和傷害規模尤其自<text:span text:style-name="T3">2008</text:span>年歐巴馬上任以來，顯著提升。無人飛機攻擊模糊化了戰爭與暗殺的區隔，規避了國家軍事機器所應受的合法監督，讓國家高層得以任意殺戮。所謂草菅人命，莫此為甚。<text:span text:style-name="T3"><text:line-break/><text:line-break/></text:span>連結是個緩慢無聲的動畫，紀載了美國的無人飛機自<text:span text:style-name="T3">2004</text:span>年以來在巴基斯坦所從事的死亡攻擊。<text:span text:style-name="T3"><text:line-break/>http://www.guardian.co.uk/news/datablog/interactive/2013/mar/25/drone-attacks-pakistan-visualised</text:span></text:p>
      <text:p text:style-name="P1"><text:span text:style-name="T1">陳真</text:span><text:s/>  |  2013.03.26 15:29   |   <text:a xlink:type="simple" xlink:href="http://palinfo.habago.org/Entry?Command=Information_PrintForum&amp;iPage=477#FORUM31895"><text:span text:style-name="T2">#</text:span></text:a></text:p>
      <text:p text:style-name="P5">親中統媒在抹黑咱正港ㄟ台灣城市<text:span text:style-name="T3">,</text:span>抹黑幾十年來正港ㄟ台灣郎選出來的歷屆台灣郎市長<text:span text:style-name="T3">.<text:line-break/><text:line-break/></text:span>這麼可怕的一個宛如垃圾般的城市<text:span text:style-name="T3">,</text:span>人渣橫行街頭<text:span text:style-name="T3">,</text:span>為所欲為<text:span text:style-name="T3">,</text:span>而且幾乎完全找不到可以讓人走路的走廊或人行道<text:span text:style-name="T3">,</text:span>行人機車和汽車完全混雜在快車道上<text:span text:style-name="T3">,</text:span>道路坑坑洞洞<text:span text:style-name="T3">,</text:span>各種所謂政府設施或公共建設形同虛設<text:span text:style-name="T3">,</text:span>例如沒有公車系統<text:span text:style-name="T3">,</text:span>公車是有啦<text:span text:style-name="T3">,</text:span>你也可以等<text:span text:style-name="T3">,</text:span>但很可能要等上一小時<text:span text:style-name="T3">,</text:span>就算車子來了也不一定會停<text:span text:style-name="T3">,</text:span>就算停了你也不一定追得上<text:span text:style-name="T3">,</text:span>這樣一種可怕到爆的城市<text:span text:style-name="T3">,</text:span>幾乎所有有關市政的民調卻跡近滿分<text:span text:style-name="T3">,</text:span>勇冠全國<text:span text:style-name="T3">. </text:span>為什麼<text:span text:style-name="T3">? </text:span>因為歷年來都是咱勇敢ㄟ台灣郎選出來的正港ㄟ台灣郎市長<text:span text:style-name="T3">.<text:line-break/><text:line-break/></text:span>正港ㄟ台灣郎既然如此滿意<text:span text:style-name="T3">,</text:span>那你還能說什麼<text:span text:style-name="T3">? </text:span>但我保證我會盡一切努力在兩三年內脫離台南這個可怕的地獄<text:span text:style-name="T3">. </text:span>生平住過台灣一共<text:span text:style-name="T3"><text:s/>13</text:span>個縣市<text:span text:style-name="T3">,</text:span>真沒想到台南竟然會有一天變成如今這樣一種面貌<text:span text:style-name="T3">.<text:line-break/><text:line-break/></text:span>陳真<text:span text:style-name="T3"><text:line-break/><text:line-break/>===========<text:line-break/></text:span>負債多<text:span text:style-name="T3"><text:s/></text:span>南市府八月後恐難發薪<text:span text:style-name="T3"><text:line-break/><text:line-break/></text:span>鄭德政<text:span text:style-name="T3"><text:s/>| </text:span>臺灣時報<text:span text:style-name="T3"><text:s/>– 2013</text:span>年<text:span text:style-name="T3">3</text:span>月<text:span text:style-name="T3">26</text:span>日<text:span text:style-name="T3"><text:line-break/><text:line-break/>....</text:span>〔記者鄭德政南市報導〕市府財政處長張紹源上周稱，欠債達九百四十二億元的台南市政府，若財政收支劃分法未通過，且沒有其他收入來源，今年八月後可能發不出薪水，這對升格為直轄市的台南人簡直當頭棒喝，台南市不僅是五都之末，且可能倒閉。<text:span text:style-name="T3"><text:line-break/><text:line-break/></text:span>　台南市政監督聯盟楊澤泉指出，事實上，歷屆市長缺乏改革之心，龐大的人事費用只增不減，不惜債留子孫的心態下，在沒有良好建設情況下，累積近千億元負債。不思改革衹期待修改債務法、財收法，試想，台南市即使債務法通過，也只能增加四百八十億元的上限額度，何況又不是不用還。<text:span text:style-name="T3"><text:line-break/><text:line-break/></text:span>　楊澤泉說，台南市合併升格後，本質不變。市府一０二年度預算員額一萬五千一百四十二人，教育局一萬三千九百十三人，台南市府有近四萬名員工，每年支付四百四十三億元，較之市府稅課收入四百零八億元還多。這尚不包括市府年支出四點二億元，三千多人約聘僱人員費用。<text:span text:style-name="T3"><text:line-break/><text:line-break/></text:span>　台南市政府今年二百二十七億元資本支出，幾乎全仰賴中央補助款二百八十三億元，若中央補助款從缺，台南市建設歸零。試想，台南市今年度預算經常門六百四十二億元，資本門二百二十七億元，沒有積極改革台南根本沒有未來。<text:span text:style-name="T3"><text:line-break/><text:line-break/></text:span>　賴市長未把握升格的「轉骨階段」改造台南，衹作表面工作，勢必成為歷史罪人。賴市長應認清高民調是市民的高度期待，而不是市政績效高，試問台南的市政建設何足誇人？路無三里直，地無三里平，人無三兩銀。工作無著落，攤販滿街是，台南客運倒了，機場商店無人願進駐；他問，台南市升格，改革何在？台南市的希望何在？<text:span text:style-name="T3"><text:line-break/><text:line-break/>..</text:span></text:p>
      <text:p text:style-name="P1"><text:span text:style-name="T1">陳真</text:span><text:s/>  |  2013.03.26 12:03   |   <text:a xlink:type="simple" xlink:href="http://palinfo.habago.org/Entry?Command=Information_PrintForum&amp;iPage=477#FORUM31892"><text:span text:style-name="T2">#</text:span></text:a></text:p>
      <text:p text:style-name="P2">以前每次暑假返台數天後又再回到英國時，總感覺就像魚終於又回到海裏一樣。英國這片海，魚與魚之間並沒有特別親切友善，但至少你游你的，我游我的，誰也不理誰；我的泳姿如何、體態如何，有沒有這樣那樣等等，別的魚絲毫不感興趣，他不會因為你這樣那樣而多看你一眼。<text:span text:style-name="T3"><text:line-break/><text:line-break/></text:span>當他從你身旁游過時，輕輕柔柔幾乎不會發出一點聲音，一旦稍微接近你的勢力範圍時就好像靠近神殿一樣小心翼翼，歹勢、對不起、<text:span text:style-name="T3">excuse me</text:span>地說個不停，他絕不會問你：ㄟ<text:span text:style-name="T3">!</text:span>你的鰭怎麼長這樣？你的鰓怎麼不去染個什麼顏色？你怎麼不往哪邊游？怎麼游那麼慢？人家誰誰誰都已經游到哪裡了等等，別的魚絕不會<text:span text:style-name="T3"><text:s/>"</text:span>你這樣你那樣<text:span text:style-name="T3">" </text:span>粗暴地對你指指點點。<text:span text:style-name="T3"><text:line-break/><text:line-break/></text:span>在台灣卻像個叢林，四周滿佈獵人，只要一出洞口見人見光，我就充滿極度恐懼，因為隨時會有各種突如其來的驚嚇場面，連到餐廳吃頓飯都很害怕，因為你不知道旁人隨時可能做出什麼令人、我是說令鬼驚嚇的舉動，例如突然爆出巨大音量，突然飄來一股屁味，或是被迫聆聽彷彿發表政見般、彷彿正在進行劇烈爭鬥那樣的所謂談話。社交場合更可怕，我看上帝的最後審判如果來臨，也不至於比社交審判式問話更令人恐懼。<text:span text:style-name="T3"><text:line-break/><text:line-break/></text:span>這個叢林社會，你不知道獵人的箭從四面八方哪個地方突然就會射過來，如此飽受驚嚇，讓我很想永遠就住在洞裏不出來。有時被迫偽裝成人樣，一出洞口短短幾步路，很可能就馬上萬箭穿心。<text:span text:style-name="T3"><text:line-break/><text:line-break/></text:span>所謂人鬼殊途，鬼的世界跟人的世界長得完全不一樣，人類不在乎的小事，對鬼來說經常是大事，反之亦然；人類亟欲親近的珍寶，對鬼而言卻很可能逃之唯恐不及。對人來說幾乎無法察覺的影像、聲音、事物，對鬼來說卻往往如此鮮明而巨大。<text:span text:style-name="T3"><text:line-break/><text:line-break/></text:span>前天站樁結束，為了有事趕回家，頭一回自己一個人搭高鐵返回，因為是用餐時間，整個車廂都是令人、我是說令鬼作嘔的雞腿味與豬肉排骨味，實在很想吐，於是我就跑到車廂走道往門縫努力吸取車外新鮮空氣，車掌小姐說這樣很危險，要我返回座位，在無路可逃的狀況下，最後我只好躲進廁所，要是再逼我回座位，難道要我跳車逃走？<text:span text:style-name="T3"><text:line-break/><text:line-break/></text:span>從來就是鬼怕人而不是人怕鬼，鬼若不是因為怕人怕光，他不會晝伏夜出，不會躲在陰暗的角落唱歌。哪怕只是一個張牙舞爪的人類侵略性眼神，都能把鬼嚇出一身冷汗。<text:span text:style-name="T3"><text:line-break/><text:line-break/></text:span>為鬼請命，懇求各位放了鬼一馬，安靜一點，輕柔一點，燈光開小一點，音量低一點，給他留條生路吧。這版面就好像陰陽世界之間的唯一通路，希望它多一些敏感自閉的鬼氣，少一點張牙舞爪的人氣。喜歡人的氣味者，請前往<text:span text:style-name="T3">facebook</text:span>上去發揮人類專長。</text:p>
      <text:p text:style-name="P1"><text:span text:style-name="T1">陳真</text:span><text:s/>  |  2013.03.26 04:03   |   <text:a xlink:type="simple" xlink:href="http://palinfo.habago.org/Entry?Command=Information_PrintForum&amp;iPage=477#FORUM31891"><text:span text:style-name="T2">#</text:span></text:a></text:p>
      <text:p text:style-name="P5">下班時<text:span text:style-name="T3">,</text:span>我有看到一些無法理解的怪異留言<text:span text:style-name="T3">,</text:span>好像是說具有靈異體質<text:span text:style-name="T3">,</text:span>感受到日本核災<text:span text:style-name="T3">,</text:span>於是決定要認咱們當爹娘拯救世界云云<text:span text:style-name="T3">. </text:span>原本打算先留著<text:span text:style-name="T3">,</text:span>看看這究竟是在說什麼<text:span text:style-name="T3">. <text:line-break/><text:line-break/></text:span>重點是<text:span text:style-name="T3">: </text:span>這裏頭沒有任何一絲私事可言<text:span text:style-name="T3">,</text:span>自然也沒有所謂私事私了的問題<text:span text:style-name="T3">. <text:line-break/><text:line-break/></text:span>這說明了我反覆講過幾百萬遍的一件事<text:span text:style-name="T3">: </text:span>在任何公眾場合下<text:span text:style-name="T3">,</text:span>都不該涉及任何非公眾人物<text:span text:style-name="T3">,</text:span>因為那個被涉及的倒霉鬼將完全任人宰割任人想像任人推敲任人猜測任人議論任人誤解而完全不可能為自己做任何澄清或說明<text:span text:style-name="T3">. </text:span>世界上大概沒有比這更卑鄙更不對等的暴力了<text:span text:style-name="T3">.<text:line-break/><text:line-break/></text:span>因為<text:span text:style-name="T3">,</text:span>你怎麼可能說明或討論或澄清任何不可能說明不可能討論不可能澄清的事情或狀態<text:span text:style-name="T3">? </text:span>特別是你怎麼可能說明連你都一頭霧水完全無法理解的東西<text:span text:style-name="T3">? </text:span>你只能完全任人宰割任人想像任人推敲任人猜測任人議論任人誤解而完全不可能為自己做任何澄清或說明<text:span text:style-name="T3">. <text:line-break/><text:line-break/></text:span>這道理其實簡單到爆<text:span text:style-name="T3">,</text:span>根本一點都不難理解<text:span text:style-name="T3">,</text:span>可是<text:span text:style-name="T3">,</text:span>當自己不是受害者時<text:span text:style-name="T3">,</text:span>這道理似乎就好像變得很難被人理解似的<text:span text:style-name="T3">. <text:line-break/><text:line-break/></text:span>絕大多數旁觀者似乎完全不可能不產生推測或想像或猜疑或評論或問號<text:span text:style-name="T3">,</text:span>他們總是會以為這裏頭可能有著什麼不為外人知的私事<text:span text:style-name="T3">. </text:span>但就以此事為例<text:span text:style-name="T3">,</text:span>除了請這位留言者出面證明這裏頭沒有任何私事可言之外<text:span text:style-name="T3">,</text:span>被涉及的當事人還能說什麼<text:span text:style-name="T3">? </text:span>除了請這位留言者出面說明自己究竟是在幹什麼或說什麼之外<text:span text:style-name="T3">,</text:span>被涉及的當事人只能百口莫辯任人宰割任人想像任人推敲任人猜測任人議論任人誤解而完全不可能為自己做任何澄清或說明<text:span text:style-name="T3">. <text:line-break/><text:line-break/></text:span>有些人犯規是出於無心<text:span text:style-name="T3">,</text:span>有些是除於有意加惡意<text:span text:style-name="T3">,</text:span>但也有些人恐怕連自己在說什麼或做什麼自己也完全不知道<text:span text:style-name="T3">.<text:line-break/><text:line-break/></text:span>也許各位生性豁達<text:span text:style-name="T3">,</text:span>凡事大而化之<text:span text:style-name="T3">,</text:span>但我卻凡事小而大之<text:span text:style-name="T3">,</text:span>就像吸血鬼<text:span text:style-name="T3">,</text:span>就像<text:span text:style-name="T3">stoker</text:span>那樣<text:span text:style-name="T3">,</text:span>很龜毛<text:span text:style-name="T3">,</text:span>很敏感<text:span text:style-name="T3">,</text:span>很自閉<text:span text:style-name="T3">,</text:span>即便是細微到不能再細微的灰塵光影聲音<text:span text:style-name="T3">,</text:span>對我來說都非常強烈而巨大<text:span text:style-name="T3">,</text:span>彷彿連剝一個蛋殼的聲音都能讓我感到震耳欲聾<text:span text:style-name="T3">,</text:span>彷彿連一根汗毛的接觸都會讓我感到恐懼<text:span text:style-name="T3">,</text:span>彷彿連一片葉子的搖晃都能讓我振奮不已<text:span text:style-name="T3">,</text:span>彷彿我可以和一個標點符號共存亡<text:span text:style-name="T3">.<text:line-break/><text:line-break/></text:span>我並不是一生下來就知道自己是吸血鬼<text:span text:style-name="T3">,</text:span>而是在經歷許多可怕或可悲的遭遇後<text:span text:style-name="T3">,</text:span>我才知道原來我所聽到看到接觸到的聲音影像等等等<text:span text:style-name="T3">,</text:span>全然有異於人類<text:span text:style-name="T3">. </text:span>不但見人就怕<text:span text:style-name="T3">,</text:span>自慚形穢<text:span text:style-name="T3">,</text:span>連光都能使我感到疼痛<text:span text:style-name="T3">. </text:span>於是我拉起窗簾<text:span text:style-name="T3">,</text:span>拔掉電話<text:span text:style-name="T3">,</text:span>遮住鏡子<text:span text:style-name="T3">,</text:span>以免看到自己冒充人類不成的鬼樣會更加惆悵<text:span text:style-name="T3">,</text:span>然後就像尼采說的<text:span text:style-name="T3">,</text:span>躲進洞裏<text:span text:style-name="T3">,</text:span>學會如何自己舔舐療傷<text:span text:style-name="T3">,</text:span>治療人類社會打下的傷口<text:span text:style-name="T3">.</text:span></text:p>
      <text:p text:style-name="P1"><text:span text:style-name="T1">鄭啟承</text:span><text:s/>  |  2013.03.25 23:27   |   <text:a xlink:type="simple" xlink:href="http://palinfo.habago.org/Entry?Command=Information_PrintForum&amp;iPage=477#FORUM31890"><text:span text:style-name="T2">#</text:span></text:a></text:p>
      <text:p text:style-name="P2">不好意思，我刪掉了幾則不知所云的留言，私事請私了，不要在這個版面公開對任何個人做一些沒有公眾意義的請求或指教。</text:p>
      <text:p text:style-name="P1"><text:span text:style-name="T1">陳真</text:span><text:s/>  |  2013.03.25 00:17   |   <text:a xlink:type="simple" xlink:href="http://palinfo.habago.org/Entry?Command=Information_PrintForum&amp;iPage=477#FORUM31885"><text:span text:style-name="T2">#</text:span></text:a></text:p>
      <text:p text:style-name="P5">有人這麼說：<text:span text:style-name="T3">"</text:span>天才無須鼓勵，而是需要節制。<text:span text:style-name="T3">" </text:span>有能力訴說而不說，總是勝過一切雄辯滔滔。看慣了放縱的<text:span text:style-name="T3">park chan-wook</text:span>，乍看<text:span text:style-name="T3">stoker</text:span>有點不習慣。直到看了第二遍，特別是看到血灑花朵的最後一幕，真是感動到不行，得給它一個滿分才行，而且應該是<text:span text:style-name="T3">park chan-wook</text:span>最好的一部電影。想看的人至少得看兩遍，然後或許你才能看到很多原先看不到的東西。<text:span text:style-name="T3"><text:line-break/><text:line-break/>"I am not formed by things that are of myself alone" </text:span>是對白，主題曲應該叫<text:span text:style-name="T3"><text:s/>becomes the color</text:span>。歌詞說，沒有快樂生活，也沒有回家這回事；一切蛻變或覺悟似乎都是在痛苦中產生。<text:span text:style-name="T3"><text:line-break/><text:line-break/>We were ready to behave<text:line-break/>But there's no freedom<text:line-break/>w/out no cage<text:line-break/><text:line-break/>Whatever you think you've become<text:line-break/>Don't worry bout it dear it's where you come from.<text:line-break/><text:line-break/>O no no, save me from my misery<text:line-break/>There's no such, thing as living comfortably<text:line-break/>There's no such, thing as going home<text:line-break/>I'm not formed of myself alone<text:line-break/><text:line-break/></text:span>似乎所有形式的存在主義終究都只是在談<text:span text:style-name="T3"><text:s/>"</text:span>回家<text:span text:style-name="T3">" </text:span>這回事，但這些畢生在尋找<text:span text:style-name="T3"><text:s/>"</text:span>回家的路<text:span text:style-name="T3">" </text:span>的流浪者，最後似乎永遠都還是在路途中，飄泊天際。<text:span text:style-name="T3"><text:line-break/><text:line-break/></text:span>弔詭的是，他們的失敗，恰恰是他們唯一的成就所在。在許多痛苦到幾乎讓人承受不住的時候，我常想起齊克果的那句話，他說：<text:span text:style-name="T3">"</text:span>的確有這樣一種意義，唯有透過無意義方能成立。<text:span text:style-name="T3">" </text:span>也許，的確有這樣一種成功，唯有藉著失敗方能成就；就好像一個很愛說夢談夢的人，他說得越是神采飛揚，離夢越遠；唯有當他活得荒腔走板語無倫次，我們才會相信這個人真的活在夢裏。<text:span text:style-name="T3"><text:line-break/><text:line-break/></text:span>維根斯坦說，<text:span text:style-name="T3">"</text:span>哲學的最大成就就是放棄哲學。<text:span text:style-name="T3">"</text:span>。一個人神智清明地說夢談存在總是顯得很可疑，甚至很可笑，你怎麼可能在夢裏訴說自己的夢？你必須醒著，才有可能談論有關夢境的事，可當你總是如此清醒，夢在哪？你的安眠曲如果連自己都無法入睡，別人又怎麼會被你催眠？不是口口聲聲叫大家要活在夢裏嗎？怎麼搞得自己比誰還清醒？存在主義的特徵不就是反知識反學術嗎？怎麼搞得自己知識豐富學術精通？<text:span text:style-name="T3"><text:line-break/><text:line-break/></text:span>這在其它類型的知識或真理或許根本不是問題，但如果你所訴說的並不是一種客觀可認知的東西，而是一種從<text:span text:style-name="T3"><text:s/>"</text:span>我<text:span text:style-name="T3">" </text:span>的眼睛看出去的主觀世界，那麼，<text:span text:style-name="T3">"</text:span>真實性<text:span text:style-name="T3">"(authenticity)</text:span>便是一個罩門。<text:span text:style-name="T3"><text:line-break/><text:line-break/></text:span>維根斯坦說，<text:span text:style-name="T3">"</text:span>唯有當一個已經回到家的人，方才有可能說出真理<text:span text:style-name="T3">"</text:span>，就猶如<text:span text:style-name="T3"><text:s/>"</text:span>夢話<text:span text:style-name="T3">" </text:span>乃是唯有當你在睡夢中說出的話才叫夢話，其它時候講的話都不算，不具有夢話的<text:span text:style-name="T3">"</text:span>真實性<text:span text:style-name="T3">"</text:span>。你不可能神智清醒地說夢話，就如同你不可能在蒼白的文字與思想中創造生命的血肉一般。<text:span text:style-name="T3"><text:line-break/><text:line-break/></text:span>存在主義者總是寫一大堆，卻又羞於讓作品見人，維根斯坦撕掉燒掉的不算，光是留存的筆記就上千萬字，生前卻只出版了兩萬字；齊克果也一樣，才活了四十多歲就寫了厚厚幾十大冊塞滿我整個書架，而且寫多了怕褻瀆神明還經常搞匿名出版。<text:span text:style-name="T3"><text:line-break/><text:line-break/></text:span>一個老是說<text:span text:style-name="T3"><text:s/>"</text:span>存在先於本質<text:span text:style-name="T3">" </text:span>的人，他說得再好其實都比不上他放棄議論而好好去炒股票或打電動或幹啥都行，任何形式的生存血肉總是贏過蒼白的精妙議論。<text:span text:style-name="T3"><text:line-break/><text:line-break/></text:span>這樣一種主觀真理，這樣一些夢話，這樣一種句子，它之所以羞於見人，是因為這些句子恰恰就只是連結到說話者<text:span text:style-name="T3"><text:s/>"</text:span>這個人<text:span text:style-name="T3">" </text:span>自身特有的生命經驗上而不具有任何公眾意義。<text:span text:style-name="T3"><text:line-break/><text:line-break/></text:span>維根斯坦說，他寫的所有東西只是一種<text:span text:style-name="T3"><text:s/>"</text:span>私人日記<text:span text:style-name="T3">"</text:span>，記載著純粹屬於自己的痛苦，像是一種<text:span text:style-name="T3"><text:s/>"</text:span>自言自語<text:span text:style-name="T3">"</text:span>，或是頂多就好像對著某個人<text:span text:style-name="T3"><text:s/>"</text:span>竊竊私語<text:span text:style-name="T3">" </text:span>自己的胃病那樣；唯有跟他<text:span text:style-name="T3"><text:s/>"</text:span>呼吸著同樣空氣<text:span text:style-name="T3">"</text:span>的人，或者說，唯有跟他有著同樣生命困擾的人，或許才有閱讀這些<text:span text:style-name="T3"><text:s/>"</text:span>私人日記<text:span text:style-name="T3">" </text:span>的意義。<text:span text:style-name="T3"><text:line-break/><text:line-break/></text:span>電影中，女主角最後離開家，去哪不知道，也許離開家門去尋找回家的路，也許有一天，她終究還是會回到她當初離開的地方。<text:span text:style-name="T3"><text:line-break/><text:line-break/></text:span>陳真<text:span text:style-name="T3"><text:line-break/>===========<text:line-break/>http://www.youtube.com/watch?v=JeUETaQZivk<text:line-break/><text:line-break/>http://www.youtube.com/watch?v=LMN8uJNboSY<text:line-break/><text:line-break/>Becomes the Color<text:line-break/><text:line-break/>I became the color<text:line-break/>i become the daughter and the son<text:line-break/>When the feast is over<text:line-break/>welcome to another one<text:line-break/><text:line-break/>Lay my body down down<text:line-break/>down upon the water<text:line-break/>wrapped up in the clothes of my mother and my father<text:line-break/>o this is longing<text:line-break/>i want to be complete<text:line-break/>I was waiting round in a little jump seat<text:line-break/>i had a hunger<text:line-break/>a mouthful of interludes<text:line-break/>Youll do anything just to get rescued<text:line-break/>I had longing<text:line-break/>isn't that the key<text:line-break/>take take taste taste sweet<text:line-break/>They said I'd gone south<text:line-break/>I'd gone asunder<text:line-break/>They don't know hunger or what I been under<text:line-break/>They were all laughing<text:line-break/>thought i was debris<text:line-break/>I was just free<text:line-break/><text:line-break/>We were ready to behave<text:line-break/>But there's no freedom<text:line-break/>w/out no cage<text:line-break/><text:line-break/>Whatever you think you've become<text:line-break/>Don't worry bout it dear it's where you come from.<text:line-break/><text:line-break/>O no no, save me from my misery<text:line-break/>There's no such, thing as living comfortably<text:line-break/>There's no such, thing as going home<text:line-break/>I'm not formed of myself alone<text:line-break/>All the other others they'll just fade to black<text:line-break/>When you think you have me's when i don't look back<text:line-break/>Keep on laughing, callin after me<text:line-break/>Keep on laughin, I'm just free<text:line-break/><text:line-break/>We were ready to behave<text:line-break/>But there's no freedom<text:line-break/>w/out no cage<text:line-break/><text:line-break/>Whatever you think you've become<text:line-break/>Don't worry bout it dear it's where you come from.</text:span></text:p>
      <text:p text:style-name="P1"><text:span text:style-name="T1">陳真</text:span><text:s/>  |  2013.03.24 04:36   |   <text:a xlink:type="simple" xlink:href="http://palinfo.habago.org/Entry?Command=Information_PrintForum&amp;iPage=477#FORUM31884"><text:span text:style-name="T2">#</text:span></text:a></text:p>
      <text:p text:style-name="P2"><text:span text:style-name="T3">(</text:span>續<text:span text:style-name="T3">)<text:line-break/><text:line-break/></text:span>前方的路如果沒有一點期待，日子真的是一種艱難。期待之物無須非凡，只消一盤不會太難吃而且不用趕時間的義大利麵便已足夠，當然，如果再加上一場電影會更好。再過<text:span text:style-name="T3">12</text:span>個鐘頭，我就會出現在電影院裏，看第二遍<text:span text:style-name="T3">stoker</text:span>，我在心裏、在稍後的夢裏倒數這一刻的到來。<text:span text:style-name="T3"><text:line-break/><text:line-break/>park chan-wook </text:span>的片我每一部都毫無保留地在當下便給予五顆星，唯獨這部<text:span text:style-name="T3">stoker</text:span>卻讓人遲疑。也許侯孝賢是對的，創作總是在背對著觀眾時產生。一個韓國導演，在眾人矚目下，乍然來到異國它鄉，投入一隻體制性大妖怪的懷抱，他還能保有多少創作活力？<text:span text:style-name="T3"><text:line-break/><text:line-break/></text:span>我不是說這電影不好，而是說，它似乎比以往作品多了一點精緻，卻付出喪失更多野蠻活力的代價。也許那不是因為好萊塢，而是因為他心裏有個希區考克的大師陰影；一個人不管幹啥，不但要忘了觀眾，偶像更該忘掉。不過，說到底，一個好導演就算閉著眼睛拍片也不可能拍出爛片。<text:span text:style-name="T3"><text:line-break/><text:line-break/>park chan-wook </text:span>的電影都很存在主義。<text:span text:style-name="T3">"</text:span>存在<text:span text:style-name="T3">"(being)</text:span>這種越是說不上來的東西，越難形諸影像聲音或文字。還記得蒙田那個故事嗎？一個成就非凡的貴族藝術家，在作品中歌頌那些跟他的生活相差十萬八千里的美好人事。他底下的男女佣人，對這位才華出眾的主人仰慕得不得了，但這卻反倒帶給主人一種很深的挫折與自貶，因為他的作品中所歌頌的對象恰恰是這些不識幾個大字的僕人們。<text:span text:style-name="T3"><text:line-break/><text:line-break/></text:span>也許這也是為什麼存在主義哲學家們個個努力否認自己是個存在主義者；似乎誰要是一承認，便無異等於否認了自己所創作的一切之<text:span text:style-name="T3"><text:s/>"</text:span>真實性<text:span text:style-name="T3">"(authenticity). "</text:span>存在<text:span text:style-name="T3">" </text:span>這東西恰恰是抗拒創作、排斥訴說與再現的。<text:span text:style-name="T3"><text:line-break/><text:line-break/></text:span>有些人介紹我時，會說耳東陳，真理的真，聽了很彆扭，笨蛋才在意什麼真理或真相，我只在乎真實。好人壞人無所謂，但你得先必須是個<text:span text:style-name="T3"><text:s/>"</text:span>人<text:span text:style-name="T3">"</text:span>。<text:span text:style-name="T3"><text:line-break/><text:line-break/></text:span>人不是生下來就是人，蝴蝶也不是生下來就是蝴蝶；年輕時的維根斯坦在戰場上不但誓願不傷人，而且主動尋死，他經常向上帝禱告說：<text:span text:style-name="T3">"</text:span>求主讓我能正視死亡，讓我從一條蟲變成一個人<text:span text:style-name="T3">"</text:span>。<text:span text:style-name="T3"><text:line-break/><text:line-break/></text:span>有不少存在主義哲學家，例如<text:span text:style-name="T3"><text:s/>sartre</text:span>，例如<text:span text:style-name="T3"><text:s/>heidegger</text:span>，或許認為存在既然涉及選擇，便很難和宗教特別是基督教取得概念上的一致性。但真的是這樣嗎？難道我不能只是選擇要不要屈服於人生宿命的主宰者？就像阿莫多瓦說的：<text:span text:style-name="T3">"</text:span>屈服吧，在人生的道路上。<text:span text:style-name="T3">" </text:span>難道我不能在認清自己的天性後，該變成什麼就變成什麼？套句高達的台詞：且讓殺人者去殺，愛人者去愛，讓萬物如其所是。<text:span text:style-name="T3"><text:line-break/><text:line-break/>stoker</text:span>的主題曲很好聽，覺得不好聽的可以來跟我退票。這曲子名字很長，叫<text:span text:style-name="T3"><text:s/>"I am not formed by things that are of myself alone." </text:span>光是這句話就夠可悲了。我們不可能選擇自己是什麼、將變成什麼，就像電影中說的，花朵亦無從選擇自己的顏色。我們能做的大概就只是認清自己是何種生物，然後選擇要不要盡量愉悅地順服上天的這項安排。<text:span text:style-name="T3"><text:line-break/><text:line-break/></text:span>這很重要。如果是一隻貓，就乖乖地喵喵喵，若硬要學狗叫，那真的是很變態；如果是隻猴子，就儘管去爬上爬下，而不要硬要學人家走路踢正步；那只是跟自己過不去，徒增笑柄。<text:span text:style-name="T3"><text:line-break/><text:line-break/></text:span>西方思想傳統中，<text:span text:style-name="T3">"</text:span>認識你自己<text:span text:style-name="T3">" </text:span>十分重要。你可以選擇認識，也可以選擇不去認識，但你終究無法選擇成為何等物種，改變不了身上的基因。</text:p>
      <text:p text:style-name="P1"><text:span text:style-name="T1">陳真</text:span><text:s/>  |  2013.03.22 21:52   |   <text:a xlink:type="simple" xlink:href="http://palinfo.habago.org/Entry?Command=Information_PrintForum&amp;iPage=477#FORUM31883"><text:span text:style-name="T2">#</text:span></text:a></text:p>
      <text:p text:style-name="P5">麥院長每天真的是日理萬機<text:span text:style-name="T3">,</text:span>平均一天要接或回大約<text:span text:style-name="T3">50</text:span>通病患電話<text:span text:style-name="T3">,</text:span>例如<text:span text:style-name="T3">:<text:line-break/><text:line-break/></text:span>病人甲<text:span text:style-name="T3">: </text:span>醫生<text:span text:style-name="T3">,</text:span>我為什麼剛才額頭中心點突然覺得有點癢癢<text:span text:style-name="T3">? </text:span>這要不要緊<text:span text:style-name="T3">? </text:span>我該怎麼辦<text:span text:style-name="T3">?<text:line-break/><text:line-break/></text:span>麥<text:span text:style-name="T3">: </text:span>你就哪裡癢就抓哪裡就好了<text:span text:style-name="T3">.<text:line-break/><text:line-break/></text:span>病人甲<text:span text:style-name="T3">: </text:span>是這樣嗎<text:span text:style-name="T3">? </text:span>可是為什麼會癢<text:span text:style-name="T3">?<text:line-break/><text:line-break/></text:span>麥<text:span text:style-name="T3">: </text:span>這個原因很多<text:span text:style-name="T3">,</text:span>因為我們人是活的<text:span text:style-name="T3">,</text:span>有時這裏癢一下那裡癢一下沒關係<text:span text:style-name="T3">.<text:line-break/><text:line-break/></text:span>甲<text:span text:style-name="T3">: </text:span>真的沒關係嗎<text:span text:style-name="T3">? </text:span>我有上網去查<text:span text:style-name="T3">,</text:span>會不會是氣血不流通<text:span text:style-name="T3">?<text:line-break/><text:line-break/></text:span>麥<text:span text:style-name="T3">: </text:span>反正就是沒關係<text:span text:style-name="T3">,</text:span>抓一抓癢就好了<text:span text:style-name="T3">.<text:line-break/><text:line-break/></text:span>甲<text:span text:style-name="T3">: </text:span>真的沒關係嗎<text:span text:style-name="T3">? </text:span>那為什麼剛好在額頭中心點<text:span text:style-name="T3">?<text:line-break/><text:line-break/></text:span>麥<text:span text:style-name="T3">: </text:span>癢了幾次<text:span text:style-name="T3">?<text:line-break/><text:line-break/></text:span>甲<text:span text:style-name="T3">: </text:span>就剛剛癢一次我就嚇到了<text:span text:style-name="T3">,</text:span>所以趕快打電話來問你<text:span text:style-name="T3">. </text:span>是不是藥的副作用<text:span text:style-name="T3">? <text:line-break/><text:line-break/></text:span>麥<text:span text:style-name="T3">: </text:span>不是副作用<text:span text:style-name="T3">.<text:line-break/><text:line-break/></text:span>甲<text:span text:style-name="T3">: </text:span>那為什麼之前沒有癢<text:span text:style-name="T3">,</text:span>剛才就癢了一下<text:span text:style-name="T3">.<text:line-break/><text:line-break/></text:span>麥<text:span text:style-name="T3">: </text:span>這不是什麼症狀<text:span text:style-name="T3">,</text:span>每個人都會癢<text:span text:style-name="T3">.<text:line-break/><text:line-break/></text:span>甲<text:span text:style-name="T3">: </text:span>可是為什麼剛好癢在額頭中心點<text:span text:style-name="T3">?<text:line-break/><text:line-break/></text:span>麥<text:span text:style-name="T3">: </text:span>這沒有什麼為什麼<text:span text:style-name="T3">,</text:span>任何地方都可能癢<text:span text:style-name="T3">.<text:line-break/><text:line-break/></text:span>甲<text:span text:style-name="T3">: </text:span>可是我為什麼剛好在額頭中心點癢了一下<text:span text:style-name="T3">.<text:line-break/><text:line-break/></text:span>麥<text:span text:style-name="T3">: </text:span>那現在還癢嗎<text:span text:style-name="T3">?<text:line-break/><text:line-break/></text:span>甲<text:span text:style-name="T3">: </text:span>癢了幾秒鐘<text:span text:style-name="T3">,</text:span>我怕等一下是不是又會癢<text:span text:style-name="T3">,</text:span>是不是血塊塞住<text:span text:style-name="T3">? </text:span>我需不需要現在再過去讓你做神經學檢查<text:span text:style-name="T3">?<text:line-break/><text:line-break/></text:span>麥<text:span text:style-name="T3">: </text:span>不用不用<text:span text:style-name="T3">. <text:line-break/><text:line-break/></text:span>甲<text:span text:style-name="T3">: </text:span>可是<text:span text:style-name="T3">.....<text:line-break/><text:line-break/>(</text:span>講不完<text:span text:style-name="T3">,</text:span>費很大力氣才掛掉電話<text:span text:style-name="T3">)<text:line-break/><text:line-break/></text:span>病人乙<text:span text:style-name="T3">: </text:span>醫生<text:span text:style-name="T3">,</text:span>我為什麼這兩天很口渴<text:span text:style-name="T3">?<text:line-break/><text:line-break/></text:span>麥<text:span text:style-name="T3">: </text:span>因為這兩天很熱<text:span text:style-name="T3">.<text:line-break/><text:line-break/></text:span>乙<text:span text:style-name="T3">: </text:span>那我該怎麼辦<text:span text:style-name="T3">?<text:line-break/><text:line-break/></text:span>麥<text:span text:style-name="T3">: </text:span>那就多喝水<text:span text:style-name="T3">.<text:line-break/><text:line-break/></text:span>乙<text:span text:style-name="T3">: </text:span>但我不喜歡喝水<text:span text:style-name="T3">. <text:line-break/><text:line-break/></text:span>麥<text:span text:style-name="T3">: </text:span>那我也沒辦法<text:span text:style-name="T3">.<text:line-break/><text:line-break/></text:span>乙<text:span text:style-name="T3">: </text:span>是不是吃藥引起的<text:span text:style-name="T3">?<text:line-break/><text:line-break/></text:span>麥<text:span text:style-name="T3">: </text:span>這些藥並沒有口渴方面的副作用<text:span text:style-name="T3">.<text:line-break/><text:line-break/></text:span>乙<text:span text:style-name="T3">: </text:span>是是是<text:span text:style-name="T3">. </text:span>那為什麼會口渴<text:span text:style-name="T3">?<text:line-break/><text:line-break/></text:span>麥<text:span text:style-name="T3">: </text:span>口渴就喝水啊<text:span text:style-name="T3">.<text:line-break/><text:line-break/></text:span>乙<text:span text:style-name="T3">: </text:span>不是藥引起的<text:span text:style-name="T3">?<text:line-break/><text:line-break/></text:span>麥<text:span text:style-name="T3">:</text:span>這些藥並沒有口渴方面的副作用<text:span text:style-name="T3">.<text:line-break/><text:line-break/></text:span>乙<text:span text:style-name="T3">: </text:span>會不會跟其中有一顆白色的藥有關<text:span text:style-name="T3">?<text:line-break/><text:line-break/></text:span>麥<text:span text:style-name="T3">: </text:span>這些藥並沒有口渴方面的副作用<text:span text:style-name="T3">.<text:line-break/><text:line-break/></text:span>乙<text:span text:style-name="T3">: </text:span>是是是<text:span text:style-name="T3">. </text:span>那會不會是睡前那顆藍色的藥的關係<text:span text:style-name="T3">?<text:line-break/><text:line-break/></text:span>麥<text:span text:style-name="T3">: </text:span>我開給你的這兩種藥都沒有口渴方面的副作用<text:span text:style-name="T3">.<text:line-break/><text:line-break/></text:span>乙<text:span text:style-name="T3">: </text:span>是是是<text:span text:style-name="T3">. </text:span>那為什麼會口渴<text:span text:style-name="T3">?<text:line-break/><text:line-break/></text:span>麥<text:span text:style-name="T3">: </text:span>口渴不是很正常嗎<text:span text:style-name="T3">? </text:span>你平常不會口渴嗎<text:span text:style-name="T3">?<text:line-break/><text:line-break/></text:span>乙<text:span text:style-name="T3">: </text:span>也會<text:span text:style-name="T3">,</text:span>可是我怕吃藥口會更渴<text:span text:style-name="T3">.<text:line-break/><text:line-break/></text:span>麥<text:span text:style-name="T3">: </text:span>開給你的藥沒有這方面的副作用<text:span text:style-name="T3"><text:line-break/><text:line-break/></text:span>乙<text:span text:style-name="T3">: </text:span>是是是<text:span text:style-name="T3">. </text:span>那我如果少吃其中一種藥會不會比較不口渴<text:span text:style-name="T3">?<text:line-break/><text:line-break/></text:span>麥<text:span text:style-name="T3">: </text:span>為什麼要少吃其中一種藥<text:span text:style-name="T3">? </text:span>你的藥沒有這方面的副作用<text:span text:style-name="T3"><text:line-break/><text:line-break/></text:span>乙<text:span text:style-name="T3">: </text:span>是是是<text:span text:style-name="T3">. </text:span>那我口很渴怎麼辦<text:span text:style-name="T3">?<text:line-break/><text:line-break/></text:span>麥<text:span text:style-name="T3">: </text:span>那就喝水啊<text:span text:style-name="T3">.<text:line-break/><text:line-break/></text:span>乙<text:span text:style-name="T3">: </text:span>是是是<text:span text:style-name="T3">,</text:span>可是我不喜歡喝水<text:span text:style-name="T3">.<text:line-break/><text:line-break/></text:span>麥<text:span text:style-name="T3">: </text:span>那你希望我怎麼說<text:span text:style-name="T3">?<text:line-break/><text:line-break/></text:span>乙<text:span text:style-name="T3">: </text:span>有沒有什麼藥吃了比較不渴<text:span text:style-name="T3">?<text:line-break/><text:line-break/></text:span>麥<text:span text:style-name="T3">: </text:span>沒有那種藥<text:span text:style-name="T3">.<text:line-break/><text:line-break/></text:span>乙<text:span text:style-name="T3">: </text:span>那會不會是藥反而讓我口渴<text:span text:style-name="T3">?<text:line-break/><text:line-break/></text:span>麥<text:span text:style-name="T3">: </text:span>開給你吃的藥沒有這方面的副作用<text:span text:style-name="T3"><text:line-break/><text:line-break/></text:span>乙<text:span text:style-name="T3">: </text:span>是是是<text:span text:style-name="T3">,</text:span>那我不知道該怎麼辦<text:span text:style-name="T3">. </text:span>院長<text:span text:style-name="T3">,</text:span>那你看我應該停藥嗎<text:span text:style-name="T3">?<text:line-break/><text:line-break/></text:span>麥<text:span text:style-name="T3">: </text:span>你的藥沒有這方面的副作用<text:span text:style-name="T3"><text:line-break/><text:line-break/></text:span>乙<text:span text:style-name="T3">: </text:span>是是是<text:span text:style-name="T3">,</text:span>那我是不是一定要配開水吃藥<text:span text:style-name="T3">?<text:line-break/><text:line-break/></text:span>麥<text:span text:style-name="T3">: </text:span>對啊<text:span text:style-name="T3">.<text:line-break/><text:line-break/></text:span>乙<text:span text:style-name="T3">: </text:span>可是我又怕這樣會不會藥越吃越口渴<text:span text:style-name="T3">?<text:line-break/><text:line-break/></text:span>麥<text:span text:style-name="T3">: </text:span>你的藥沒有這方面的副作用<text:span text:style-name="T3"><text:line-break/><text:line-break/></text:span>乙<text:span text:style-name="T3">: </text:span>是是是<text:span text:style-name="T3">,</text:span>那一顆藍色的也不會渴嗎<text:span text:style-name="T3">?<text:line-break/><text:line-break/></text:span>麥<text:span text:style-name="T3">: </text:span>不會<text:span text:style-name="T3">,</text:span>你吃的這兩種藥都不會<text:span text:style-name="T3">.<text:line-break/><text:line-break/></text:span>乙<text:span text:style-name="T3">: </text:span>是是是<text:span text:style-name="T3">,</text:span>可是我同事說吃藥會口渴<text:span text:style-name="T3">.<text:line-break/><text:line-break/></text:span>麥<text:span text:style-name="T3">: </text:span>我開給你的藥沒有這方面的副作用<text:span text:style-name="T3"><text:line-break/><text:line-break/></text:span>乙<text:span text:style-name="T3">: </text:span>是是是<text:span text:style-name="T3">. </text:span>那我是不是要停藥還是換藥<text:span text:style-name="T3">?<text:line-break/><text:line-break/></text:span>麥<text:span text:style-name="T3">: </text:span>不用停藥或換藥<text:span text:style-name="T3">,</text:span>你就多喝開水就好了<text:span text:style-name="T3">.<text:line-break/><text:line-break/></text:span>乙<text:span text:style-name="T3">: </text:span>是是是<text:span text:style-name="T3">,</text:span>院長要我多喝水是不是因為這個藥會口渴<text:span text:style-name="T3">?<text:line-break/><text:line-break/></text:span>麥<text:span text:style-name="T3">: </text:span>我是說你口渴就喝水<text:span text:style-name="T3">,</text:span>跟藥一點關係都沒有<text:span text:style-name="T3">.<text:line-break/><text:line-break/></text:span>乙<text:span text:style-name="T3">: </text:span>是是是<text:span text:style-name="T3">,</text:span>那會不會以後藥越吃越渴<text:span text:style-name="T3">? </text:span>以後藥都堆積在體內了<text:span text:style-name="T3"><text:line-break/><text:line-break/></text:span>麥<text:span text:style-name="T3">: </text:span>不會有這個問題<text:span text:style-name="T3"><text:line-break/><text:line-break/></text:span>乙<text:span text:style-name="T3">: </text:span>是是是<text:span text:style-name="T3">,</text:span>我媽媽叫我少吃藥<text:span text:style-name="T3">,</text:span>院長那我應該少吃哪一顆<text:span text:style-name="T3">? <text:line-break/><text:line-break/></text:span>麥<text:span text:style-name="T3">: </text:span>你就照我開的這樣吃<text:span text:style-name="T3">.<text:line-break/><text:line-break/></text:span>乙<text:span text:style-name="T3">: </text:span>上個月有一顆粉紅的還有剩<text:span text:style-name="T3">,</text:span>我需要拿來吃嗎<text:span text:style-name="T3">?<text:line-break/><text:line-break/></text:span>麥<text:span text:style-name="T3">: </text:span>過去的藥跟現在無關<text:span text:style-name="T3">,</text:span>就照我這次開的藥吃<text:span text:style-name="T3">.<text:line-break/><text:line-break/></text:span>乙<text:span text:style-name="T3">: </text:span>可是<text:span text:style-name="T3">,</text:span>我想吃很久以前有一顆白的<text:span text:style-name="T3">.<text:line-break/><text:line-break/></text:span>麥<text:span text:style-name="T3">: </text:span>我不知道你説的什麼白的或紅的<text:span text:style-name="T3">,</text:span>就照我這次開的這樣吃<text:span text:style-name="T3">.<text:line-break/><text:line-break/></text:span>乙<text:span text:style-name="T3">: </text:span>是是是<text:span text:style-name="T3">,</text:span>那請問院長<text:span text:style-name="T3">,</text:span>哪一顆藥比較會口渴<text:span text:style-name="T3">?<text:line-break/><text:line-break/></text:span>麥<text:span text:style-name="T3">: </text:span>兩種都不會<text:span text:style-name="T3">.<text:line-break/><text:line-break/></text:span>乙<text:span text:style-name="T3">: </text:span>是是是<text:span text:style-name="T3">. </text:span>那一顆藍的是不是要換成上個月那顆白的<text:span text:style-name="T3">?<text:line-break/><text:line-break/></text:span>麥<text:span text:style-name="T3">: </text:span>不用換<text:span text:style-name="T3">,</text:span>為什麼要換<text:span text:style-name="T3">?<text:line-break/><text:line-break/></text:span>乙<text:span text:style-name="T3">: </text:span>是是是<text:span text:style-name="T3">,</text:span>兩種都不會口渴嗎<text:span text:style-name="T3">?<text:line-break/><text:line-break/></text:span>麥<text:span text:style-name="T3">: </text:span>是是是<text:span text:style-name="T3">,</text:span>都不會口渴<text:span text:style-name="T3">.<text:line-break/><text:line-break/></text:span>乙<text:span text:style-name="T3">: </text:span>可是我為什麼這兩天口很渴<text:span text:style-name="T3">?<text:line-break/><text:line-break/></text:span>麥<text:span text:style-name="T3">: </text:span>我還有很多病人在等<text:span text:style-name="T3">,</text:span>你要不要就多喝開水就好了<text:span text:style-name="T3">,</text:span>我沒法再講了<text:span text:style-name="T3">.<text:line-break/><text:line-break/></text:span>乙<text:span text:style-name="T3">: </text:span>是是是<text:span text:style-name="T3">,</text:span>那我需不需要換藥<text:span text:style-name="T3">?<text:line-break/><text:line-break/></text:span>麥<text:span text:style-name="T3">: </text:span>不需要<text:span text:style-name="T3">.<text:line-break/><text:line-break/></text:span>乙<text:span text:style-name="T3">: </text:span>那口渴的問題怎麼辦<text:span text:style-name="T3">?<text:line-break/><text:line-break/></text:span>麥<text:span text:style-name="T3">: </text:span>那就多喝水<text:span text:style-name="T3">.<text:line-break/><text:line-break/></text:span>乙<text:span text:style-name="T3">: </text:span>是因為這個藥所以需要多喝水嗎<text:span text:style-name="T3">?<text:line-break/><text:line-break/></text:span>麥<text:span text:style-name="T3">: </text:span>不是<text:span text:style-name="T3">,</text:span>你的藥完全沒有這方面的副作用<text:span text:style-name="T3">,</text:span>我是說口會渴就喝水<text:span text:style-name="T3">,</text:span>這有什麼好擔心<text:span text:style-name="T3">?<text:line-break/><text:line-break/></text:span>乙<text:span text:style-name="T3">: </text:span>口渴就是火氣大<text:span text:style-name="T3">,</text:span>中醫說西藥吃了會火氣上升<text:span text:style-name="T3">.<text:line-break/><text:line-break/></text:span>麥<text:span text:style-name="T3">: </text:span>總之你就是多喝水<text:span text:style-name="T3">.<text:line-break/><text:line-break/></text:span>乙<text:span text:style-name="T3">: </text:span>是是是<text:span text:style-name="T3">,</text:span>那是不是要換藥<text:span text:style-name="T3">?<text:line-break/><text:line-break/></text:span>麥<text:span text:style-name="T3">: </text:span>我已經說很多遍<text:span text:style-name="T3">,</text:span>你的藥沒有這方面的副作用<text:span text:style-name="T3"><text:line-break/><text:line-break/></text:span>乙<text:span text:style-name="T3">: </text:span>是是是<text:span text:style-name="T3">...<text:line-break/><text:line-break/>(</text:span>講不完<text:span text:style-name="T3">,</text:span>費很大力氣才掛掉電話<text:span text:style-name="T3">)<text:line-break/><text:line-break/></text:span>丙<text:span text:style-name="T3">: </text:span>醫生<text:span text:style-name="T3">,</text:span>為什麼我剛才注意力感覺好像無法集中<text:span text:style-name="T3">?<text:line-break/><text:line-break/></text:span>麥<text:span text:style-name="T3">: </text:span>剛才注意力無法集中是什麼意思<text:span text:style-name="T3">?<text:line-break/><text:line-break/></text:span>丙<text:span text:style-name="T3">: </text:span>就我剛剛注意到好像注意力不太集中<text:span text:style-name="T3">,</text:span>所以我就趕快打電話問你<text:span text:style-name="T3"><text:line-break/><text:line-break/></text:span>麥<text:span text:style-name="T3">: </text:span>這不要緊啊<text:span text:style-name="T3">.<text:line-break/><text:line-break/></text:span>丙<text:span text:style-name="T3">: </text:span>可是我剛剛覺得有一點恍神<text:span text:style-name="T3">,</text:span>還是我在打瞌睡<text:span text:style-name="T3">?<text:line-break/><text:line-break/></text:span>麥<text:span text:style-name="T3">: </text:span>剛剛你是在做什麼<text:span text:style-name="T3">?<text:line-break/><text:line-break/></text:span>丙<text:span text:style-name="T3">: </text:span>我躺在沙發上沒事做<text:span text:style-name="T3">.<text:line-break/><text:line-break/></text:span>麥<text:span text:style-name="T3">: </text:span>那你集中注意力要做什麼<text:span text:style-name="T3">?<text:line-break/><text:line-break/></text:span>丙<text:span text:style-name="T3">: </text:span>我沒有在做什麼<text:span text:style-name="T3">,</text:span>就剛才覺得自己注意力好像不集中<text:span text:style-name="T3"><text:line-break/><text:line-break/></text:span>麥<text:span text:style-name="T3">: </text:span>好<text:span text:style-name="T3">,</text:span>那沒事<text:span text:style-name="T3">.<text:line-break/><text:line-break/></text:span>丙<text:span text:style-name="T3">: </text:span>有沒有什麼藥可以吃了讓我喜歡工作<text:span text:style-name="T3">?<text:line-break/><text:line-break/></text:span>麥<text:span text:style-name="T3">: </text:span>沒有這種藥<text:span text:style-name="T3">.<text:line-break/><text:line-break/></text:span>丙<text:span text:style-name="T3">: </text:span>那我為什麼都不喜歡工作<text:span text:style-name="T3">?<text:line-break/><text:line-break/></text:span>麥<text:span text:style-name="T3">: </text:span>不喜歡工作很正常<text:span text:style-name="T3">.<text:line-break/><text:line-break/></text:span>丙<text:span text:style-name="T3">: </text:span>可是為什麼我們同事好像都很喜歡工作<text:span text:style-name="T3">.<text:line-break/><text:line-break/></text:span>麥<text:span text:style-name="T3">: </text:span>反正不管喜不喜歡工作都不是病<text:span text:style-name="T3">.<text:line-break/><text:line-break/></text:span>丙<text:span text:style-name="T3">: </text:span>可是我只要一想到明天又要去工廠上班就覺得很煩<text:span text:style-name="T3">.<text:line-break/><text:line-break/></text:span>麥<text:span text:style-name="T3">: </text:span>這些都不是醫療問題<text:span text:style-name="T3">,</text:span>大部份人都不喜歡自己的工作<text:span text:style-name="T3">.<text:line-break/><text:line-break/></text:span>丙<text:span text:style-name="T3">: </text:span>像我現在注意力又不集中了<text:span text:style-name="T3">,</text:span>你有沒有注意到<text:span text:style-name="T3">?<text:line-break/><text:line-break/></text:span>麥<text:span text:style-name="T3">: </text:span>電話中我看不到你的反應<text:span text:style-name="T3">. <text:line-break/><text:line-break/></text:span>丙<text:span text:style-name="T3">: </text:span>你不是說你開給我的藥可以改善注意力<text:span text:style-name="T3">?<text:line-break/><text:line-break/></text:span>麥<text:span text:style-name="T3">: </text:span>對<text:span text:style-name="T3">,</text:span>但是你兩天前才剛開始用藥<text:span text:style-name="T3">,</text:span>注意力不是一下子就能恢復<text:span text:style-name="T3">.<text:line-break/><text:line-break/></text:span>丙<text:span text:style-name="T3">: </text:span>那我明天什麼時候再打電話給你報告我的狀況<text:span text:style-name="T3">?<text:line-break/><text:line-break/></text:span>麥<text:span text:style-name="T3">: </text:span>不用每天一直跟我報告<text:span text:style-name="T3">,</text:span>抗憂鬱的藥需要一兩個月的時間才會發揮作用<text:span text:style-name="T3">.<text:line-break/><text:line-break/></text:span>丙<text:span text:style-name="T3">: </text:span>那我怎麼知道我注意力有沒有集中<text:span text:style-name="T3">? </text:span>我需要每天做記錄嗎<text:span text:style-name="T3">?<text:line-break/><text:line-break/></text:span>麥<text:span text:style-name="T3">: </text:span>不用<text:span text:style-name="T3">,</text:span>你就好好吃藥<text:span text:style-name="T3">,</text:span>自然就會改善<text:span text:style-name="T3">,</text:span>不用分分秒秒去注意<text:span text:style-name="T3">.<text:line-break/><text:line-break/></text:span>丙<text:span text:style-name="T3">: </text:span>醫生<text:span text:style-name="T3">,</text:span>你有沒有聽到我剛才吞了一下口水<text:span text:style-name="T3">?<text:line-break/><text:line-break/></text:span>麥<text:span text:style-name="T3">: </text:span>所以呢<text:span text:style-name="T3">?<text:line-break/><text:line-break/></text:span>丙<text:span text:style-name="T3">: </text:span>為什麼我自己吞口水也會注意到<text:span text:style-name="T3">,</text:span>那我是不是注意力太集中了<text:span text:style-name="T3">?<text:line-break/><text:line-break/></text:span>麥<text:span text:style-name="T3">: </text:span>那你就不用去管吞口水的事<text:span text:style-name="T3">.<text:line-break/><text:line-break/></text:span>丙<text:span text:style-name="T3">: </text:span>我現在又想吞口水<text:span text:style-name="T3">,</text:span>醫生<text:span text:style-name="T3">,</text:span>為什麼會這樣<text:span text:style-name="T3">? </text:span>我們人一天應該吞幾次口水<text:span text:style-name="T3">? </text:span>我會不會吞太多口水<text:span text:style-name="T3">?<text:line-break/><text:line-break/></text:span>麥<text:span text:style-name="T3">: </text:span>吞就吞<text:span text:style-name="T3">,</text:span>何必去擔心這些小事<text:span text:style-name="T3">? <text:line-break/><text:line-break/></text:span>丙<text:span text:style-name="T3">: </text:span>那為什麼我吹冷氣喉嚨就為癢癢<text:span text:style-name="T3">? </text:span>然後就想吞口水<text:span text:style-name="T3">.<text:line-break/><text:line-break/></text:span>麥<text:span text:style-name="T3">: </text:span>你一直在擔心這些事<text:span text:style-name="T3">,</text:span>有那麼重要嗎<text:span text:style-name="T3">?<text:line-break/><text:line-break/></text:span>丙<text:span text:style-name="T3">: </text:span>前天開始吃藥之後<text:span text:style-name="T3">,</text:span>昨天早上突然覺得腳底好像有一個地方麻麻的<text:span text:style-name="T3">,</text:span>這有要緊嗎<text:span text:style-name="T3">?<text:line-break/><text:line-break/></text:span>麥<text:span text:style-name="T3">: </text:span>這不要緊<text:span text:style-name="T3">.<text:line-break/><text:line-break/></text:span>丙<text:span text:style-name="T3">: </text:span>我今天白天一直打呵欠<text:span text:style-name="T3">,</text:span>這有要緊嗎<text:span text:style-name="T3">?<text:line-break/><text:line-break/></text:span>麥<text:span text:style-name="T3">: </text:span>這不要緊<text:span text:style-name="T3">.<text:line-break/><text:line-break/></text:span>丙<text:span text:style-name="T3">: </text:span>為什麼我會打呵欠<text:span text:style-name="T3">?<text:line-break/><text:line-break/></text:span>麥<text:span text:style-name="T3">: </text:span>我不知道為什麼<text:span text:style-name="T3">,</text:span>原因很多<text:span text:style-name="T3">,</text:span>但有時打呵欠有什麼好擔心<text:span text:style-name="T3">?<text:line-break/><text:line-break/></text:span>丙<text:span text:style-name="T3">: </text:span>我平常半夜都會起來小便也是正常的嗎<text:span text:style-name="T3">?<text:line-break/><text:line-break/></text:span>麥<text:span text:style-name="T3">: </text:span>正常<text:span text:style-name="T3">.<text:line-break/><text:line-break/></text:span>丙<text:span text:style-name="T3">: </text:span>是不是腎虛<text:span text:style-name="T3">? </text:span>要不要請你幫我驗腎功能<text:span text:style-name="T3">?<text:line-break/><text:line-break/></text:span>麥<text:span text:style-name="T3">: </text:span>你上個禮拜才驗過<text:span text:style-name="T3">,</text:span>不用再驗<text:span text:style-name="T3">.<text:line-break/><text:line-break/></text:span>丙<text:span text:style-name="T3">: </text:span>昨天去大賣場<text:span text:style-name="T3">,</text:span>人很多<text:span text:style-name="T3">,</text:span>感覺好像有看到一個黑影閃過<text:span text:style-name="T3">,</text:span>這是什麼問題<text:span text:style-name="T3">? </text:span>有要緊嗎<text:span text:style-name="T3">? </text:span>需不需要去看眼科<text:span text:style-name="T3">?<text:line-break/><text:line-break/></text:span>麥<text:span text:style-name="T3">: </text:span>如果沒有其它的症狀就不要緊<text:span text:style-name="T3">.<text:line-break/><text:line-break/></text:span>丙<text:span text:style-name="T3">: </text:span>為什麼我最近兩天都會想放屁<text:span text:style-name="T3">? </text:span>需不需要看胃腸科<text:span text:style-name="T3">?<text:line-break/><text:line-break/></text:span>麥<text:span text:style-name="T3">: </text:span>如果沒有其它的症狀就不要緊<text:span text:style-name="T3">.<text:line-break/><text:line-break/></text:span>丙<text:span text:style-name="T3">: </text:span>注意力要怎麼樣才叫集中<text:span text:style-name="T3">? </text:span>有沒有科學儀器可以檢查我的注意力<text:span text:style-name="T3">?<text:line-break/><text:line-break/></text:span>麥<text:span text:style-name="T3">: </text:span>如果不會影響你的工作或日常生活功能比方說開車<text:span text:style-name="T3">,</text:span>那就不用去管注意力的問題<text:span text:style-name="T3">. </text:span>這不需要儀器<text:span text:style-name="T3">.<text:line-break/><text:line-break/></text:span>丙<text:span text:style-name="T3">: </text:span>我的腳跟有個點會痛<text:span text:style-name="T3">,</text:span>紅紅的<text:span text:style-name="T3">,</text:span>是因為鞋子太緊嗎<text:span text:style-name="T3">? </text:span>這有沒有要緊<text:span text:style-name="T3">?<text:line-break/><text:line-break/></text:span>麥<text:span text:style-name="T3">: </text:span>我沒法再跟你講了<text:span text:style-name="T3">,</text:span>我還有很多病人要看<text:span text:style-name="T3">.<text:line-break/><text:line-break/></text:span>丙<text:span text:style-name="T3">: </text:span>其他病人有沒有跟我一樣的<text:span text:style-name="T3">?<text:line-break/><text:line-break/></text:span>麥<text:span text:style-name="T3">: </text:span>有<text:span text:style-name="T3">,</text:span>很多都跟你一樣<text:span text:style-name="T3">.<text:line-break/><text:line-break/></text:span>丙<text:span text:style-name="T3">: </text:span>我有個表弟<text:span text:style-name="T3">,</text:span>他吃一種紅色的藥<text:span text:style-name="T3">,</text:span>說吃了精神就很好<text:span text:style-name="T3">,</text:span>你那邊有沒有那種藥<text:span text:style-name="T3">?<text:line-break/><text:line-break/></text:span>麥<text:span text:style-name="T3">: </text:span>我不知道你表弟吃什麼藥<text:span text:style-name="T3">.<text:line-break/><text:line-break/></text:span>丙<text:span text:style-name="T3">: </text:span>他就是今年剛結婚<text:span text:style-name="T3">,</text:span>準備自己投資做生意<text:span text:style-name="T3">....(</text:span>冗長敘述<text:span text:style-name="T3">10</text:span>分鐘還沒講到重點<text:span text:style-name="T3">)<text:line-break/><text:line-break/></text:span>麥<text:span text:style-name="T3">: </text:span>我不認識你表弟<text:span text:style-name="T3">, </text:span>你這樣描述我聽不懂<text:span text:style-name="T3">,</text:span>也不知道他什麼病或吃什麼藥<text:span text:style-name="T3">.<text:line-break/><text:line-break/></text:span>丙<text:span text:style-name="T3">: </text:span>我給你他的電話<text:span text:style-name="T3">,</text:span>你打電話問他吃什麼藥<text:span text:style-name="T3">,</text:span>看你那邊有沒有那種藥也開給我<text:span text:style-name="T3">.<text:line-break/><text:line-break/></text:span>麥<text:span text:style-name="T3">: </text:span>我沒辦法這樣看病<text:span text:style-name="T3">,</text:span>也不需要這樣看病<text:span text:style-name="T3">,</text:span>你就照我開的藥吃<text:span text:style-name="T3">.<text:line-break/><text:line-break/></text:span>丙<text:span text:style-name="T3">: </text:span>那我的耳朵周圍覺得有一股氣在跑<text:span text:style-name="T3">....,</text:span>有沒有要緊<text:span text:style-name="T3">?<text:line-break/><text:line-break/></text:span>麥<text:span text:style-name="T3">: </text:span>不要緊<text:span text:style-name="T3">.</text:span>如果沒有其它的症狀就不要緊<text:span text:style-name="T3">.<text:line-break/><text:line-break/>(</text:span>講不完<text:span text:style-name="T3">...</text:span>費很大力氣才掛掉電話<text:span text:style-name="T3">)<text:line-break/><text:line-break/></text:span>每天精疲力竭<text:span text:style-name="T3">,</text:span>賣命做著這樣一些所謂助人的事<text:span text:style-name="T3">,</text:span>撐過一周又一周<text:span text:style-name="T3">,</text:span>說穿了<text:span text:style-name="T3">,</text:span>其實<text:span text:style-name="T3">...</text:span></text:p>
      <text:p text:style-name="P1"><text:span text:style-name="T1">陳真</text:span><text:s/>  |  2013.03.22 11:54   |   <text:a xlink:type="simple" xlink:href="http://palinfo.habago.org/Entry?Command=Information_PrintForum&amp;iPage=477#FORUM31882"><text:span text:style-name="T2">#</text:span></text:a></text:p>
      <text:p text:style-name="P2">朋友寄來的一些網址。若雪過世十周年她父母的談話。另外我還看到當年在英國電視上看到的小若雪演講畫面，我有篇文章有翻譯這段演講。<text:span text:style-name="T3"><text:line-break/><text:line-break/>http://www.youtube.com/watch?v=pDq32EgMxb8 <text:line-break/><text:line-break/>http://www.youtube.com/watch?feature=player_embedded&amp;v=Edf9F0cJxpI<text:line-break/><text:line-break/></text:span>我常被胸口這顆心所困擾，痛苦不堪。也許一個人的善惡真的不是自己所能決定，而是基因，一來到世上便已註定。一個人要是能有所選擇，就如梵谷所說，<text:span text:style-name="T3">"</text:span>我們不會選擇瘋狂。<text:span text:style-name="T3">"<text:line-break/><text:line-break/></text:span>在我看來，所謂好人其實就是一些不太正常的人，他們像鬼一樣，沒有活在現實的軌道上，時空漂浮。<text:span text:style-name="T3"><text:line-break/><text:line-break/></text:span>馬龍白蘭度小時候常撿一些受傷的動物回家照顧，搞得家裏像動物園。他姊說，你怎麼老帶這些東西回家，怎麼不帶些女孩回來玩？<text:span text:style-name="T3"><text:line-break/><text:line-break/></text:span>好人不一定做好事，在我心目中，馬龍白蘭度就是個聖徒，但我看他好像也沒做過什麼好事，倒是一度整天泡妞，但不管他做什麼，他就是聖徒；聖徒是被揀選的，不是自己所能決定。差別只是在於揀選者說是基因也行，說是上帝也無妨。<text:span text:style-name="T3"><text:line-break/><text:line-break/></text:span>重點是：如果我們所承受的這一切，其實只不過是某種難解的力量在起作用，何其可悲。這麼大的痛苦，以為裏頭有著什麼動人的決志與良善，結果卻原來只是某個染色體在作祟。<text:span text:style-name="T3"><text:line-break/><text:line-break/></text:span>另一個<text:span text:style-name="T3"><text:s/>"</text:span>馬龍白蘭度<text:span text:style-name="T3">" </text:span>就是<text:span text:style-name="T3"><text:s/>michale jackson</text:span>。有一回，看到記者問他小時候父親對他很嚴厲的事，<text:span text:style-name="T3">michael jackson </text:span>輕聲回答記者說：<text:span text:style-name="T3">"</text:span>妳為什麼要這樣對我？<text:span text:style-name="T3">" <text:line-break/><text:line-break/></text:span>這一幕讓我很感動。也許你會問這樣一個生活片段有啥好感動？原因當然說不出來，但說不出原因並不代表不確定；從一些表面上好像沒什麼特別的言行，我能看出巨大的良善。這麼大的一種良善，很難想像是自己所能左右或抉擇。套句<text:span text:style-name="T3">Spinoza</text:span>的比喻，一顆石頭被人往空中丟，石頭若會思考，很可能會以為是自己在飛，是自己選擇了飛行路線與落點。<text:span text:style-name="T3"><text:line-break/><text:line-break/></text:span>常想起電影《<text:span text:style-name="T3">Thirst</text:span>》（蝙蝠）裡吸血鬼那段祈禱詞，我配不上這禱告詞，否則我會願意把它刻在墓碑上：<text:span text:style-name="T3"><text:line-break/><text:line-break/></text:span>「主啊，求祢讓我像血肉潰爛的痲瘋病患，人人閃避惟恐不及；如斬斷四肢的人士，無法移動分毫；求祢將我兩頰奪去，讓眼淚無法流於其上；將我唇舌撕碎，使我無法以之犯罪；拔除我雙手指甲，讓我無從掌握；扭曲我的臂膀，讓我連最輕之物也無法承受；讓我像腦瘤病患般無法做出評價；蹂躪我曾立誓之肉體貞潔，使我毫無尊嚴；置我於永恆恥辱中，無人願為我禱告；惟求主之憐憫。」<text:span text:style-name="T3"><text:line-break/><text:line-break/></text:span>最後一句最讓我感動。當我明白這一切都不是我所能掌握，我只是一顆不知將被拋向何方的石子，只求擲石者的憐憫。</text:p>
      <text:p text:style-name="P4"/>
      <text:p text:style-name="P1"><text:span text:style-name="T1">陳真</text:span><text:s/>  |  2013.03.21 18:13   |   <text:a xlink:type="simple" xlink:href="http://palinfo.habago.org/Entry?Command=Information_PrintForum&amp;iPage=478#FORUM31881"><text:span text:style-name="T2">#</text:span></text:a></text:p>
      <text:p text:style-name="P2">我每天耗盡一切精力在助人<text:span text:style-name="T3">,</text:span>例如今天聆聽一位太太抱怨<text:span text:style-name="T3">30</text:span>分鐘有關她老公襪子經常穿反讓她非常非常非常非常痛苦的家庭倫理大悲劇<text:span text:style-name="T3">,</text:span>同時我還幫助了一位太太<text:span text:style-name="T3">,</text:span>她對於鄰居另一位太太去泰國玩之後回來跟她炫耀泰國多好玩的事<text:span text:style-name="T3">,</text:span>感到非常非常非常非常非常痛苦與憤怒<text:span text:style-name="T3">,</text:span>另外我還幫助了一位自稱非常非常虔誠的基督徒太太<text:span text:style-name="T3">,</text:span>有關於她家紗窗破了但老公卻一周都還不找人來修理以致於釀成家中跑進一隻老鼠的慘劇<text:span text:style-name="T3">,</text:span>她懇求上帝給她寬恕的大愛<text:span text:style-name="T3">,</text:span>寬恕可惡至極的老公所帶來的家庭倫理慘劇<text:span text:style-name="T3">,</text:span>家中一個心愛的名牌包包竟然被老鼠給當場從包包上爬過去<text:span text:style-name="T3">,</text:span>為此她痛不欲生<text:span text:style-name="T3">,</text:span>我帶著累到快出人命的極度疲憊足足聆聽了<text:span text:style-name="T3">25</text:span>分鐘有關紗窗的慘劇<text:span text:style-name="T3">,</text:span>終於化解其心結<text:span text:style-name="T3">,</text:span>協助她發揮大愛原諒了她老公<text:span text:style-name="T3">....<text:line-break/><text:line-break/></text:span>這就是麥院長每天累到爆的偉大助人工作真實寫照<text:span text:style-name="T3">...<text:line-break/><text:line-break/></text:span>媽的<text:span text:style-name="T3">,</text:span>終於可以去小便了<text:span text:style-name="T3">....</text:span></text:p>
      <text:p text:style-name="P1"><text:span text:style-name="T1">陳真</text:span><text:s/>  |  2013.03.19 14:48   |   <text:a xlink:type="simple" xlink:href="http://palinfo.habago.org/Entry?Command=Information_PrintForum&amp;iPage=478#FORUM31880"><text:span text:style-name="T2">#</text:span></text:a></text:p>
      <text:p text:style-name="P5"><text:span text:style-name="T3">http://www.appledaily.com.tw/realtimenews/article/new/20130302/168612/</text:span>全民瘋李安　<text:span text:style-name="T3">CNN</text:span>專題做「愛台灣」現象<text:span text:style-name="T3"><text:line-break/><text:line-break/></text:span>不管是人或國家，缺乏文化水平外加窩囊沒出息就是這樣，好像自卑到爆那種感覺。<text:span text:style-name="T3"><text:line-break/><text:line-break/></text:span>愛台灣者聽了請儘管暴怒沒關係，這樣才能證明你真的愛台灣。但是，暴怒之餘請你還是要學習談問題說想法，儘管火爆地說出你不凡的見解，而不是只會對<text:span text:style-name="T3"><text:s/>"</text:span>人<text:span text:style-name="T3">" </text:span>批評指教。就算把對方抹成污七嗎黑，對你所熱愛的想法仍然不會起任何抬舉作用。<text:span text:style-name="T3"><text:line-break/><text:line-break/></text:span>一個文化水平低落的三爆社會，不管幹啥都是一窩蜂，整天誰爆紅爆夯爆奶，好像永遠沒法平靜，沒法以自己一個人的眼光看世界，而總是像蛆一樣一團一團地躁動喧囂。看起來嚇人是夠嚇人，但當一團面目模糊、很嚇人的蛆有什麼意義呢？</text:p>
      <text:p text:style-name="P1"><text:span text:style-name="T1">鄭啟承</text:span><text:s/>  |  2013.03.18 23:48   |   <text:a xlink:type="simple" xlink:href="http://palinfo.habago.org/Entry?Command=Information_PrintForum&amp;iPage=478#FORUM31879"><text:span text:style-name="T2">#</text:span></text:a></text:p>
      <text:p text:style-name="P2"><text:span text:style-name="T3">http://www.nownews.com/2013/03/18/11622-2915012.htm<text:line-break/><text:line-break/></text:span>這是今天湊巧看到的新聞，這什麼同志獎這樣捧一個人，真不知道是在幫他還是在害他<text:span text:style-name="T3">? </text:span>有人會因為自己是異性戀而感到什麼驕傲或因此值得被頒一個什麼獎嗎<text:span text:style-name="T3">? </text:span>那我最有資格領獎了，我對女性的愛如滔滔江水連綿不絕，一年<text:span text:style-name="T3"><text:s/>365 days </text:span>每天都很愛，和莫言書裡的男主角可說是並駕齊驅，想起來真的是很偉大。<text:span text:style-name="T3"><text:line-break/><text:line-break/></text:span>聽說瑪丹娜還在頒獎時偷摸了一下這位先生的屁股，真不知道這樣做是何意<text:span text:style-name="T3">? </text:span>難道同性戀就不需要身體上的尊重嗎<text:span text:style-name="T3">? </text:span>有什麼其他頒獎場合容許頒獎人這樣性騷擾別人<text:span text:style-name="T3">? </text:span>不過我看這位先生一點也不在意，他還強吻了一下回敬她，大家其樂融融、笑聲一片。<text:span text:style-name="T3"><text:line-break/><text:line-break/></text:span>我有時真的很好奇<text:span text:style-name="T3"><text:s/>(</text:span>只是好奇，倒沒有貶意<text:span text:style-name="T3">)</text:span>，為什麼所謂同志這圈子的氛圍和相關的電影或藝術總是圍繞著性在打轉，對性事的尺度遠超過一般人，一定總要<text:span text:style-name="T3"><text:s/>sex,sex,sex </text:span>個不停，好像除了情慾別無他物似的，整部電影就在那邊做愛做愛做愛做個不停，有這麼飢渴嗎<text:span text:style-name="T3">? </text:span>那直接拍<text:span text:style-name="T3"><text:s/>A </text:span>片不是更好<text:span text:style-name="T3">? </text:span>為什麼一定要拿性來展現所謂藝術<text:span text:style-name="T3">? <text:line-break/><text:line-break/></text:span>當然<text:span text:style-name="T3"><text:s/>sex </text:span>沒什麼不好，如果一部片子一對男女不斷做愛做愛做愛做個不停我也沒意見，但我想不會有人覺得這片子有什麼深刻之處，當然也不會因此而認為它呈現或破除或挑戰或探討了什麼人心禁忌，或是反映了什麼勇氣和人心深處的可貴之物。</text:p>
      <text:p text:style-name="P1"><text:span text:style-name="T1">陳真</text:span><text:s/>  |  2013.03.18 21:58   |   <text:a xlink:type="simple" xlink:href="http://palinfo.habago.org/Entry?Command=Information_PrintForum&amp;iPage=478#FORUM31878"><text:span text:style-name="T2">#</text:span></text:a></text:p>
      <text:p text:style-name="P5">以前待的都是大醫院或醫學中心<text:span text:style-name="T3">,</text:span>在這些地方<text:span text:style-name="T3">,</text:span>人們為了掛號<text:span text:style-name="T3">,</text:span>有時還得一早來排隊<text:span text:style-name="T3">,</text:span>或求你寫張紙條<text:span text:style-name="T3">,</text:span>以便做為臨時加掛憑證<text:span text:style-name="T3">. </text:span>醫院越大<text:span text:style-name="T3">,</text:span>看病越容易<text:span text:style-name="T3">,</text:span>看門診不過小菜一碟<text:span text:style-name="T3">,</text:span>雖然還是累<text:span text:style-name="T3">,</text:span>但一切都在掌控中<text:span text:style-name="T3">,</text:span>人們進了大廟<text:span text:style-name="T3">,</text:span>自然知道應該如何匍匐前進<text:span text:style-name="T3">.<text:line-break/><text:line-break/></text:span>開業前<text:span text:style-name="T3">,</text:span>有人說<text:span text:style-name="T3">,</text:span>大病都跑去大醫院了<text:span text:style-name="T3">,</text:span>診所小病<text:span text:style-name="T3">,</text:span>只需拿出三成功力便可游刃有餘<text:span text:style-name="T3">,</text:span>輕鬆得很<text:span text:style-name="T3">. </text:span>我本來也做如此打算<text:span text:style-name="T3">,</text:span>不料事實卻完全相反<text:span text:style-name="T3">.<text:line-break/><text:line-break/></text:span>每天<text:span text:style-name="T3">,</text:span>我就像獵物或等待處決的囚犯一樣<text:span text:style-name="T3">,</text:span>困居斗室<text:span text:style-name="T3">,</text:span>小心翼翼仔細聆聽門外各種聲音<text:span text:style-name="T3">,</text:span>研判下一位掠食者的習性<text:span text:style-name="T3">,</text:span>隨時準備接受各種突如其來的驚嚇及無言以對的尷尬與無奈<text:span text:style-name="T3">,</text:span>就如同在台南開車<text:span text:style-name="T3">,</text:span>平均每三十五秒就會受到一次驚嚇<text:span text:style-name="T3">,</text:span>你根本無法預料<text:span text:style-name="T3">,</text:span>更不用說掌握周遭人們種種不可測的舉動<text:span text:style-name="T3">. </text:span>除了應該不會在馬路上迎面被火車撞之外<text:span text:style-name="T3">,</text:span>在台南的街道上<text:span text:style-name="T3">,</text:span>一切都是可能的<text:span text:style-name="T3">,</text:span>一切你無法想像的事都有可能在一秒鐘內突然發生<text:span text:style-name="T3">.<text:line-break/><text:line-break/></text:span>從診所回到家大約需要七分鐘<text:span text:style-name="T3">,</text:span>我每天都會計算在這七分鐘的車程中<text:span text:style-name="T3">,</text:span>將會遇到幾次突如其來的難題與完全不可測的驚嚇<text:span text:style-name="T3">,</text:span>比方說迎面可能突然飛奔過來一輛逆向蛇行的大卡車<text:span text:style-name="T3">,</text:span>一輛直線前進的機車很可能以迅雷不及掩耳的速度突然垂直轉向<text:span text:style-name="T3">,</text:span>考驗你打電動的功力<text:span text:style-name="T3">.<text:line-break/><text:line-break/></text:span>我曾是電玩高手<text:span text:style-name="T3">,</text:span>小時候<text:span text:style-name="T3">,</text:span>在電玩店打電動經常引起圍觀引來眾人驚嘆<text:span text:style-name="T3">,</text:span>有電玩神童之稱<text:span text:style-name="T3">. </text:span>但是<text:span text:style-name="T3">,</text:span>電玩再厲害<text:span text:style-name="T3">,</text:span>最後也還是一樣會被敵機打到而<text:span text:style-name="T3">GAME OVER,</text:span>馬路上卻必須具有更高功力確保連一次撞機都不能發生<text:span text:style-name="T3">,</text:span>可是<text:span text:style-name="T3">,</text:span>天底下會有永遠打不死的電動嗎<text:span text:style-name="T3">?<text:line-break/><text:line-break/></text:span>在大醫院，開藥就是開藥，有疑問就問，問完拿了就走，在診所開藥卻像犯人接受檢察官反覆拷問，以一種完全非理性的方式拷問各種奇怪的問題。<text:span text:style-name="T3"><text:line-break/><text:line-break/></text:span>例如經常會有病患一進門，藥物就往桌上一丟，就像檢察官出示犯罪證據那樣：<text:span text:style-name="T3">"</text:span>醫生，你說，你開的這是什麼藥？為什麼我們家隔壁賣菜歐肉桑的說這個藥不能吃，說吃了會變白癡，說他兒子本來好聰明，吃了之後工作都做不好，整天交女朋友。<text:span text:style-name="T3">" <text:line-break/><text:line-break/>"</text:span>你們家隔壁賣菜的也是醫生嗎？變成白癡還能每天交女朋友嗎？<text:span text:style-name="T3">"<text:line-break/><text:line-break/>"</text:span>醫生，我已經去<text:span text:style-name="T3">GOOGLE</text:span>過了，網路說這個藥吃了會有副作用，我不敢吃。<text:span text:style-name="T3">"<text:line-break/><text:line-break/>"</text:span>如果靠<text:span text:style-name="T3">GOOGLE</text:span>一下就能判斷藥物，那我們還需要接受十幾年的醫學教育訓練嗎？<text:span text:style-name="T3">"<text:line-break/><text:line-break/>"</text:span>我不吃，你要開沒有副作用的藥給我<text:span text:style-name="T3">"<text:line-break/><text:line-break/>"</text:span>每種食物都有副作用，何況藥物？<text:span text:style-name="T3">"<text:line-break/><text:line-break/></text:span>不管男女，台灣人愛惜自己的肉體，簡直到了一種匪夷所思無微不至的地步。奇怪的是，一到了街頭卻突然變成完全視死如歸的神風特攻隊。<text:span text:style-name="T3"><text:line-break/><text:line-break/></text:span>我是反對美牛進口的，但<text:span text:style-name="T3">AIT</text:span>那個混蛋講了一句話卻經常浮現我心，他說，台灣街頭人們開車騎車橫衝直撞，這比美牛的健康風險不知道要高出多少倍。<text:span text:style-name="T3"><text:line-break/><text:line-break/></text:span>這話有著某種真理，我也常有同感。一個藥物或許只有千萬分之一可能造成某種事實上微不足道的副作用的機率，人們嚇得要死，但在街頭，他們卻又盡一切努力主動製造各種眼看就會肝腦塗地出人命的危險狀況。<text:span text:style-name="T3"><text:line-break/><text:line-break/></text:span>打電動時，遊戲設計會讓敵機或妖怪故意來撞你或殺你，但在現實狀況<text:span text:style-name="T3">(</text:span>幾十年來我長住過台灣<text:span text:style-name="T3">13</text:span>個縣市，至少在台南是如此<text:span text:style-name="T3">)</text:span>，人們卻像電玩裏的妖怪那樣，也是一樣盡最大力氣製造各種彷彿故意要讓大家同歸於盡的狀況。<text:span text:style-name="T3"><text:line-break/><text:line-break/></text:span>街頭就像個戰場，四處可見傷亡。最高記錄我一天之內在台南街頭看到七場車禍，在英國開車十年，卻從未見過一場車禍。我常感覺，街頭上這些完全無法預測行徑或橫行霸道努力製造危險的人，是不是在智能上很可能有問題，以致於讓他無法判斷最基本的安危。<text:span text:style-name="T3"><text:line-break/><text:line-break/></text:span>昨晚下班回家，拖著可以說累到極限的身體開車回家，就如平常每一天樣，我真的很想入境隨俗，做一個正港ㄟ台灣郎，至少做一個正港有氣魄ㄟ台南永康人，於是我有時就學習大聲咳痰，然後很有男子氣概地往車窗外呸一聲，把痰噴出去，有時我也學習把家裏的垃圾隨手取出往<text:span text:style-name="T3"><text:s/>"</text:span>公園<text:span text:style-name="T3">" (</text:span>看起來比較像垃圾場<text:span text:style-name="T3">)</text:span>丟。<text:span text:style-name="T3"><text:line-break/><text:line-break/></text:span>昨天回家，我繼續練習跑到對面車道逆向行駛，當對面有摩托車來時，我就猛然加速從他身旁蛇行而過。很多正港的台灣郎這麼做時，有時還會甩頭採取某種仰角，做出一種湯母克魯斯式的表情與動作<text:span text:style-name="T3">(</text:span>其實外觀看起來真是蠢到爆<text:span text:style-name="T3">)</text:span>。有時我也故意開遠光燈去照射迎面而來的摩拖車，讓他知道我的厲害。遇到綠燈，我就先停下來玩玩手機，紅燈一亮，我就像蒸汽火車發動那樣長鳴喇叭，阻嚇兩旁企圖過馬路的行人或機車，讓恁爸先過。希望有一天，我可以變成一個正港ㄟ台南郎，或正港ㄟ永康郎<text:span text:style-name="T3"><text:s/>--&gt; </text:span>更好。<text:span text:style-name="T3"><text:line-break/><text:line-break/></text:span>碰<text:span text:style-name="T3">!!! </text:span>病患破門而入，大叫：<text:span text:style-name="T3">"</text:span>上帝的使者來看你了<text:span text:style-name="T3">! "<text:line-break/><text:line-break/>"</text:span>你藥吃完了嗎？最近能睡嗎？<text:span text:style-name="T3">"<text:line-break/><text:line-break/>"</text:span>我不吃安眠藥，我又不是神經病，你開這個那個藥給我，不要害我都不能睡。<text:span text:style-name="T3">"<text:line-break/><text:line-break/>"</text:span>這個那個藥是治療心臟病的藥，跟你的睡眠無關，我不能開給妳。<text:span text:style-name="T3">"<text:line-break/><text:line-break/>"</text:span>我有去<text:span text:style-name="T3">GOOGLE</text:span>過了，這些藥能夠活化腦部酵素會讓我好睡。<text:span text:style-name="T3">"<text:line-break/><text:line-break/>"</text:span>我不知道妳在說什麼，這些藥是老年人中風之後在使用的藥物，我不能開給妳<text:span text:style-name="T3">"</text:span>。<text:span text:style-name="T3"><text:line-break/><text:line-break/>"</text:span>你的意思是說要貼錢自費買吧？唉呀，別這樣嘛，你就用健保卡開給我，來來來，你讓開你讓開，電腦給我，那個藥存檔在哪裡，你就開幾顆給我。<text:span text:style-name="T3">"<text:line-break/><text:line-break/>"</text:span>跟自不自費無關，它不是適合你病情的藥物，它會擴張血管，亂吃會引起危險。<text:span text:style-name="T3">"<text:line-break/><text:line-break/>"</text:span>我們練氣功的那些媽媽很多都有在吃啊，我說那我也要吃，我看他們吃了精神都很好，氣色都很好耶，他們說增加腦部酵素自然就能睡好覺。<text:span text:style-name="T3">"<text:line-break/><text:line-break/>"</text:span>妳去找別人看病吧，我幫不了妳。<text:span text:style-name="T3">"<text:line-break/><text:line-break/>"</text:span>你很固執耶，跟你說腦部酵素能讓我好睡，你還不信，大家都嘛這麼說。好吧，不開就不開，那你要開什麼給我？<text:span text:style-name="T3">"<text:line-break/><text:line-break/>"</text:span>我就開一般的安眠藥。<text:span text:style-name="T3">"<text:line-break/><text:line-break/>"</text:span>去去去，隨便隨便。<text:span text:style-name="T3">"<text:line-break/><text:line-break/></text:span>好不容易開門離開了。我如驚弓之鳥，頭很痛，坐著椅子上思索自己可悲的人生。<text:span text:style-name="T3"><text:line-break/><text:line-break/></text:span>突然，又是碰一聲<text:span text:style-name="T3">! </text:span>她又衝進來了。<text:span text:style-name="T3"><text:line-break/><text:line-break/>"</text:span>你說，我叫你去教會，你有沒有去？你說你說<text:span text:style-name="T3">!"<text:line-break/><text:line-break/>"</text:span>我不上教會，我也不是基督徒。<text:span text:style-name="T3">"<text:line-break/><text:line-break/>"</text:span>你這樣會下地獄你知道嗎？<text:span text:style-name="T3">"<text:line-break/><text:line-break/>"</text:span>沒關係，下不下地獄無所謂。<text:span text:style-name="T3">"<text:line-break/><text:line-break/>"</text:span>那你有沒有看第<text:span text:style-name="T3">15</text:span>台？有沒有聽<text:span text:style-name="T3">15</text:span>台的講道？<text:span text:style-name="T3">"<text:line-break/><text:line-break/></text:span>說完衝過來用手反覆用力戳著我的太陽穴說<text:span text:style-name="T3">: </text:span>你啊你啊，怎麼都講不聽？叫你看<text:span text:style-name="T3">15</text:span>台聽講道你就是不看，叫你上教會也不去。上帝會讓你生意好起來，真的，我相信上帝後，就開始賺大錢，我的員工每個過年都領兩個月年終獎金。<text:span text:style-name="T3">"<text:line-break/><text:line-break/></text:span>我努力擠出笑容說：好，謝謝妳的關心。<text:span text:style-name="T3"><text:line-break/><text:line-break/></text:span>終於，<text:span text:style-name="T3">"</text:span>上帝的使者<text:span text:style-name="T3">" </text:span>離開了，稍微鬆了一口氣，桌上電話又響了，不知又是何方使者要找我？我心裏有著一種很想避開人世不想與人言語的渴望與沉重。<text:span text:style-name="T3"><text:line-break/></text:span></text:p>
      <text:p text:style-name="P1"><text:span text:style-name="T1">鄭啟承</text:span><text:s/>  |  2013.03.16 12:06   |   <text:a xlink:type="simple" xlink:href="http://palinfo.habago.org/Entry?Command=Information_PrintForum&amp;iPage=478#FORUM31874"><text:span text:style-name="T2">#</text:span></text:a></text:p>
      <text:p text:style-name="P2">我有位姻親，十足的台灣男子漢，當我十多年前認識他時，台灣社會一切有關同志的觀感都是十分負面而帶著歧視的，這位男子漢當然也不例外，只要一提到同性戀三字，他就會立刻作出極端作噁而厭惡的表情，全身起雞皮疙瘩，好像被性騷擾或看到蟑螂那樣。別說同性戀，只要有任何人的講話做事甚至表情不符合他所謂男子漢的一種標準，他都是十分不屑的，比如像斯斯文文白白淨淨氣質出眾講話像女生一樣細細柔柔的小弟我，經常就是他嘲笑羞辱的對象，幾乎是見面一次就羞辱我一次，樂此不疲。對此我倒是沒有意見，<text:span text:style-name="T3">whatever makes you happy</text:span>。<text:span text:style-name="T3"><text:line-break/><text:line-break/></text:span>這位男子漢口舌伶俐，八面玲瓏，一路扶搖直上，如今成了社會的中堅份子，買房買車，意氣風發，可以算是所謂人生勝利組。在<text:span text:style-name="T3">"</text:span>成功<text:span text:style-name="T3">"</text:span>之後他便經常對社會時事發表意見，講起話來往往慷慨激昂，正義凜然，當然身為正港的台灣男子漢他是全然反馬反中反韓反核反這個那個的，反一切對台灣不敬的人事物。有天我看到他又在<text:span text:style-name="T3"><text:s/>FB </text:span>發表高論了，不知又是和哪個什麼活動和聯署有關，說大家一定要走出來挺同志，同志們要勇敢站起來，要勇於做你自己，抵抗一切外界的壓迫，我們永遠站在你這邊云云，講得好激動。我看了真是覺得不可思議，一個過去對同性戀如此厭惡，彷彿生理上互斥的一個人，也不過十幾年後竟然變成了同志鬥士，開始捍衛起同志權來了，這在演化或教化上都是讓人難以理解的，巧妙的是他十幾年來攀扶直上，中途對各種議題的立場判斷似乎永遠都是那麼精準，總是能在對的時間挺對的一方。<text:span text:style-name="T3"><text:line-break/><text:line-break/></text:span>講這個例子沒有他意，我只是說這類人在台灣是一種主流，他們對任何議題其實內心並沒有任何真實想法，他們只關心議題造成的一種風向和趨勢，進而隨風擺盪。<text:span text:style-name="T3"><text:line-break/><text:line-break/></text:span>回到同性戀，依我看不管身為什麼戀，一個人大可不必為此感到欣喜或痛苦，因為人類從古至今一路走來，對這些<text:span text:style-name="T3">"</text:span>異類<text:span text:style-name="T3">"</text:span>的態度一直都是反反覆覆的，所謂開放和保守就像一種簡諧運動一樣，隨著時間不斷在擺盪，人類文明說起來並沒有什麼進步，而一個人活得自在或活得麻煩一點，也不過靠點運氣，生不逢時或生不逢地只能說運氣不好。<text:span text:style-name="T3"><text:line-break/><text:line-break/></text:span>我對同性戀倒是沒有什麼特殊想法，在我看人就是人，人是一種立體動物而不是平面動物，有著無數面向。性向也不過就是其中一個面向，實在不知道有什麼好特別提出來講的，就像異性戀不會特別去討論自己身為異性戀如何如何一樣，我們不需要特別關注自己或別人是隻貓還是隻狗，貓和狗並沒有誰比較需要被關注。<text:span text:style-name="T3"><text:line-break/><text:line-break/></text:span>題外話，性向上我倒是常常被錯愛，經常在運動或工作場合受到陌生男性的歡迎，經高人剖析後才知道對方可能以為我也是同志，至於原因則是未知，可能和費洛蒙有關。對於受到歡迎小弟感到有些飄飄然，比較可惜的是結果稍微偏離預期，若全是女性會更好些。</text:p>
      <text:p text:style-name="P1"><text:span text:style-name="T1">陳真</text:span><text:s/>  |  2013.03.16 01:22   |   <text:a xlink:type="simple" xlink:href="http://palinfo.habago.org/Entry?Command=Information_PrintForum&amp;iPage=478#FORUM31873"><text:span text:style-name="T2">#</text:span></text:a></text:p>
      <text:p text:style-name="P3"><text:span text:style-name="T1">張同學讓我想起電影</text:span><text:s/>"<text:span text:style-name="T1">功夫</text:span>" <text:span text:style-name="T1">裏有個人常在白話裏夾英文</text:span>,<text:span text:style-name="T1">但又不知道他究竟在講什麼</text:span>,<text:span text:style-name="T1">突然在中文發音後面冒出一個什麼</text:span><text:s/>to do <text:span text:style-name="T1">的好像英文的東西</text:span>.<text:line-break/><text:line-break/><text:span text:style-name="T1">我完全無意反對或貶低中文白話夾英文</text:span>,<text:span text:style-name="T1">至少我不會據此去猜測對方的心靈</text:span>. <text:span text:style-name="T1">重點是</text:span>: <text:span text:style-name="T1">不管中英怎麼夾</text:span>,<text:span text:style-name="T1">你總得讓人看得懂吧</text:span>. <text:span text:style-name="T1">要看懂得滿足兩項條件</text:span>:<text:line-break/><text:line-break/><text:span text:style-name="T1">第一</text:span>,<text:span text:style-name="T1">英文要有點基本水平</text:span>,<text:span text:style-name="T1">至少國中二年級的英文程度以上</text:span>,<text:span text:style-name="T1">這樣夾起中文來也比較好懂</text:span>.<text:line-break/><text:line-break/><text:span text:style-name="T1">第二</text:span>,<text:span text:style-name="T1">一切表達</text:span>,<text:span text:style-name="T1">即便是寫詩</text:span>,<text:span text:style-name="T1">都是為了表達清楚或表達微妙</text:span>,<text:span text:style-name="T1">而不是為了讓人看不懂</text:span>.<text:line-break/><text:line-break/><text:span text:style-name="T1">比方說我寫字或跟人說話</text:span>,<text:span text:style-name="T1">我應該不會寫說</text:span>: <text:line-break/><text:line-break/>"<text:span text:style-name="T1">喔</text:span>,<text:span text:style-name="T1">你肯定有</text:span><text:s/>depression<text:span text:style-name="T1">加</text:span>OCD,<text:span text:style-name="T1">吃點</text:span>SSRI<text:span text:style-name="T1">再加點</text:span><text:s/>beta-blocker,<text:span text:style-name="T1">對你會很</text:span><text:s/>effective <text:span text:style-name="T1">哦</text:span>~"<text:line-break/><text:line-break/>"<text:span text:style-name="T1">每天</text:span>working, woking, working,<text:span text:style-name="T1">真是</text:span><text:s/>fucking<text:span text:style-name="T1">累</text:span>,<text:span text:style-name="T1">明後天周六日又有一堆</text:span><text:s/>many <text:span text:style-name="T1">很煩人的</text:span>things<text:span text:style-name="T1">得去做</text:span>,day and night<text:span text:style-name="T1">不休</text:span>,365days a year,<text:span text:style-name="T1">真是</text:span>fucking <text:span text:style-name="T1">累</text:span>." <text:line-break/><text:line-break/>"<text:span text:style-name="T1">我不得已坐第一排</text:span>,<text:span text:style-name="T1">跟</text:span>richard rorty <text:span text:style-name="T1">就</text:span>face to face,my big eyes<text:span text:style-name="T1">瞪</text:span>his small eyes,<text:span text:style-name="T1">所以很清楚看到他</text:span>face<text:span text:style-name="T1">上</text:span>unhappy very much<text:span text:style-name="T1">的表情</text:span>,<text:span text:style-name="T1">可是倫家女學生也許是唸</text:span>social science<text:span text:style-name="T1">的</text:span>,<text:span text:style-name="T1">又不是唸</text:span>philosophy<text:span text:style-name="T1">的</text:span>,<text:span text:style-name="T1">哪知道什麼</text:span><text:s/>linguistic pragmatism,<text:span text:style-name="T1">當然只會問國際的</text:span><text:s/>relatiosnhip<text:span text:style-name="T1">問題</text:span>,<text:span text:style-name="T1">不想回答就不要回答</text:span>,<text:span text:style-name="T1">幹嘛對倫家那麼凶</text:span>,<text:span text:style-name="T1">黐線啊</text:span>?"<text:line-break/><text:line-break/><text:line-break/>"<text:span text:style-name="T1">現在是什麼</text:span><text:s/>situation? <text:span text:style-name="T1">各位是在</text:span>discuss<text:span text:style-name="T1">什麼</text:span>? <text:span text:style-name="T1">我都沒法</text:span><text:s/>understand<text:span text:style-name="T1">了</text:span>."</text:p>
      <text:p text:style-name="P1"><text:span text:style-name="T1">鄭啟承</text:span><text:s/>  |  2013.03.15 21:49   |   <text:a xlink:type="simple" xlink:href="http://palinfo.habago.org/Entry?Command=Information_PrintForum&amp;iPage=478#FORUM31872"><text:span text:style-name="T2">#</text:span></text:a></text:p>
      <text:p text:style-name="P2">另外不要亂扣帽子，一個人支持什麼立場別人管不著。管管想法吧，連人家支持什麼都要管，這種行為會不會很智障又缺德<text:span text:style-name="T3">??</text:span></text:p>
      <text:p text:style-name="P1"><text:span text:style-name="T1">鄭啟承</text:span><text:s/>  |  2013.03.15 21:43   |   <text:a xlink:type="simple" xlink:href="http://palinfo.habago.org/Entry?Command=Information_PrintForum&amp;iPage=478#FORUM31871"><text:span text:style-name="T2">#</text:span></text:a></text:p>
      <text:p text:style-name="P5">有時候和人說話真的很累，人們不是真的想和你討論什麼，而是心裡認定你是某種敵人，絞盡腦汁想要讓你難堪或閉嘴，而不是好好去理解對方到底在說什麼。<text:span text:style-name="T3"><text:line-break/><text:line-break/></text:span>我什麼時候說我反對同性戀了<text:span text:style-name="T3">? </text:span>我有這麼說嗎<text:span text:style-name="T3">? </text:span>我只是說我佩服那些面對永遠正治正確的暴民時還敢說出對其不敬的答案的人事物，無論我對其想法或立場是贊同和反對，我對這樣一種行為所需要的勇氣感到佩服。<text:span text:style-name="T3"><text:line-break/><text:line-break/></text:span>勇敢的一方永遠都是在變化的，挺什麼其實並不是重點。過去同性戀是個禁忌，要承認自己是同性戀或支持同性戀是需要莫大勇氣的，但當同志變成一種社會中可見顯著的文化潮流而獲得巨大支持，甚至還可以辦遊行辦社團拍成電影拍成電視、變成一種勇氣的象徵和標籤時，那這勇氣其實也就消失了，至少是淡化了。這時候還敢面對此股認同潮流而堅決反對之的人，一定就得承受眾人的惡評和唾棄<text:span text:style-name="T3"><text:s/>(</text:span>比如張同學的那些發言<text:span text:style-name="T3">)</text:span>，而要承受這些當然就需要點勇氣。<text:span text:style-name="T3"><text:line-break/><text:line-break/></text:span>我在講勇氣，張同學你在講什麼<text:span text:style-name="T3">?</text:span></text:p>
      <text:p text:style-name="P1">J. Z.   |  2013.03.15 21:18   |   <text:a xlink:type="simple" xlink:href="http://palinfo.habago.org/Entry?Command=Information_PrintForum&amp;iPage=478#FORUM31870"><text:span text:style-name="T2">#</text:span></text:a></text:p>
      <text:p text:style-name="P2">呵<text:span text:style-name="T3">, </text:span>連一個<text:span text:style-name="T3">typo</text:span>都可以被引申成如此<text:span text:style-name="T3">, </text:span>你們還可以在那說台灣性如何如何的<text:span text:style-name="T3">, </text:span>你們的<text:span text:style-name="T3">double standard</text:span>的程度不就正如你們口中的台灣性嗎<text:span text:style-name="T3">?<text:line-break/></text:span>天主教會那些罄竹難書的醜事<text:span text:style-name="T3">, </text:span>難不成我還得一一列舉出來才合乎你那什麼<text:span text:style-name="T3">"</text:span>理性的說法<text:span text:style-name="T3">"???<text:line-break/></text:span>你那繞了一大圈的東西我還真懶得回<text:span text:style-name="T3">...<text:line-break/><text:line-break/></text:span>另外鄭先生顯然好像活在另一個時空<text:span text:style-name="T3">, </text:span>挺同性戀不用付出代價<text:span text:style-name="T3">?? </text:span>在加拿大或北歐也許吧<text:span text:style-name="T3">, </text:span>台灣或甚至其它同性戀沒有法律地位的國家你確定<text:span text:style-name="T3">? </text:span>再來<text:span text:style-name="T3">, </text:span>挺什麼是看代價來決定嗎<text:span text:style-name="T3">? </text:span>我還以為你要<text:span text:style-name="T3">"root for the underdog" </text:span>呢<text:span text:style-name="T3"><text:s/>...<text:line-break/>"</text:span>同志權意識如此高漲，簡直已經可以自成一國，甚至有點瞧不起異性戀<text:span text:style-name="T3">" </text:span>這更是令人啼笑皆非的修辭<text:span text:style-name="T3">, </text:span>借用一下陳大哥說我的話好了<text:span text:style-name="T3">:"</text:span>這類修辭<text:span text:style-name="T3">,</text:span>用來罵人是夠嗆<text:span text:style-name="T3">,</text:span>但若用來說理析事卻顯得相當智能不足<text:span text:style-name="T3">"<text:line-break/></text:span>既然你說挺佩服在西方世界挺納粹的人<text:span text:style-name="T3">, </text:span>我想<text:span text:style-name="T3">skinhead</text:span>應該會挺歡迎你的<text:span text:style-name="T3">, </text:span>他們也反同性戀哦<text:span text:style-name="T3"><text:line-break/><text:line-break/></text:span></text:p>
      <text:p text:style-name="P1"><text:span text:style-name="T1">陳真</text:span><text:s/>  |  2013.03.15 20:33   |   <text:a xlink:type="simple" xlink:href="http://palinfo.habago.org/Entry?Command=Information_PrintForum&amp;iPage=478#FORUM31869"><text:span text:style-name="T2">#</text:span></text:a></text:p>
      <text:p text:style-name="P5">一個人如果對某件事有著一種強烈立場<text:span text:style-name="T3">,</text:span>強烈到令人感到不可思議的狀態時<text:span text:style-name="T3">,</text:span>那麼<text:span text:style-name="T3">,</text:span>當他面對旁人詢問或質疑<text:span text:style-name="T3">,</text:span>總得有一番合乎理性與感性的說法<text:span text:style-name="T3">,</text:span>而不是光只會表達情緒<text:span text:style-name="T3">. <text:line-break/><text:line-break/></text:span>情緒本身沒有問題<text:span text:style-name="T3">,</text:span>但永遠光只會透過各種修辭或罵人言詞來表達情緒<text:span text:style-name="T3">,</text:span>等於完全沒有回答任何問題<text:span text:style-name="T3">. </text:span>這樣一種回答<text:span text:style-name="T3">,</text:span>不管他所持的強烈立場如何政治正確<text:span text:style-name="T3">,</text:span>一樣只能得零分<text:span text:style-name="T3">.<text:line-break/><text:line-break/></text:span>這意味著<text:span text:style-name="T3">: </text:span>不管他站在什麼樣的立場<text:span text:style-name="T3">,</text:span>事實上都沒有意義<text:span text:style-name="T3">,</text:span>因為他的大腦和心靈或者說左腦和右腦都尚未啟用<text:span text:style-name="T3">,</text:span>啟用的只是一張表達情緒的嘴<text:span text:style-name="T3">,</text:span>就好像有時看到街上有些狗<text:span text:style-name="T3">,</text:span>你也沒招惹牠<text:span text:style-name="T3">,</text:span>但牠卻咬牙切齒狺狺作響卻完全說不出個所以然<text:span text:style-name="T3">,</text:span>彷彿只要發出強烈情緒就等於說明了自己的想法似的<text:span text:style-name="T3">.<text:line-break/><text:line-break/></text:span>大約<text:span text:style-name="T3">10</text:span>年前<text:span text:style-name="T3">,richard rorty</text:span>來劍橋演講<text:span text:style-name="T3">,</text:span>我對他的思想雖然沒什麼興趣<text:span text:style-name="T3">,</text:span>引不起多少智能上的啟發<text:span text:style-name="T3">,</text:span>但還是跑去聽講<text:span text:style-name="T3">. </text:span>很不幸<text:span text:style-name="T3">,</text:span>我太晚去了<text:span text:style-name="T3">,</text:span>會場已萬頭鑽動<text:span text:style-name="T3">,</text:span>我只好坐到第一排跟他面對面大眼瞪小眼<text:span text:style-name="T3">.<text:line-break/><text:line-break/></text:span>我記得那天<text:span text:style-name="T3">rorty</text:span>講到一些有關知識的再現性<text:span text:style-name="T3">(representation)</text:span>問題<text:span text:style-name="T3">,</text:span>他似乎認為<text:span text:style-name="T3">,</text:span>知識並不需要去再現任何真實<text:span text:style-name="T3">(reality),</text:span>而比較採取一種<text:span text:style-name="T3">(</text:span>在我看來<text:span text:style-name="T3">)</text:span>類似所謂<text:span text:style-name="T3">SSK(Sociology of Scientific Knowledge)</text:span>的想法<text:span text:style-name="T3">. </text:span>我對<text:span text:style-name="T3">realism </text:span>這類<text:span text:style-name="T3">naturalistic</text:span>的真理觀並沒有什麼好感<text:span text:style-name="T3">,</text:span>但對於走社會這一派亦同樣難以恭維<text:span text:style-name="T3">. <text:line-break/><text:line-break/></text:span>不過<text:span text:style-name="T3">,</text:span>這不是我現在要講的<text:span text:style-name="T3">. </text:span>我要說的是<text:span text:style-name="T3">,</text:span>那天演講後<text:span text:style-name="T3">,</text:span>開放發問<text:span text:style-name="T3">,</text:span>有個女生不知道為什麼舉手問他一些有關族群平等的國際關係問題<text:span text:style-name="T3">. rorty</text:span>滿臉不耐<text:span text:style-name="T3">,</text:span>人家在講那麼抽象深奧的一些想法<text:span text:style-name="T3">,</text:span>妳這笨蛋怎麼問這麼低層次的現實問題<text:span text:style-name="T3">? rorty</text:span>很不客氣地說他對這些問題沒興趣<text:span text:style-name="T3">,</text:span>態度相當不好<text:span text:style-name="T3">.<text:line-break/><text:line-break/></text:span>我因此對<text:span text:style-name="T3">rorty</text:span>有了一個更負面的感覺<text:span text:style-name="T3">,</text:span>畢竟那個女生問話態度非常謙恭友善<text:span text:style-name="T3">,</text:span>搞不好是他的粉絲<text:span text:style-name="T3">,</text:span>幹嘛對倫家這麼凶<text:span text:style-name="T3">?! <text:line-break/><text:line-break/></text:span>不過<text:span text:style-name="T3">,</text:span>我多少能體會<text:span text:style-name="T3">rorty</text:span>的不耐煩從何而來<text:span text:style-name="T3">. </text:span>從他的作品中<text:span text:style-name="T3">,</text:span>不管他表面上或貶或褒<text:span text:style-name="T3"><text:s/>"</text:span>智能<text:span text:style-name="T3">" </text:span>這東西<text:span text:style-name="T3">,</text:span>不管他講了多少對於詩一般的事物之推崇<text:span text:style-name="T3">,</text:span>但實際上他還是非常看重智能的<text:span text:style-name="T3">,</text:span>或者說<text:span text:style-name="T3">,</text:span>看重理性<text:span text:style-name="T3">.<text:line-break/><text:line-break/></text:span>這故事是要說<text:span text:style-name="T3">,</text:span>目前的情況恰恰相反<text:span text:style-name="T3">: </text:span>我是很客氣地詢問這位張同學究竟是秉持何種顛撲不破的理由<text:span text:style-name="T3">,</text:span>否則怎麼能持有那樣強烈的主張<text:span text:style-name="T3">? </text:span>強烈到彷彿凡是反對同性戀者便不值得尊敬<text:span text:style-name="T3">,</text:span>便是人渣似的<text:span text:style-name="T3">.<text:line-break/><text:line-break/></text:span>但是<text:span text:style-name="T3">,</text:span>這位同學卻無能提供任何說法<text:span text:style-name="T3">,</text:span>而只能再次表達情緒情緒情緒<text:span text:style-name="T3">,</text:span>卻無能說明這些情緒從何而來因何而起<text:span text:style-name="T3">,</text:span>無能說明為何世上有著億萬數不清的各種行為<text:span text:style-name="T3">,</text:span>卻唯獨同性戀具有如此神聖而不可挑戰連反對都不行的絕對神聖地位<text:span text:style-name="T3">.<text:line-break/><text:line-break/></text:span>張同學很愛寫英文<text:span text:style-name="T3">,</text:span>可喜可賀<text:span text:style-name="T3">,</text:span>值得嘉許<text:span text:style-name="T3">,</text:span>但我不知道什麼是<text:span text:style-name="T3"><text:s/>dogy style. </text:span>跑去查字典<text:span text:style-name="T3">,</text:span>但找不到<text:span text:style-name="T3"><text:s/>dogy</text:span>這個字<text:span text:style-name="T3">.<text:line-break/><text:line-break/></text:span>我對同性戀以及也許絕大多數屬於行為層面的事物向來都沒有任何正反立場<text:span text:style-name="T3">. "</text:span>行為<text:span text:style-name="T3">" </text:span>這東西對我來說並不重要<text:span text:style-name="T3">,</text:span>重要的是從事該行為的態度<text:span text:style-name="T3">,</text:span>一個人有著某種不好的態度做所謂好事<text:span text:style-name="T3">,</text:span>並不會因此令人尊敬<text:span text:style-name="T3">;</text:span>相反地<text:span text:style-name="T3">,</text:span>一個人秉持善意做所謂壞事<text:span text:style-name="T3">,</text:span>這壞事也許就不那麼壞了<text:span text:style-name="T3">.<text:line-break/><text:line-break/></text:span>康德及維根斯坦說得很對<text:span text:style-name="T3">: </text:span>除了善意之外<text:span text:style-name="T3">,</text:span>無一物能被稱為善<text:span text:style-name="T3">. </text:span>比方說一個人守貧<text:span text:style-name="T3">(</text:span>我比較喜歡守富<text:span text:style-name="T3">),</text:span>過著貧苦生活<text:span text:style-name="T3">,</text:span>這不必然有著什麼意義<text:span text:style-name="T3">,</text:span>一個人不會因為過窮日子就因此而成就善<text:span text:style-name="T3">,</text:span>但若他之守貧乃是因為懷抱著某種善意而自願如此<text:span text:style-name="T3">,</text:span>那他便令人尊敬<text:span text:style-name="T3">,</text:span>至少令我肅然起敬<text:span text:style-name="T3">.<text:line-break/><text:line-break/></text:span>世上行為數不清<text:span text:style-name="T3">,</text:span>你可以從中挑選反這個或反那個<text:span text:style-name="T3">,</text:span>支持這個或支持那個<text:span text:style-name="T3">,</text:span>但不管正反<text:span text:style-name="T3">,</text:span>全與善惡無關<text:span text:style-name="T3">;</text:span>就算有點關系<text:span text:style-name="T3">,</text:span>一個人也不會更不該因為不幸支持或反對了某種行為主義式的主張<text:span text:style-name="T3">,</text:span>然後就應該被論斷成一個人渣<text:span text:style-name="T3">.<text:line-break/><text:line-break/></text:span>台灣這個混蛋黨及其搖旗吶喊的支持者基本上就是這樣一種態度<text:span text:style-name="T3">,</text:span>凡是某種主張與我相合者<text:span text:style-name="T3">,</text:span>便是自己人<text:span text:style-name="T3">,</text:span>而自己人便什麼都對<text:span text:style-name="T3">,</text:span>凡是反對該主張例如反對台獨者<text:span text:style-name="T3">,</text:span>便是萬惡的敵人<text:span text:style-name="T3">.<text:line-break/><text:line-break/></text:span>張同學經常痛罵這個垃圾黨<text:span text:style-name="T3">,</text:span>但其思維模式事實上卻與之十分相近<text:span text:style-name="T3">.<text:line-break/><text:line-break/></text:span>至於說什麼<text:span text:style-name="T3"><text:s/>"</text:span>天主教的這些神父最愛小男生難道不是眾所周知<text:span text:style-name="T3">?",</text:span>諸如這類修辭<text:span text:style-name="T3">,</text:span>用來罵人是夠嗆<text:span text:style-name="T3">,</text:span>但若用來說理析事卻顯得相當智能不足<text:span text:style-name="T3">. </text:span>這大約等於說<text:span text:style-name="T3"><text:s/>"</text:span>醫界這些醫生很愛錢難道不是眾所周知<text:span text:style-name="T3">?" </text:span>一樣智障<text:span text:style-name="T3">.<text:line-break/><text:line-break/></text:span>杜斯妥也夫斯基有句話很感動我<text:span text:style-name="T3">,</text:span>他說<text:span text:style-name="T3">: </text:span>我並不害怕痛苦<text:span text:style-name="T3">,</text:span>我只害怕我是否配得上這樣的痛苦<text:span text:style-name="T3">. </text:span>每當我被生活被生命折磨到幾乎無法承受時<text:span text:style-name="T3">,</text:span>我常會想起這些話<text:span text:style-name="T3">. </text:span>這些話<text:span text:style-name="T3">,</text:span>很精準地打中我心<text:span text:style-name="T3">. </text:span>我並不是真的那麼害怕疼痛或痛苦<text:span text:style-name="T3">,</text:span>我只怕我根本不夠格承受那樣巨大的一種痛苦<text:span text:style-name="T3">;</text:span>如果我不夠格<text:span text:style-name="T3">,</text:span>那我的痛苦將完全失去意義<text:span text:style-name="T3">.<text:line-break/><text:line-break/></text:span>套句同樣的句型<text:span text:style-name="T3">,</text:span>一個人要主張什麼巨大或偉大的主張都行<text:span text:style-name="T3">,</text:span>一個人要因此展現多麼強烈的情緒也沒關係<text:span text:style-name="T3">,</text:span>但重點是他的理性與感性得配得上他的主張才行<text:span text:style-name="T3">,</text:span>否則會讓我們想起路邊那些莫名其妙就對你狺狺作響裸露大門牙的狗<text:span text:style-name="T3">.</text:span></text:p>
      <text:p text:style-name="P1"><text:span text:style-name="T1">鄭啟承</text:span><text:s/>  |  2013.03.15 20:27   |   <text:a xlink:type="simple" xlink:href="http://palinfo.habago.org/Entry?Command=Information_PrintForum&amp;iPage=478#FORUM31868"><text:span text:style-name="T2">#</text:span></text:a></text:p>
      <text:p text:style-name="P2">又如今天台灣什麼反核已經反到像流氓一樣，成了唯一答案，有多少人敢公開說他支持核能<text:span text:style-name="T3">? </text:span>這樣一種氛圍如果叫作民意，那民意<text:span text:style-name="T3"><text:s/>= </text:span>暴民的意。誰敢不順這個暴民的意，誰就是民意的敵人。<text:span text:style-name="T3"><text:line-break/><text:line-break/></text:span>害我現在都不敢說我是永和人<text:span text:style-name="T3">(</text:span>擁核<text:span text:style-name="T3">)</text:span>，差點就改口說我是中和人<text:span text:style-name="T3">(</text:span>終核<text:span text:style-name="T3">)</text:span>。</text:p>
      <text:p text:style-name="P4"/>
      <text:p text:style-name="P1"><text:span text:style-name="T1">鄭啟承</text:span><text:s/>  |  2013.03.15 19:53   |   <text:a xlink:type="simple" xlink:href="http://palinfo.habago.org/Entry?Command=Information_PrintForum&amp;iPage=479#FORUM31866"><text:span text:style-name="T2">#</text:span></text:a></text:p>
      <text:p text:style-name="P2">同樣的，今天罵納粹或罵中國很簡單，你不會因此付出什麼代價，有誰這麼做了，我不但不會佩服，而且多半會在心中為此人畫上一個叉叉。<text:span text:style-name="T3"><text:line-break/><text:line-break/></text:span>但如果有人敢在西方世界公開說他挺納粹或在台灣公開說他挺中國，我倒是會挺佩服的。<text:span text:style-name="T3"><text:line-break/><text:line-break/></text:span>重點不是你說什麼，而是你是否因為你所說所做的一切付出其應有的代價。我常有一個強烈感覺，一個人值得尊敬的程度，端看他因其想法言行而所付出的代價多寡而定。</text:p>
      <text:p text:style-name="P1"><text:span text:style-name="T1">鄭啟承</text:span><text:s/>  |  2013.03.15 19:44   |   <text:a xlink:type="simple" xlink:href="http://palinfo.habago.org/Entry?Command=Information_PrintForum&amp;iPage=479#FORUM31865"><text:span text:style-name="T2">#</text:span></text:a></text:p>
      <text:p text:style-name="P5">就像貝多芬和歌德的那個故事一樣，一個人不只是要看他怎麼措詞造句怎麼講話，更重要的是看他在什麼樣的一種畫面中如此措詞造句講話。跟著浩浩蕩蕩的隊伍後面跟著一同眾口鑠金和搖旗吶喊，不管他說些什麼，我都是有點瞧不起的。在所謂同志權意識如此高漲，簡直已經可以自成一國，甚至有點瞧不起異性戀的某種膨脹氛圍中，一個人敢誠實說出他心裡反對同性戀的想法而引來無數辱罵和敵視，我是覺得蠻需要勇氣的。<text:span text:style-name="T3"><text:line-break/><text:line-break/></text:span>相反的，今天挺同性戀似乎不需要付出什麼代價，因為這挺安全的，人們還會為你蓋上前衛的標章。<text:span text:style-name="T3"><text:line-break/><text:line-break/></text:span>有些人似乎很刻意要讓別人知道自己挺同挺什麼的，但我想一個人不需為同性戀在那邊大小聲，如果他敢在一百年前也這樣隨便公開大小聲，我就服了他。</text:p>
      <text:p text:style-name="P1">J. Z.   |  2013.03.15 18:51   |   <text:a xlink:type="simple" xlink:href="http://palinfo.habago.org/Entry?Command=Information_PrintForum&amp;iPage=479#FORUM31864"><text:span text:style-name="T2">#</text:span></text:a></text:p>
      <text:p text:style-name="P2">這位大哥<text:span text:style-name="T3">, </text:span>用您的方式來說<text:span text:style-name="T3">: </text:span>就算要反對<text:span text:style-name="T3">dogy style</text:span>都沒關係<text:span text:style-name="T3">, </text:span>只是連人家在房裡搞什麼都要管<text:span text:style-name="T3">, </text:span>這種行為會不會很智障又缺德<text:span text:style-name="T3">??<text:line-break/></text:span>還什麼<text:span text:style-name="T3">"</text:span>摧毀上帝的計劃<text:span text:style-name="T3">", JESUS... <text:line-break/></text:span>天主教的這些神父最愛小男生不是眾所周知的事了嗎<text:span text:style-name="T3">? </text:span>下面這篇還是最近的新聞呢<text:span text:style-name="T3">:<text:line-break/><text:line-break/>http://www.pinknews.co.uk/2013/03/04/uk-gay-rights-campaigners-call-on-cardinal-keith-obrien-to-apologise-for-homophobic-bigotry/<text:line-break/><text:line-break/></text:span>這<text:span text:style-name="T3">Hypocrate</text:span>的程度比起被你罵爛的惡魔黨來應該有過之而無不及吧<text:span text:style-name="T3">?? </text:span>我實在很不明白為什麼穿上個<text:span text:style-name="T3">""</text:span>宗教<text:span text:style-name="T3">""</text:span>的外衣你的標準就可以大轉彎了<text:span text:style-name="T3">. </text:span>說真的要是哪天有人踢爆這位<text:span text:style-name="T3">Anti-gay</text:span>的教宗玩弄唱詩班的小男生我也不會太意外<text:span text:style-name="T3">.<text:line-break/><text:line-break/>""</text:span>看一個人的水平和人平<text:span text:style-name="T3">,</text:span>不是看他有沒有前科<text:span text:style-name="T3">,</text:span>不是看履歷學經歷<text:span text:style-name="T3">,</text:span>也不是看他的生平與八字<text:span text:style-name="T3">;</text:span>你只要看他怎麼措詞造句怎麼講話<text:span text:style-name="T3">,</text:span>就能知道這是一個什麼樣的人<text:span text:style-name="T3">. <text:line-break/></text:span>也許正面的不一定看得出來<text:span text:style-name="T3">,</text:span>但越是負面越容易看得出來<text:span text:style-name="T3">. </text:span>其實一般連看也不用看<text:span text:style-name="T3">,</text:span>用聞的就知道<text:span text:style-name="T3">. </text:span>生命是有氣味<text:span text:style-name="T3">,</text:span>而氣味是藏不住的<text:span text:style-name="T3">.""<text:line-break/><text:line-break/></text:span>我對以上也深有同感<text:span text:style-name="T3">, </text:span>一個會講出<text:span text:style-name="T3"><text:s/>"</text:span>同性戀者破壞上帝的計劃<text:span text:style-name="T3">" </text:span>的人<text:span text:style-name="T3">, </text:span>管他再親民再吃穿節儉<text:span text:style-name="T3"><text:s/>(</text:span>媽的<text:span text:style-name="T3">, </text:span>那個什麼送錢省長不是就挺<text:span text:style-name="T3">"</text:span>親民<text:span text:style-name="T3">"</text:span>的嗎<text:span text:style-name="T3">?? </text:span>台灣的政壇你難道看不出一堆公孫布被的王八嗎<text:span text:style-name="T3">???) ,</text:span>幾乎可以百分之百肯定他是個偽善的混蛋<text:span text:style-name="T3">.<text:line-break/><text:line-break/></text:span>我們真的不在同一架飛機上</text:p>
      <text:p text:style-name="P1"><text:span text:style-name="T1">陳真</text:span><text:s/>  |  2013.03.15 12:30   |   <text:a xlink:type="simple" xlink:href="http://palinfo.habago.org/Entry?Command=Information_PrintForum&amp;iPage=479#FORUM31863"><text:span text:style-name="T2">#</text:span></text:a></text:p>
      <text:p text:style-name="P5">這位同學，看你儼然捍衛同性戀的鬥士，動輒要發起聖戰，請問同性戀不能反對嗎？為什麼？一個人如果反對同性戀，那他就不是個令人尊敬的人而且甚至人人得而誅之嗎？</text:p>
      <text:p text:style-name="P1">J. Z.   |  2013.03.14 16:07   |   <text:a xlink:type="simple" xlink:href="http://palinfo.habago.org/Entry?Command=Information_PrintForum&amp;iPage=479#FORUM31862"><text:span text:style-name="T2">#</text:span></text:a></text:p>
      <text:p text:style-name="P6">Another Gay-hater Pope.<text:line-break/><text:span text:style-name="T1">不意外</text:span>.</text:p>
      <text:p text:style-name="P1"><text:span text:style-name="T1">陳真</text:span><text:s/>  |  2013.03.14 15:45   |   <text:a xlink:type="simple" xlink:href="http://palinfo.habago.org/Entry?Command=Information_PrintForum&amp;iPage=479#FORUM31861"><text:span text:style-name="T2">#</text:span></text:a></text:p>
      <text:p text:style-name="P5">新教宗方濟<text:span text:style-name="T3"><text:s/></text:span>作風謙遜簡樸<text:span text:style-name="T3"><text:line-break/><text:line-break/></text:span>中央社<text:span text:style-name="T3"><text:s/>– 2013</text:span>年<text:span text:style-name="T3">3</text:span>月<text:span text:style-name="T3">14</text:span>日<text:span text:style-name="T3"><text:line-break/><text:line-break/></text:span>（中央社梵蒂岡<text:span text:style-name="T3">13</text:span>日綜合外電報導）來自阿根廷的樞機主教伯格里奧今天意外出線，獲選為羅馬天主教新任教宗，成為近<text:span text:style-name="T3">1300</text:span>年以來第一位非歐洲教宗，他將以方濟（<text:span text:style-name="T3">Francis</text:span>）為名，帶領問題叢生的天主教。<text:span text:style-name="T3"><text:line-break/><text:line-break/></text:span>儘管在神學理論上為保守派，<text:span text:style-name="T3">76</text:span>歲的伯格里奧（<text:span text:style-name="T3">Jorge Mario Bergoglio</text:span>）關懷窮苦民眾，而他選擇阿西西的聖方濟（<text:span text:style-name="T3">Saint Francis of Assisi</text:span>）名字，作為聖號，也意味著他可能為天主教領導階層注入激進變革。阿西西的聖方濟一生貧困樸實，<text:span text:style-name="T3">1226</text:span>年與世長辭。<text:span text:style-name="T3"><text:line-break/><text:line-break/></text:span>伯格里奧以謙虛著稱，獲選新教宗後，立即展現和前教宗本篤十六世不同的作風，伯格里奧行事謙虛，要求等候群眾為他祈禱後，他才為群眾祝福。<text:span text:style-name="T3"><text:line-break/><text:line-break/></text:span>他現身陽台發表演說後，不搭教宗的豪華轎車，而是和其他樞機主教搭乘接駁車返回他們先前居住的梵蒂岡居所用晚餐。<text:span text:style-name="T3"><text:line-break/><text:line-break/></text:span>他住在位於布宜諾斯艾利斯近郊的小公寓，生活簡樸、素淨，沒有排場，搭大眾運輸工具通勤，自己打點伙食，還經常探訪首都外環的貧民窟。<text:span text:style-name="T3"><text:line-break/><text:line-break/></text:span>拉丁美洲是全球天主教徒最多的地區，伯格里奧官方傳記作者魯賓（<text:span text:style-name="T3">Sergio Rubin</text:span>）說，他一生教導並引導拉美神職人員，除了謙遜外，伯格里奧也展現政治敏感性。<text:span text:style-name="T3"><text:line-break/><text:line-break/></text:span>他不惜挑戰強大的利益集團，深切關懷阿根廷和拉丁美洲其他地區的社會不平等狀況，也曾幾度與阿根廷總統費南德茲（<text:span text:style-name="T3">Cristina Fernandez</text:span>）和其丈夫、前總統基西納（<text:span text:style-name="T3">Nestor Kirchner</text:span>）關係緊張。<text:span text:style-name="T3"><text:line-break/><text:line-break/></text:span>他強烈反對同性婚姻，<text:span text:style-name="T3">2010</text:span>年還曾譴責同志婚姻「試圖摧毀上帝的計畫」。<text:span text:style-name="T3"><text:line-break/><text:line-break/></text:span>伯格里奧主張天主教的要務是和社會連結，而非理論上的爭鬥。他去年的演說依然引發迴響。他在演說中指控天主教人員偽善，忘記耶穌基督曾與痲瘋病人為伍，與娼妓用膳。<text:span text:style-name="T3"><text:line-break/><text:line-break/></text:span>伯格里奧出生一家<text:span text:style-name="T3">7</text:span>口的中產階級家庭，父親為義大利移民鐵路工，母親則是家庭主婦。<text:span text:style-name="T3"><text:line-break/><text:line-break/></text:span>他在所有可能的教宗人選當中年紀最長，樞密會議前，外界瘋狂揣測可能人選時，也幾乎沒有提到他的名字。<text:span text:style-name="T3"><text:line-break/><text:line-break/>2005</text:span>年樞機主教選舉教宗會議時，伯格里奧也是人選之一，最終拉辛格（<text:span text:style-name="T3">Joseph Ratzinger</text:span>）獲選教宗，也就是第<text:span text:style-name="T3">256</text:span>任羅馬天主教教宗本篤十六世。<text:span text:style-name="T3"><text:line-break/><text:line-break/></text:span>伯格里奧是<text:span text:style-name="T3">8</text:span>世紀敘利亞出身的教宗額我略三世（<text:span text:style-name="T3">Gregory III</text:span>）之後，第一位非歐洲出身的教宗，也是連續第<text:span text:style-name="T3">3</text:span>位非義大利籍教宗。（譯者：中央社張詠晴）<text:span text:style-name="T3">1020314</text:span></text:p>
      <text:p text:style-name="P1"><text:span text:style-name="T1">陳真</text:span><text:s/>  |  2013.03.10 00:36   |   <text:a xlink:type="simple" xlink:href="http://palinfo.habago.org/Entry?Command=Information_PrintForum&amp;iPage=479#FORUM31855"><text:span text:style-name="T2">#</text:span></text:a></text:p>
      <text:p text:style-name="P2"><text:span text:style-name="T3">(</text:span>這是續之前沒寫完的開示<text:span text:style-name="T3">)<text:line-break/><text:line-break/></text:span>陳真上人靜思語錄<text:span text:style-name="T3">: </text:span>還是老話<text:span text:style-name="T3">,</text:span>這版面<text:span text:style-name="T3">,</text:span>任何人想寫什麼想法或感受都行<text:span text:style-name="T3">,</text:span>但請勿觸及任何無法向大眾為自己澄清的<text:span text:style-name="T3"><text:s/>"</text:span>非公眾人物<text:span text:style-name="T3">". <text:line-break/><text:line-break/></text:span>這裏畢竟不是<text:span text:style-name="T3"><text:s/>email</text:span>論壇<text:span text:style-name="T3">,</text:span>也不是什麼臉書那樣一種視私人如無物的地方<text:span text:style-name="T3">. </text:span>如果你所要講的東西涉及特定個人<text:span text:style-name="T3">,</text:span>那就請你直接寫信給<text:span text:style-name="T3"><text:s/>"""</text:span>那個人<text:span text:style-name="T3">""",</text:span>而不是公開批評指教<text:span text:style-name="T3">.<text:line-break/><text:line-break/></text:span>這裏也不歡迎那樣一些沒頭沒腦的幾個字留言或什麼按讚按踩之類<text:span text:style-name="T3">.<text:line-break/><text:line-break/></text:span>底下所寫與任何人無關<text:span text:style-name="T3">,</text:span>而只是陳真上人反覆開示過不知道幾百萬次的東西<text:span text:style-name="T3">.<text:line-break/><text:line-break/></text:span>當我想把這些講過幾百萬次的話再講一次時<text:span text:style-name="T3">,</text:span>馬上就覺得氣餒寫不下去了<text:span text:style-name="T3">. </text:span>一件事<text:span text:style-name="T3">,</text:span>如果說了有用<text:span text:style-name="T3">,</text:span>只需說一次便行<text:span text:style-name="T3">,</text:span>不需要說到一百萬次<text:span text:style-name="T3">. </text:span>有關<text:span text:style-name="T3"><text:s/>"</text:span>個人<text:span text:style-name="T3">" </text:span>的一種所謂溝通<text:span text:style-name="T3">,</text:span>其實只是徒勞無功的一件事<text:span text:style-name="T3">. </text:span>能溝通的<text:span text:style-name="T3">,</text:span>一秒鐘就什麼都通了<text:span text:style-name="T3">,</text:span>無法溝通的<text:span text:style-name="T3">,</text:span>講到口吐白沫也還是一樣充滿誤解<text:span text:style-name="T3">.<text:line-break/><text:line-break/></text:span>溝通既然如此困難<text:span text:style-name="T3">,</text:span>或者說溝通其實是不可能的<text:span text:style-name="T3">,</text:span>那就請各位把言語侷限在一切有可能溝通的部份<text:span text:style-name="T3">,</text:span>比方說溝通某種道理<text:span text:style-name="T3">,</text:span>某種演算<text:span text:style-name="T3">,</text:span>某種公眾人事物<text:span text:style-name="T3">,</text:span>某種觀念<text:span text:style-name="T3">,</text:span>某種現象等等等<text:span text:style-name="T3">. </text:span>對於無法溝通或不該溝通的部份<text:span text:style-name="T3">,</text:span>就請保持沉默<text:span text:style-name="T3">. <text:line-break/><text:line-break/></text:span>當然<text:span text:style-name="T3">,</text:span>私下你要怎麼講怎麼討論怎麼寫<text:span text:style-name="T3">email,</text:span>那是你的自由<text:span text:style-name="T3">,</text:span>至於不幸被你溝通到的人<text:span text:style-name="T3">,</text:span>頂多不理會<text:span text:style-name="T3">,</text:span>當做放屁就行<text:span text:style-name="T3">. </text:span>但屁若公開放<text:span text:style-name="T3">,</text:span>那真是一種褻瀆<text:span text:style-name="T3">.<text:line-break/><text:line-break/></text:span>今天即便我只是要給一本書掛個名<text:span text:style-name="T3">,</text:span>這名該怎麼掛<text:span text:style-name="T3">,</text:span>要列什麼樣的頭銜或身份或什麼都不列<text:span text:style-name="T3">,</text:span>當然都得聽我的<text:span text:style-name="T3">,</text:span>因為這時你所要公開呈現的是一個<text:span text:style-name="T3"><text:s/>"</text:span>人<text:span text:style-name="T3">",</text:span>而不是一種工具<text:span text:style-name="T3">. </text:span>讓一個人決定如何呈現他自己<text:span text:style-name="T3">,</text:span>只是把他當成<text:span text:style-name="T3"><text:s/>"</text:span>人<text:span text:style-name="T3">" </text:span>的第一步<text:span text:style-name="T3">.<text:line-break/><text:line-break/></text:span>我有篇文字與眾人集結成書<text:span text:style-name="T3">,</text:span>編輯擅自在我的個人簡介中的<text:span text:style-name="T3"><text:s/>"</text:span>經歷<text:span text:style-name="T3">" </text:span>一欄改成<text:span text:style-name="T3"><text:s/>"</text:span>重要經歷<text:span text:style-name="T3">", </text:span>我看了差點爆炸<text:span text:style-name="T3">,</text:span>堅持改回<text:span text:style-name="T3"><text:s/>"</text:span>經歷<text:span text:style-name="T3">",</text:span>因為我沒有什麼經歷是公眾意義上<text:span text:style-name="T3"><text:s/>"</text:span>重要<text:span text:style-name="T3">" </text:span>的<text:span text:style-name="T3">,</text:span>我不會庸俗到去形容自己的經歷很<text:span text:style-name="T3"><text:s/>"</text:span>重要<text:span text:style-name="T3">",</text:span>那些雞毛蒜皮的個人往事<text:span text:style-name="T3">,</text:span>在公眾意義上有什麼重不重要可說的<text:span text:style-name="T3">?<text:line-break/><text:line-break/></text:span>另外<text:span text:style-name="T3">,</text:span>我知道有人可能會納悶<text:span text:style-name="T3">,</text:span>你不是說對自己一點興趣都沒有嗎<text:span text:style-name="T3">? </text:span>那何必在乎自己如何被呈現<text:span text:style-name="T3">? </text:span>對此其實我也已說過無數次<text:span text:style-name="T3">. </text:span>這一點都不矛盾<text:span text:style-name="T3">. </text:span>我不在乎自己<text:span text:style-name="T3">,</text:span>但我忠於自己<text:span text:style-name="T3">. </text:span>我不是一頭羊<text:span text:style-name="T3">,</text:span>你就不要老是期待或呼籲我要跟你一樣咩咩咩<text:span text:style-name="T3">; </text:span>我不是在地上爬的生物<text:span text:style-name="T3">,</text:span>你就不要期待我一定要用仰角看你<text:span text:style-name="T3">;</text:span>我根本不吃肉<text:span text:style-name="T3">,</text:span>你就別老是要硬塞肉給我進補<text:span text:style-name="T3">. <text:line-break/><text:line-break/></text:span>不管那些東西將帶來多大的所謂好處也沒用<text:span text:style-name="T3">,</text:span>老鷹或許會衝下來抓小孩吃<text:span text:style-name="T3">,</text:span>但我敢保證牠絕對不會衝下來撿鈔票<text:span text:style-name="T3">,</text:span>你的所謂好處對旁人而言卻很可能是壞處或一無是處<text:span text:style-name="T3">. <text:line-break/><text:line-break/></text:span>你不能因此說老鷹在乎自己<text:span text:style-name="T3">,</text:span>牠對自己根本一點興趣也沒有<text:span text:style-name="T3">,</text:span>牠只是忠於自己<text:span text:style-name="T3">. </text:span>該怎麼叫<text:span text:style-name="T3">,</text:span>牠就怎麼叫<text:span text:style-name="T3">,</text:span>叫不出的聲音<text:span text:style-name="T3">,</text:span>牠不會因為考量可能叫了將帶來什麼好處而學人家叫一叫<text:span text:style-name="T3">,</text:span>牠沒那麼窩囊<text:span text:style-name="T3">.<text:line-break/><text:line-break/></text:span>對一頭老鷹或其實對任何物種來說<text:span text:style-name="T3">,</text:span>生命根本就沒有什麼好處壞處可言<text:span text:style-name="T3">,</text:span>牠根本不需要整天去查看自己的肚臍眼是不是長歪了或生鏽了<text:span text:style-name="T3">;</text:span>牠也不需要去上大師補習班學這個學那個以便讓自己更好<text:span text:style-name="T3">,</text:span>根本沒有什麼好或不好的問題<text:span text:style-name="T3">. </text:span>生命像個夢<text:span text:style-name="T3">,</text:span>套句好像是麥兜的話吧<text:span text:style-name="T3">,"</text:span>如果你覺得生命有所欠缺<text:span text:style-name="T3">,</text:span>那是因為你沒有活在夢裏<text:span text:style-name="T3">." <text:line-break/><text:line-break/></text:span>一個人<text:span text:style-name="T3">,</text:span>也許他總是活在某種社會國度中<text:span text:style-name="T3">,</text:span>所以才會覺得好像自己這裏不足那裏不夠<text:span text:style-name="T3">,</text:span>彷彿經過某種學習之後就能足夠了圓滿了進步了或甚至高人一等了<text:span text:style-name="T3">. </text:span>但你若對自己根本不感興趣<text:span text:style-name="T3">,</text:span>哪來什麼夠不夠好不好的問題<text:span text:style-name="T3">? </text:span>若硬要說不夠<text:span text:style-name="T3">,</text:span>頂多也只是錢不夠這項遺憾而已<text:span text:style-name="T3">,</text:span>就如老鷹頂多也只需煩惱地上獵物不夠多<text:span text:style-name="T3">,</text:span>吃不夠而已<text:span text:style-name="T3">,</text:span>我實在不知道對於<text:span text:style-name="T3"><text:s/>"</text:span>自己<text:span text:style-name="T3">" </text:span>這種東西有什麼好關注好在乎的<text:span text:style-name="T3">?<text:line-break/><text:line-break/></text:span>當然<text:span text:style-name="T3">,</text:span>物種不同<text:span text:style-name="T3">,</text:span>活的方式或美感也全然不同<text:span text:style-name="T3">,</text:span>你活你的<text:span text:style-name="T3">,</text:span>我活我的<text:span text:style-name="T3">,</text:span>我若有意見<text:span text:style-name="T3">,</text:span>我就大聲說出我的夢<text:span text:style-name="T3">,</text:span>唱出我的歌<text:span text:style-name="T3">,</text:span>你愛聽也好<text:span text:style-name="T3">,</text:span>聽了想吐更好<text:span text:style-name="T3">,</text:span>對於<text:span text:style-name="T3"><text:s/>"</text:span>某個人<text:span text:style-name="T3">" </text:span>該怎麼活<text:span text:style-name="T3">,</text:span>那純粹是上帝的事<text:span text:style-name="T3">,</text:span>我倒是一點意見也沒有<text:span text:style-name="T3">,</text:span>我們不會粗鄙到去對某個與己不同的生物或個體進行批評指教<text:span text:style-name="T3">. <text:line-break/><text:line-break/></text:span>基本上<text:span text:style-name="T3">,</text:span>你連別種生物或個體究竟怎麼活究竟有著什麼樣的造化<text:span text:style-name="T3">,</text:span>恐怕完全一無所知<text:span text:style-name="T3">. </text:span>因此<text:span text:style-name="T3">,</text:span>請大家該沉默就應沉默<text:span text:style-name="T3">,</text:span>放了他人一馬吧<text:span text:style-name="T3">! </text:span>你自己有著什麼樣的夢就請儘管去訴說<text:span text:style-name="T3">,</text:span>但夢這種東西是沒法更正也不需要更正的<text:span text:style-name="T3">,</text:span>更無法批評指教<text:span text:style-name="T3">.<text:line-break/><text:line-break/></text:span>套十七世紀初英國詩人<text:span text:style-name="T3">George Herbert </text:span>的詩這麼寫<text:span text:style-name="T3">: </text:span>聰明人<text:span text:style-name="T3"><text:line-break/></text:span>啊<text:span text:style-name="T3">!</text:span>若你真以為你知道一切而我一無所知<text:span text:style-name="T3">,</text:span>那麼<text:span text:style-name="T3">,</text:span>請你告訴我<text:span text:style-name="T3">,</text:span>我昨晚的夢<text:span text:style-name="T3">.<text:line-break/><text:line-break/></text:span>你不可能知道我昨晚的夢今天的夢明天的夢<text:span text:style-name="T3">,</text:span>所以<text:span text:style-name="T3">,</text:span>面對一個夢<text:span text:style-name="T3">,</text:span>難道我們不該保持沉默<text:span text:style-name="T3">? </text:span>難道你會比上帝還厲害<text:span text:style-name="T3">,</text:span>連我應該夢見什麼樣正確的夢有用的夢偉大的夢進步的夢睿智的夢都能給予我指導<text:span text:style-name="T3">?</text:span></text:p>
      <text:p text:style-name="P1"><text:span text:style-name="T1">陳真</text:span><text:s/>  |  2013.03.09 23:04   |   <text:a xlink:type="simple" xlink:href="http://palinfo.habago.org/Entry?Command=Information_PrintForum&amp;iPage=479#FORUM31853"><text:span text:style-name="T2">#</text:span></text:a></text:p>
      <text:p text:style-name="P5">謝謝阿忠所開發的方法<text:span text:style-name="T3">,</text:span>這麼複雜的事也能破解<text:span text:style-name="T3">,</text:span>真不簡單<text:span text:style-name="T3">.</text:span></text:p>
      <text:p text:style-name="P1"><text:span text:style-name="T1">柳春春阿忠</text:span><text:s/>  |  2013.03.09 10:55   |   <text:a xlink:type="simple" xlink:href="http://palinfo.habago.org/Entry?Command=Information_PrintForum&amp;iPage=479#FORUM31852"><text:span text:style-name="T2">#</text:span></text:a></text:p>
      <text:p text:style-name="P6"><text:span text:style-name="T1">阿忠教學時間，又來了～</text:span><text:line-break/><text:span text:style-name="T1">方法有二，經我實驗，以方法一最簡單。</text:span><text:line-break/><text:line-break/><text:span text:style-name="T1">一。登入</text:span>youtube<text:span text:style-name="T1">，</text:span><text:line-break/><text:span text:style-name="T1">在右上方個人帳號圖示點選</text:span>-<text:span text:style-name="T1">下拉三角圖示</text:span><text:line-break/><text:span text:style-name="T1">點選</text:span>-Video Manager <text:span text:style-name="T1">（影片管理員），</text:span><text:line-break/><text:span text:style-name="T1">進入後，在左方點選</text:span>-Playlists<text:span text:style-name="T1">，</text:span><text:line-break/><text:span text:style-name="T1">進入後，點選</text:span>-New Playlist<text:span text:style-name="T1">，</text:span><text:line-break/><text:span text:style-name="T1">進入後，點選</text:span>-add video by URL<text:line-break/><text:span text:style-name="T1">將要加入的歌曲的網址貼入</text:span>"Video URL"<text:span text:style-name="T1">，再點選</text:span>--Add<text:line-break/><text:line-break/><text:span text:style-name="T1">待要加入的歌曲都加入之後，點選上方的</text:span>--Save<text:line-break/><text:line-break/><text:span text:style-name="T1">接下來是播放該</text:span>Playlist<text:span text:style-name="T1">，只要記得點一下</text:span>--Autoplay<text:span text:style-name="T1">即可，</text:span><text:line-break/><text:span text:style-name="T1">會一直一直播放該</text:span>Playlist<text:span text:style-name="T1">，直到有人按下</text:span>Stop<text:span text:style-name="T1">。</text:span><text:line-break/><text:line-break/><text:span text:style-name="T1">二。開啟要播放的歌曲（或在</text:span>Youtube<text:span text:style-name="T1">搜尋要聽的歌）</text:span><text:line-break/><text:span text:style-name="T1">找到影片或歌曲的</text:span>Video ID<text:line-break/><text:span text:style-name="T1">如</text:span>http://www.youtube.com/watch?v=cq0xXw1aa_w<text:line-break/><text:span text:style-name="T1">的</text:span>Video ID<text:span text:style-name="T1">為等號後面那串</text:span><text:s/>cq0xXw1aa_w<text:line-break/><text:span text:style-name="T1">然後複製那串</text:span>Video ID<text:span text:style-name="T1">到可重複播放的連結裡</text:span><text:line-break/><text:line-break/><text:span text:style-name="T1">複製前</text:span><text:line-break/>http://www.youtube.com/v/Video_ID&amp;loop=1<text:line-break/><text:span text:style-name="T1">複製後</text:span><text:line-break/>http://www.youtube.com/v/cq0xXw1aa_w&amp;loop=1<text:line-break/><text:line-break/><text:span text:style-name="T1">再把它複製到瀏覽器的網址列裡，然後，</text:span>GO~<text:line-break/><text:line-break/><text:line-break/><text:line-break/><text:span text:style-name="T1">方法一最簡單。</text:span><text:line-break/></text:p>
      <text:p text:style-name="P1"><text:span text:style-name="T1">陳真</text:span><text:s/>  |  2013.03.09 09:54   |   <text:a xlink:type="simple" xlink:href="http://palinfo.habago.org/Entry?Command=Information_PrintForum&amp;iPage=479#FORUM31851"><text:span text:style-name="T2">#</text:span></text:a></text:p>
      <text:p text:style-name="P5"><text:span text:style-name="T3">(</text:span>再續<text:span text:style-name="T3">)<text:line-break/><text:line-break/></text:span>我覺得數鈔票練靜心這一招還蠻不錯的說，當然，數的必須是自己的鈔票，而且越多越好，這樣練下來，智慧一定大增。若數的是別人的鈔票，很多銀行員數到最後都會來找麥院長開示，我是說開藥。<text:span text:style-name="T3"><text:line-break/><text:line-break/></text:span>至於學動物這招也不錯。我從很久以前就開始學了。一開始是學我們家阿憨喝水，我觀察到牠喝水喝湯都不拿起杯子，而是很謙卑地以嘴就杯，遷就杯子。每天下班累到連個杯子或碗也沒力氣拿，於是我就想說，何不學阿憨呢？我就學牠低頭就杯就碗，直接用舌頭把水或飯菜撈起來，我舌頭沒牠長，所以一般只能用這方法喝完半杯。<text:span text:style-name="T3"><text:line-break/><text:line-break/></text:span>以嘴就杯，這讓我學習到一種謙卑的精神，學習與萬物融為一體的胸懷，讓我的人格與智慧又往上提昇了至少十幾層樓高。<text:span text:style-name="T3"><text:line-break/><text:line-break/></text:span>此外我還學牠吃完東西後，如果好吃的話，就把盤子舔乾淨。每當我在外面餐廳吃飯也這麼做時，經常引起一陣騷動，連服務生看了都很開心很感動，只是有時旁邊會有人制止我，叫我留點面子，別丟人現眼，有好吃到那樣嗎？<text:span text:style-name="T3"><text:line-break/><text:line-break/></text:span>有時我都已經舔得很乾淨了，服務生來收盤子卻還問我<text:span text:style-name="T3"><text:s/>"</text:span>還要<text:span text:style-name="T3">(</text:span>吃<text:span text:style-name="T3">)</text:span>嗎？<text:span text:style-name="T3">" </text:span>都已經舔到這樣乾淨，難道要我連盤子也吃了？<text:span text:style-name="T3"><text:line-break/><text:line-break/></text:span>小時候周圍大街小巷四處是牛，所以我一開始是學牛的反芻精神，把吃下去的東西再吐出來品味一番。我沒法吃下去又吐出來，所以一般的作法是吃好料的如烏魚子時，最後一口我就不吞下而留在嘴巴裏，含著它睡覺，帶著一種幸福的感覺睡去。有時早上醒來，烏魚子還在嘴巴，於是帶著濃濃的幸福感起床，面對艱難的一天。<text:span text:style-name="T3"><text:line-break/><text:line-break/></text:span>大人說，<text:span text:style-name="T3">"</text:span>你這樣牙齒會壞<text:span text:style-name="T3">"</text:span>。但我都年近半百了，牙科倒是很少去，牙齒好得很，因為我該刷牙就會好好刷牙。不過這一招不建議大家學就是，至於把盤子舔乾淨倒是很環保，而且又能練習與萬物融合一體的高尚情操，值得推廣。<text:span text:style-name="T3"><text:line-break/><text:line-break/></text:span>不管怎麼樣，從動物身上，我真的學到很多很多。<text:span text:style-name="T3"> <text:line-break/><text:line-break/></text:span>不過，再套句賓拉賓的句型：我們跟大師小師們最大的差別就在於我們不喜歡收門徒，厭惡粉絲，因為我們是一人宗教，我們所知的一切之有效性都只限於自己，但他們卻巍巍峨峨廣收門徒，傻話教個不停。<text:span text:style-name="T3"><text:line-break/><text:line-break/></text:span>仍然還是套句賓拉登的句型：我們跟他們最大的不同是，我們沒有任何東西可以教，我們只能把所有人原本就知道的最簡單事物反覆說幾遍；但他們卻好像有厚厚一堆在我們看來毫無意義的教材。<text:span text:style-name="T3"><text:line-break/><text:line-break/></text:span>當然，這些大師很紅，要不然怎麼叫大師；一堂課幾十萬，光靠講傻話就能收入億萬，有許多鈔票可以數來練靜心，十分令人羨慕。<text:span text:style-name="T3"><text:line-break/><text:line-break/></text:span>因為嚴重缺鈔票，難怪我一直心不定。</text:p>
      <text:p text:style-name="P1"><text:span text:style-name="T1">陳真</text:span><text:s/>  |  2013.03.09 03:10   |   <text:a xlink:type="simple" xlink:href="http://palinfo.habago.org/Entry?Command=Information_PrintForum&amp;iPage=479#FORUM31848"><text:span text:style-name="T2">#</text:span></text:a></text:p>
      <text:p text:style-name="P2"><text:span text:style-name="T3">(</text:span>續<text:span text:style-name="T3">)<text:line-break/><text:line-break/></text:span>十多年前，在電視上看到，波蘭斯基有一次接受<text:span text:style-name="T3">BBC</text:span>電影專訪，那位著名英國影評人一直問他說：你在這個鏡頭那個場景是不是暗示你內心的這樣那樣，象徵你潛意識的那樣這樣。我聽到都快飆五字經了<text:span text:style-name="T3">(</text:span>我受不了啦<text:span text:style-name="T3">~~</text:span>五個字<text:span text:style-name="T3">)</text:span>，但波蘭斯基真的很有耐心，依然不斷否認說沒有沒有，我完全沒有那個意思，不是不是，我根本不是那種想法，我也從來都不是那樣的人。<text:span text:style-name="T3"><text:line-break/><text:line-break/></text:span>但影評人不死心，硬是要分析說波蘭斯基顯然有著這樣那樣一種彷彿連波蘭斯基自己都不知道的內心狀態。最後，波受不了啦<text:span text:style-name="T3">~~</text:span>，開罵說，媽的<text:span text:style-name="T3">(</text:span>這句是我加的<text:span text:style-name="T3">)</text:span>，你是找我來做什麼？一直問我一些笨問題。<text:span text:style-name="T3"><text:line-break/><text:line-break/></text:span>波說，你看：你戴手錶，我也戴手錶，你穿黑皮鞋，我也穿黑皮鞋，難道我們之間的這樣一些相似性有什麼意義？<text:span text:style-name="T3"><text:line-break/><text:line-break/></text:span>影評人仍然不死心，繼續幫波蘭斯基做心理分析說他這個鏡頭那個鏡頭就是意味著或象徵著什麼跟什麼。波蘭斯基終於受不了啦<text:span text:style-name="T3">~</text:span>，而且剛好時間也快結束，波站起來說，你也許喜歡心理分析，但我完全沒有這個需求。<text:span text:style-name="T3"><text:line-break/><text:line-break/></text:span>多年前有個朋友，大富豪，曾自稱是我的粉絲，她一直幻想我學成歸國後將成為最熱門最昂貴的心靈智慧大師。她說她平常都有在靈修，光上個幾堂課就須花<text:span text:style-name="T3">40</text:span>萬學費去聆聽一位心靈智慧大師的開示。心靈智慧大師還教她怎麼繞著柱子跳舞，學習如何釋放情慾，望著窗外冥想自己羽化成小鳥等等等，如此將會開發內在無窮潛力，變成無所不能風度扁扁的萬人迷。<text:span text:style-name="T3"><text:line-break/><text:line-break/></text:span>她一直期待我成為心靈智慧大師，說她可以在初期投資我一些資金。我跟她說，我唸的東西很接近數學，沒有任何智慧可言，而且我應該也不用繞電線桿跳舞，情慾也不需要學習怎麼釋放就已經很氾濫了，我的內心是不是隱藏什麼我也一點都不關心，總歸一句就是我對自己不感興趣；即便有人對我感興趣都會讓我覺得很睹爛。<text:span text:style-name="T3"><text:line-break/><text:line-break/></text:span>她顯然無法認同我說的。直到有一天，對我的幻想終於徹底破滅。那天，我腳穿拖鞋，手裏抱著一大包甘蔗，一邊啃一邊走路，一路走來她家做客，讓他覺得極為訝異。她起初懷疑我這樣做一定暗藏智慧的深奧玄機，後來知道我從小就這樣，唯一不同是我小時候只穿內褲在街上走，現在進化到加件長褲，她聽了不禁幻想破滅，大失所望，從此我們就沒再連絡。<text:span text:style-name="T3"><text:line-break/><text:line-break/></text:span>她說，褲子一件沒超過兩萬元的她不敢穿出門，耳朵上沒掛個耳環說感覺跟裸體上街一樣羞恥。她一直在修行，但我想，她要修這麼多瑣瑣碎碎的功課，還得繞電線桿跳舞，不會太辛苦嗎？</text:p>
      <text:p text:style-name="P4"/>
      <text:p text:style-name="P1"><text:span text:style-name="T1">陳真</text:span><text:s/>  |  2013.03.09 02:24   |   <text:a xlink:type="simple" xlink:href="http://palinfo.habago.org/Entry?Command=Information_PrintForum&amp;iPage=480#FORUM31847"><text:span text:style-name="T2">#</text:span></text:a></text:p>
      <text:p text:style-name="P2">奧修，這名字好像聽過，最近有人好像把我跟他做連結<text:span text:style-name="T3">(</text:span>我也不確定是不是同一人，只記得什麼奧有個修的<text:span text:style-name="T3">)</text:span>。我對此人一無所知，但光憑這個修字，以及想要教人這樣那樣的這麼一種品味，我敢說他不但不會跟我有任何相似性，而且應該是完全相反的一種人。<text:span text:style-name="T3"><text:line-break/><text:line-break/></text:span>套句賓拉登的句型，我們和他們最大的差別就是我們對自己一點都不感興趣，而他們卻修這個修那個，似乎對自己興趣盎然到有點不可思議的地步。</text:p>
      <text:p text:style-name="P1"><text:span text:style-name="T1">陳真</text:span><text:s/>  |  2013.03.08 18:53   |   <text:a xlink:type="simple" xlink:href="http://palinfo.habago.org/Entry?Command=Information_PrintForum&amp;iPage=480#FORUM31845"><text:span text:style-name="T2">#</text:span></text:a></text:p>
      <text:p text:style-name="P5">謝謝各位電腦高手<text:span text:style-name="T3">,</text:span>但我不敢麻煩別人<text:span text:style-name="T3">,</text:span>因為我聽的音樂極大量<text:span text:style-name="T3">,</text:span>恐怕不是三首而是三千首<text:span text:style-name="T3">,</text:span>可能需要聘請一位專家每天上班幫我處理才可能辦到<text:span text:style-name="T3">.<text:line-break/><text:line-break/></text:span>如果可以直接在<text:span text:style-name="T3">youtube</text:span>上重播似乎最方便<text:span text:style-name="T3">,</text:span>倒不一定要錄下來<text:span text:style-name="T3">,</text:span>只是不知道別人是怎麼辦到的<text:span text:style-name="T3">? </text:span>不但可以重播還能自己挑歌來輪播<text:span text:style-name="T3">.</text:span>我就用啟承的方法試試<text:span text:style-name="T3">REPEAT.<text:line-break/><text:line-break/></text:span>各位鄉親啊<text:span text:style-name="T3">,</text:span>底下這首就真的不聽得槍斃才行<text:span text:style-name="T3">.<text:line-break/><text:line-break/>http://www.youtube.com/watch?v=cq0xXw1aa_w<text:line-break/><text:line-break/>http://www.youtube.com/watch?v=5KoOww_fL-M<text:line-break/><text:line-break/>http://www.youtube.com/watch?v=53zwn9WDoOs<text:line-break/><text:line-break/>http://www.youtube.com/watch?v=0W3qBFkU3Pg<text:line-break/><text:line-break/>http://www.youtube.com/watch?v=i3Jxx900P4Q<text:line-break/><text:line-break/></text:span>似水流年是喜多郎的音樂<text:span text:style-name="T3">,</text:span>黎小田編曲<text:span text:style-name="T3">. </text:span>我有梅豔芳這音樂的卡帶<text:span text:style-name="T3">,</text:span>第一版的<text:span text:style-name="T3">,</text:span>三十年了還保留著<text:span text:style-name="T3">,</text:span>只是不知道怎麼把卡帶的音樂轉成<text:span text:style-name="T3">cd,</text:span>科技一直在進步<text:span text:style-name="T3">,</text:span>我已經完全跟不上<text:span text:style-name="T3">.<text:line-break/><text:line-break/></text:span>一個人的確有可能在聲音文字或甚至一個眼神中全盤洩露自己的一切<text:span text:style-name="T3">. </text:span>善良無害<text:span text:style-name="T3">,</text:span>痛苦<text:span text:style-name="T3">,</text:span>不虛榮<text:span text:style-name="T3">,</text:span>這年頭找不到幾個唱歌這麼有感情的<text:span text:style-name="T3">. </text:span>人心很奇妙<text:span text:style-name="T3">,</text:span>我對於梅豔芳個人生平所知無幾<text:span text:style-name="T3">,</text:span>卻總感覺了解她很深<text:span text:style-name="T3">,</text:span>心裏還讓出個屬於她的空間<text:span text:style-name="T3">,</text:span>像個家人似的<text:span text:style-name="T3">,</text:span>某種記憶和想念有時不經意就浮上心頭<text:span text:style-name="T3">.</text:span></text:p>
      <text:p text:style-name="P1"><text:span text:style-name="T1">鄭啟承</text:span><text:s/>  |  2013.03.08 13:34   |   <text:a xlink:type="simple" xlink:href="http://palinfo.habago.org/Entry?Command=Information_PrintForum&amp;iPage=480#FORUM31844"><text:span text:style-name="T2">#</text:span></text:a></text:p>
      <text:p text:style-name="P2">我也覺得西遊降魔篇是周星馳拍過最好的電影，一個人不管他做什麼，音樂繪畫文學電影，其實一生說來說去也只是說同樣一個故事。某個意義上我是覺得一個想要說故事的人<text:span text:style-name="T3"><text:s/>(</text:span>或者說一個心裡有夢想要說出來的人<text:span text:style-name="T3">) </text:span>只會把故事愈說愈好，不可能愈說愈差，因為那就像人的皺紋只可能愈來愈多，不可能愈來愈少。<text:span text:style-name="T3"><text:line-break/><text:line-break/></text:span>最近看了兩部和功夫有關的電影，一部是很好笑的太極，一部是很美的一代宗師。武術總是勾起我心中太多難以訴說，簡直無法訴說的東西。我爸爸是練武之人，從小我就是在對功夫的這樣一種憧憬的夢中長大，過去七八年我更是正式涉入武林和江湖，成為所謂拜師入門的武門弟子，其中五六年過著一種完全沒有假日、甚至沒有平日的生活，把所有熱情和時間甚至健康和金錢投入這樣一個夢中。<text:span text:style-name="T3"><text:line-break/><text:line-break/></text:span>散盡家財和大好青春，我究竟從武術和功夫中得到了什麼<text:span text:style-name="T3">? </text:span>我其實自己也不知道，我只知道我的追求似乎也只是讓我明白了一些我原本就明白的道理，只是這些道理在無數肉體和心理的辛苦磨練中有如不斷重複播放的錄音帶一樣，上頭最終磨下了深刻的痕跡。<text:span text:style-name="T3"><text:line-break/><text:line-break/></text:span>如今我的生活中幾乎已經沒有了武術，就和宮二的六十四手一樣，我袓師爺楊露襌傳下來的太極拳一招一式我幾乎都快忘光了，但我其實不是真的忘了，我只是把這樣一個深刻而美麗的夢給壓縮收藏到了心裡一個安靜的角落，原本的實體成了一種氣體，隨它釋放飄散在自己的胸口而化作我這個人的一種呼吸和心跳所必須的、真正的我生命的一部份。</text:p>
      <text:p text:style-name="P1"><text:span text:style-name="T1">鄭啟承</text:span><text:s/>  |  2013.03.08 12:47   |   <text:a xlink:type="simple" xlink:href="http://palinfo.habago.org/Entry?Command=Information_PrintForum&amp;iPage=480#FORUM31843"><text:span text:style-name="T2">#</text:span></text:a></text:p>
      <text:p text:style-name="P5">我對科技很在行的，應該可以算是科技天才，可是最近幾年真的是被打敗了，一堆新科技讓我頭昏腦脹，不禁嚮往起小時候那個錄音帶和畫面一格一格的電動玩具起來，那些在我心裡真的是比現在的高科技來的酷多了。<text:span text:style-name="T3"><text:line-break/><text:line-break/></text:span>我也是覺得<text:span text:style-name="T3"><text:s/>Youtube </text:span>不能重播很煩，我用的方法和阿忠一樣，是抓下來以後再用軟體播放，或是燒成光碟，可是我想那對一般人可能很困難，說不定請阿忠燒還真的是最快的方法。<text:span text:style-name="T3"><text:line-break/><text:line-break/></text:span>不過剛剛上網搜尋，發現一些其他小撇步，比如說在網址的<text:span text:style-name="T3">"youtube"</text:span>這個字後面加上<text:span text:style-name="T3"><text:s/>repeat</text:span>，就可以一直重播了。<text:span text:style-name="T3"><text:line-break/><text:line-break/></text:span>比如<text:span text:style-name="T3">"</text:span>殘夢<text:span text:style-name="T3">" http://www.youtube.com/watch?v=YKeBxIcEsck&amp;loop=2<text:line-break/><text:line-break/></text:span>變成<text:span text:style-name="T3"><text:s/>http://www.youtuberepeat.com/watch?v=YKeBxIcEsck&amp;loop=2<text:line-break/><text:line-break/></text:span>我剛剛試了真的可以，不過這其實不是<text:span text:style-name="T3"><text:s/>youtube </text:span>的功能，因為它轉到另一個網站，而這網站寫了重播的功能，把你想要重播的影片一直重複載入。</text:p>
      <text:p text:style-name="P1"><text:span text:style-name="T1">柳春春阿忠</text:span><text:s/>  |  2013.03.08 07:43   |   <text:a xlink:type="simple" xlink:href="http://palinfo.habago.org/Entry?Command=Information_PrintForum&amp;iPage=480#FORUM31842"><text:span text:style-name="T2">#</text:span></text:a></text:p>
      <text:p text:style-name="P6"><text:span text:style-name="T1">下載連結（那三首歌的</text:span>mp3<text:span text:style-name="T1">）</text:span><text:line-break/>http://db.tt/pfu4fNMA</text:p>
      <text:p text:style-name="P1"><text:span text:style-name="T1">柳春春阿忠</text:span><text:s/>  |  2013.03.08 07:22   |   <text:a xlink:type="simple" xlink:href="http://palinfo.habago.org/Entry?Command=Information_PrintForum&amp;iPage=480#FORUM31841"><text:span text:style-name="T2">#</text:span></text:a></text:p>
      <text:p text:style-name="P3"><text:span text:style-name="T1">良哲貼的，是方法之一。</text:span><text:line-break/><text:span text:style-name="T1">不過阿忠的方法比較快。</text:span><text:line-break/><text:line-break/><text:span text:style-name="T1">給我</text:span>youtube<text:span text:style-name="T1">連結，然後我這邊下載後，轉成</text:span>mp3<text:span text:style-name="T1">或</text:span>wav<text:span text:style-name="T1">檔，</text:span><text:line-break/><text:span text:style-name="T1">寄給你。</text:span><text:line-break/><text:line-break/><text:span text:style-name="T1">這樣比較快～</text:span><text:line-break/><text:line-break/><text:span text:style-name="T1">前者下載：</text:span>https://addons.mozilla.org/zh-tw/firefox/addon/video-downloadhelper/<text:line-break/><text:span text:style-name="T1">後者轉檔：</text:span>http://winff.org/html_new/downloads.html</text:p>
      <text:p text:style-name="P1"><text:span text:style-name="T1">良哲</text:span><text:s/>  |  2013.03.08 01:30   |   <text:a xlink:type="simple" xlink:href="http://palinfo.habago.org/Entry?Command=Information_PrintForum&amp;iPage=480#FORUM31840"><text:span text:style-name="T2">#</text:span></text:a></text:p>
      <text:p text:style-name="P6"><text:span text:style-name="T1">《在</text:span>Youtube<text:span text:style-name="T1">裡建立屬於自己的影音資料庫－「播放清單」的使用</text:span>-1<text:span text:style-name="T1">》</text:span> <text:line-break/>http://blog.ilc.edu.tw/blog/blog/3228/post/10132/137079<text:line-break/><text:line-break/><text:span text:style-name="T1">應該就是這個了？</text:span></text:p>
      <text:p text:style-name="P1"><text:span text:style-name="T1">陳真</text:span><text:s/>  |  2013.03.08 01:01   |   <text:a xlink:type="simple" xlink:href="http://palinfo.habago.org/Entry?Command=Information_PrintForum&amp;iPage=480#FORUM31839"><text:span text:style-name="T2">#</text:span></text:a></text:p>
      <text:p text:style-name="P5">許多時候，我必須靠音樂才能思考或寫東西或是藉著音樂為每天滿身的傷口療傷止痛，但是，因為有些曲子年代久遠已買不到，只好去<text:span text:style-name="T3">youtube</text:span>找。<text:span text:style-name="T3"><text:line-break/><text:line-break/></text:span>透過<text:span text:style-name="T3">youtube</text:span>聽歌有個麻煩就是它無法反覆播放，於是每首曲子一結束我就得停下手邊的工作去按<text:span text:style-name="T3">play</text:span>，再聽一遍，等於每幾分鐘就得中斷手邊的工作去按<text:span text:style-name="T3">play</text:span>，很麻煩，而我又一直學不會從<text:span text:style-name="T3">youtube</text:span>錄下音樂或影像到光碟片用機器播放。<text:span text:style-name="T3"><text:line-break/><text:line-break/></text:span>最近每天聽西遊降魔篇那首<text:span text:style-name="T3"><text:s/>"</text:span>一生所愛<text:span text:style-name="T3">"</text:span>，挺感動。剛才聽到一半就在椅子上睡著了；奇怪的事發生了，當我醒來時，音樂竟然還在播放，我還以為在做夢，一看電腦，它的確還在播放，難道有鬼幫我按<text:span text:style-name="T3">play</text:span>嗎？<text:span text:style-name="T3"><text:line-break/><text:line-break/></text:span>更奇怪的是，它不是一直播放同一個版本，而是反覆播放同一首歌的各種版本。<text:span text:style-name="T3"><text:line-break/><text:line-break/></text:span>我想應該不是鬧鬼，而是電腦設定的問題。想請教各界電腦高手這究竟是要怎麼辦到？怎麼樣做可以這樣反覆聽同一首歌或輪著播放不同版本？<text:span text:style-name="T3"><text:line-break/><text:line-break/></text:span>我正在聽的是底下這個網址。我發現它會輪流播放右手邊這些版本，我想知道這是怎麼辦到的？我是按到什麼按鈕嗎？是誰剛好挑出這些不同的演唱版本？<text:span text:style-name="T3"><text:line-break/><text:line-break/>http://www.youtube.com/watch?v=zyOIqLhSWkA&amp;list=PL4mY_ftJUWiyek2LBzgw27gHAODeu6Cry<text:line-break/><text:line-break/></text:span>於是我又試著搜尋其它歌，發現跟以前一樣，唱一遍就結束了，需要一直按<text:span text:style-name="T3">play</text:span>才能再聽一次，而且無法輪流播放很多曲子。我想知道的是，應該怎麼設定才可以跑出像右邊這樣一個曲目欄位讓你選擇反覆輪流播放？<text:span text:style-name="T3"><text:line-break/><text:line-break/></text:span>在我看來，西遊降魔應該是周星馳最好的一部電影。雖是喜劇，但我老想到悲劇的成份而難以釋懷。<text:span text:style-name="T3"><text:line-break/><text:line-break/></text:span>從香港仍是匪區、與之有所連繫便是叛亂通匪的六、七零年代<text:span text:style-name="T3">(</text:span>我剛剛唸國中<text:span text:style-name="T3">)</text:span>就開始拜託我媽想辦法輾轉透過香港的共匪朋友們幫我買唱片，對於黃霑、許冠傑等等，耳熟能詳，如數家珍。幾年後，他們的音樂才合法傳入台灣。<text:span text:style-name="T3"><text:line-break/><text:line-break/></text:span>作曲方面，最好的當然就是黃霑。大約八零年代初期，一直幫我買音樂的那個共匪<text:span text:style-name="T3">--</text:span>一位香港警官，介紹我聽關正傑，於是我知道了作曲家黎小田，後來又知道一個光頭、個性和表情挺古怪好笑的作曲家叫盧冠廷，我特別喜歡他的<text:span text:style-name="T3"><text:s/>"</text:span>天籟<text:span text:style-name="T3">"</text:span>。如下：<text:span text:style-name="T3"><text:line-break/><text:line-break/>http://www.youtube.com/watch?v=YWVnTmltJWA<text:line-break/><text:line-break/></text:span>那首<text:span text:style-name="T3"><text:s/>"</text:span>一生所愛<text:span text:style-name="T3">"</text:span>也是盧冠廷的音樂。他的音樂我稍微能聽得出來，看電影時聽第一次我就聽得出可能是盧冠廷所寫，他的音樂有一種大氣，一種滄桑，跟他常在電影中客串演丑角的形象真是差很多。我對他個人所知不多，只覺得這個人感覺怪怪的、鈍鈍的，感覺好像跟我一樣有點社會適應障礙和自閉。<text:span text:style-name="T3"><text:line-break/><text:line-break/></text:span>至於黎小田就比較正常。他創作量很大，水平還不錯，看西遊降魔時，只要有悲劇的部份就會出現一小段音樂，那首歌叫<text:span text:style-name="T3"><text:s/>"</text:span>殘夢<text:span text:style-name="T3">" (http://www.youtube.com/watch?v=YKeBxIcEsck)</text:span>，是我從小唱到大的，電影只截取這曲子開頭幾個音符。<text:span text:style-name="T3"><text:line-break/><text:line-break/></text:span>當我突然聽到小時候就開始聽開始唱的這麼一首歌，心裏真是很激動，因為這些音樂在台灣聽不到，至少不是那種大多數人都聽過的歌，但它卻是我心裏常播放的。<text:span text:style-name="T3"><text:line-break/><text:line-break/></text:span>有些東西，例如這些通俗歌曲，不是什麼傳世之作，也不是什麼天籟之音，只是一些很平凡的作品，但因為跟某個時代的氣氛或某種個人悲歡連結了，於是便生出感情來，讓人聽了想找眼淚瓶。</text:p>
      <text:p text:style-name="P1"><text:span text:style-name="T1">世主</text:span><text:s/>  |  2013.03.07 15:34   |   <text:a xlink:type="simple" xlink:href="http://palinfo.habago.org/Entry?Command=Information_PrintForum&amp;iPage=480#FORUM31837"><text:span text:style-name="T2">#</text:span></text:a></text:p>
      <text:p text:style-name="P2">更正：緬幣比美金是<text:span text:style-name="T3">800:1</text:span>，他是說有人要用<text:span text:style-name="T3">1</text:span>美金跟他換<text:span text:style-name="T3">1</text:span>緬幣，讓他很開心啦<text:span text:style-name="T3">~ </text:span>我個人覺得應該是<text:span text:style-name="T3">800</text:span>美金換<text:span text:style-name="T3">1</text:span>緬幣比較合理<text:span text:style-name="T3">.</text:span></text:p>
      <text:p text:style-name="P1"><text:span text:style-name="T1">世主</text:span><text:s/>  |  2013.03.07 14:49   |   <text:a xlink:type="simple" xlink:href="http://palinfo.habago.org/Entry?Command=Information_PrintForum&amp;iPage=480#FORUM31836"><text:span text:style-name="T2">#</text:span></text:a></text:p>
      <text:p text:style-name="P5">這幾天開會，認識了一位緬甸的朋友，約莫五十幾歲的先生，低調，臉上總是掛著慈祥微笑，在他身上找不到某些有錢國家人民那種多變的情緒和表情，吃飯閒聊時，我好奇問他對於新的政權感覺如何？他開心地頻頻說現在真的是太好了！記得以前買肥皂得排隊，私人商店賣的比公家貴好幾倍，所以大家情願排長長的隊伍買公家肥皂，一次只能買一個，還不能說要甚麼顏色的；有時貨源有限時，只好用抽籤決定，不管排隊順序先後，沒抽到只能下次再來，買得到是運氣<text:span text:style-name="T3">.</text:span>以前還有人口監控的問題，譬如母親和兒子分家後，若要互相探訪，必須先跟某類似警察單位報備填表<text:span text:style-name="T3">(</text:span>一次只能填兩張<text:span text:style-name="T3">)</text:span>，所以親友的探訪非常麻煩，還有很多不方便的事，現在好了，一切都比以前自由很多，美金和緬幣<text:span text:style-name="T3">1:1</text:span>，他說他很喜歡吃麥當勞，百事可樂和可口可樂互相競爭，星巴克也進來了<text:span text:style-name="T3">....</text:span>聽他如此開心地描述著新生活的一切，我竟然也跟著他非常開心起來，雖然我現在不喜歡麥當勞、星巴克和可口可樂，但他的話卻讓我想起了台灣早期剛引進麥當勞、可口可樂和星巴克的那些年，像一扇封閉已久的窗被輕輕推開，陽光入內灑落，新鮮空氣迎面吹來，一切都如此滿足和感謝<text:span text:style-name="T3">...</text:span>如果，台灣的腳步可以永遠停止在那段黎明初放的時光，不要再加速往前進了，該是多好？那頓飯，除了眼框濕潤地聽他說著，只能跟著他一起開心<text:span text:style-name="T3">.</text:span></text:p>
      <text:p text:style-name="P1"><text:span text:style-name="T1">陳真</text:span><text:s/>  |  2013.03.07 14:12   |   <text:a xlink:type="simple" xlink:href="http://palinfo.habago.org/Entry?Command=Information_PrintForum&amp;iPage=480#FORUM31834"><text:span text:style-name="T2">#</text:span></text:a></text:p>
      <text:p text:style-name="P2">前面講的比賽組合講得有點語義不清<text:span text:style-name="T3">,</text:span>簡單說<text:span text:style-name="T3">: X </text:span>隊與<text:span text:style-name="T3">Y </text:span>隊<text:span text:style-name="T3">(</text:span>包括美日英台四國<text:span text:style-name="T3">)</text:span>比賽<text:span text:style-name="T3">,</text:span>我一概祝福<text:span text:style-name="T3"><text:s/>X </text:span>隊獲勝<text:span text:style-name="T3">. </text:span>因為<text:span text:style-name="T3">Y </text:span>隊這四個<text:span text:style-name="T3">GY</text:span>國家我很睹爛<text:span text:style-name="T3">,</text:span>賭爛排名依序是日台美英<text:span text:style-name="T3">. <text:line-break/><text:line-break/></text:span>若有人說我反美<text:span text:style-name="T3">,</text:span>其實不太對<text:span text:style-name="T3">,</text:span>反美之前我還反兩個東西<text:span text:style-name="T3">,</text:span>一是日一是台<text:span text:style-name="T3">,</text:span>只要是讓台日出洋相的事<text:span text:style-name="T3">,</text:span>我都很期待<text:span text:style-name="T3">,</text:span>原因無它<text:span text:style-name="T3">,</text:span>前者文化素質太低卻又志得意滿張牙舞爪窩囊猥瑣充滿侵略性喜歡歧視弱者糟蹋異己對人缺乏理解與尊重<text:span text:style-name="T3">,</text:span>後者還有血債未清<text:span text:style-name="T3">,</text:span>他還沒對二戰殘絕人寰的燒殺擄掠表示過一絲歉意<text:span text:style-name="T3">. <text:line-break/><text:line-break/></text:span>在台灣<text:span text:style-name="T3">,</text:span>除了不允許發表不愛台灣國不愛台灣黨或是對台灣有任何不敬的言論之外<text:span text:style-name="T3">,</text:span>其它什麼荒唐的話都能講<text:span text:style-name="T3">. </text:span>西方社會對於挑撥族群等特定言論很敏感<text:span text:style-name="T3">,</text:span>政客稍有觸及<text:span text:style-name="T3">,</text:span>便很難全身而退<text:span text:style-name="T3">,</text:span>法律基本上也不允許你在這方面有所謂言論自由<text:span text:style-name="T3">,</text:span>但台灣卻相反<text:span text:style-name="T3">,</text:span>好像對異族或異己講得越惡毒就越是勇敢ㄟ台灣郎<text:span text:style-name="T3">. <text:line-break/><text:line-break/></text:span>你反而還得<text:span text:style-name="T3"><text:s/>"</text:span>苦口婆心<text:span text:style-name="T3">" </text:span>拜託人渣別這樣嘛<text:span text:style-name="T3">,</text:span>例如教育部長<text:span text:style-name="T3"><text:s/>"</text:span>懇請<text:span text:style-name="T3">" </text:span>球場觀眾為我方加油時勿踩族群挑撥之紅線<text:span text:style-name="T3">,</text:span>要注意言行<text:span text:style-name="T3">,</text:span>結果當然就招來勇敢ㄟ台灣郎的圍勦攻擊<text:span text:style-name="T3">. <text:line-break/><text:line-break/></text:span>台灣這個社會<text:span text:style-name="T3">,</text:span>素質之低<text:span text:style-name="T3">,</text:span>實在是低到經常讓人感到很訝異<text:span text:style-name="T3">,</text:span>不知今夕何夕<text:span text:style-name="T3">. </text:span>跟這樣一些同胞生活在這島上<text:span text:style-name="T3">,</text:span>是很辛苦甚至很痛苦的一件事<text:span text:style-name="T3">.<text:line-break/><text:line-break/></text:span>每個國家或社會都會有醜陋的事<text:span text:style-name="T3">,</text:span>醜陋之存在並不足為奇<text:span text:style-name="T3">,</text:span>令人痛苦的是<text:span text:style-name="T3">,</text:span>在這島上<text:span text:style-name="T3">,</text:span>大家對於醜陋事不是噤若寒蟬<text:span text:style-name="T3">,</text:span>就是推崇備至而絲毫不覺得其醜陋<text:span text:style-name="T3">.</text:span></text:p>
      <text:p text:style-name="P4"/>
      <text:p text:style-name="P1"><text:span text:style-name="T1">鄭啟承</text:span><text:s/>  |  2013.03.07 10:02   |   <text:a xlink:type="simple" xlink:href="http://palinfo.habago.org/Entry?Command=Information_PrintForum&amp;iPage=481#FORUM31833"><text:span text:style-name="T2">#</text:span></text:a></text:p>
      <text:p text:style-name="P2"><text:span text:style-name="T3">http://bbi.com.tw/pcman/Gossiping/1HDXY4XL.html<text:line-break/><text:line-break/></text:span>看看台灣人的品性吧，這算哪門子的加油方式<text:span text:style-name="T3">? </text:span>從一個民族面對運動比賽的態度，你多少就可以得知它面對戰爭、面對異已、面對「人」的一種態度。<text:span text:style-name="T3"><text:line-break/><text:line-break/></text:span>前兩天學了一句新的英文，叫作<text:span text:style-name="T3"><text:s/>root for the underdog</text:span>，中文實在是不會翻譯，我卻很感動一種語言裡竟然有這樣一個句子。這句的意思大概就是「站在弱者的這一邊」，這精神當然比較高尚一點，視運動或審判或任何紛爭不再是一種殺敵或肅清異已，而真正欽仰和崇尚所謂戰鬥精神或強者風範。<text:span text:style-name="T3"><text:line-break/><text:line-break/></text:span>但用繁體中文講這些無異是浪費唇舌或自找麻煩而已，台灣人的文化裡完全不存在一絲一毫這樣的東西，甚至努力反其道而行，歧視弱者，喜歡<text:span text:style-name="T3">"</text:span>欣賞<text:span text:style-name="T3">"</text:span>恃強欺弱的畫面，更不要說異已和敵人了。<text:span text:style-name="T3"><text:line-break/><text:line-break/></text:span>就算你恨你的敵人，在一種公平較技的場合，你也應該懷著敬意在恨他，而不是站在場外像個鱉三一樣侮辱人家全家大小，那不是在給場上的自己人丟臉嗎<text:span text:style-name="T3">?<text:line-break/><text:line-break/></text:span>但台灣人的品味就是如此出眾不凡，正常人覺得丟臉之事，恐怕我們都覺得洋洋得意而意氣風發呢<text:span text:style-name="T3">!</text:span></text:p>
      <text:p text:style-name="P1"><text:span text:style-name="T1">陳真</text:span><text:s/>  |  2013.03.07 01:25   |   <text:a xlink:type="simple" xlink:href="http://palinfo.habago.org/Entry?Command=Information_PrintForum&amp;iPage=481#FORUM31831"><text:span text:style-name="T2">#</text:span></text:a></text:p>
      <text:p text:style-name="P5"><text:span text:style-name="T3">http://www.ettoday.net/news/20130305/170957.htm<text:line-break/><text:line-break/><text:line-break/><text:line-break/></text:span>每個國家總會有些人渣<text:span text:style-name="T3">,</text:span>這是一定的<text:span text:style-name="T3">,</text:span>但差別在於正常社會對於人渣言行普遍採取敵意態度或鄙視<text:span text:style-name="T3">,</text:span>在台灣<text:span text:style-name="T3">,</text:span>人渣卻往往是目光焦點得意非凡<text:span text:style-name="T3">,</text:span>甚至還經常變成有氣魄ㄟ台灣人ㄟ英雄呢<text:span text:style-name="T3">.<text:line-break/><text:line-break/></text:span>最近不知道是在比賽什麼球類<text:span text:style-name="T3">,</text:span>吵鬧不休<text:span text:style-name="T3">. </text:span>對於任何比賽<text:span text:style-name="T3">,</text:span>凡是與英國隊比賽者<text:span text:style-name="T3">,</text:span>我一概祝福對方獲勝<text:span text:style-name="T3">,</text:span>但除了美國和台灣及日本這三個<text:span text:style-name="T3"><text:s/>"</text:span>國家<text:span text:style-name="T3">" </text:span>之外<text:span text:style-name="T3">. <text:line-break/><text:line-break/></text:span>唯一會讓我祝福台灣獲勝的可能性只有一個<text:span text:style-name="T3">,</text:span>那就是與日本隊比賽時<text:span text:style-name="T3">,</text:span>這時候我才會站在台灣這邊<text:span text:style-name="T3">. </text:span>換句話說<text:span text:style-name="T3">,</text:span>全世界不管哪個國家<text:span text:style-name="T3">,</text:span>只要與日本隊比賽<text:span text:style-name="T3">,</text:span>我一概希望他們獲勝<text:span text:style-name="T3">.</text:span></text:p>
      <text:p text:style-name="P1"><text:span text:style-name="T1">陳真</text:span><text:s/>  |  2013.03.06 10:52   |   <text:a xlink:type="simple" xlink:href="http://palinfo.habago.org/Entry?Command=Information_PrintForum&amp;iPage=481#FORUM31830"><text:span text:style-name="T2">#</text:span></text:a></text:p>
      <text:p text:style-name="P2">我們現在談的是一個<text:span text:style-name="T3"><text:s/>"</text:span>人<text:span text:style-name="T3">"</text:span>，叫德蕾莎，而不是講一件<text:span text:style-name="T3"><text:s/>"</text:span>事<text:span text:style-name="T3">"</text:span>。人不是股票，股票今天漲，明天可能就跌了；今年營收創新高，明年可能就打到谷底。人不是這樣一種起起伏伏的東西。<text:span text:style-name="T3"><text:line-break/><text:line-break/></text:span>也許大多數人是把人當股票看，今天覺得某人好棒好帥，因為大家都說他好棒好厲害好偉大，簡直就是台灣之光，明天很可能就因為某個什麼事情比方說他發表了不愛黨不愛台灣的言論，或表現變差了，或考試沒有考一百分，或是哪裡不合己意，或甚至可能今天自己心情不怎麼樣，或是剛好聽到什麼八卦說他如何如何，於是就對之形成不同的看法。<text:span text:style-name="T3"><text:line-break/><text:line-break/></text:span>你可以這樣看人，但人畢竟不是這樣一種東西。一個會這樣看人的人意味著他對<text:span text:style-name="T3"><text:s/>"</text:span>人<text:span text:style-name="T3">" </text:span>一無所知；而且搞不好他也把自己當股票看，有著所謂行情，而且這行情總是隨外在狀況不斷起伏，而無內在恆定可言。<text:span text:style-name="T3"><text:line-break/><text:line-break/></text:span>大約二十五年前，有一天，陳菊跟我談到林義雄，陳菊說，林義雄是一個這樣的人：你把自己的頭交給他保管，就算有一天頭不見了，你也不會怪他，因為你會相信他一定已經盡了最大的力氣來保護你的頭。<text:span text:style-name="T3"><text:line-break/><text:line-break/></text:span>我很自閉，害怕社交，但卻有許多朋友。我不知道朋友們是否把我當股票看，但我看他們卻亙古如常不會改變；不管他們說了什麼或做了什麼，我對他們的看法不會改變，因為人之如何並非依賴於他們做了什麼或說了什麼，而在於他們究竟<text:span text:style-name="T3"><text:s/>"</text:span>是<text:span text:style-name="T3">"</text:span>什麼；是老虎就永遠是老虎，斷了腿或掉了毛仍然是老虎，我不需要聽到他仰天怒吼才會相信他是隻老虎；若是一隻貓，學老虎叫也沒用，身上畫迷彩扮老虎也沒用，我看他仍然是一隻貓。<text:span text:style-name="T3"><text:line-break/><text:line-break/></text:span>當我相信一個朋友，那麼，他就算把我賣了，我還是相信他，就如同我始終相信自己一樣，我不相信一個物種會在一夕之間演化或突變成另外一個物種。<text:span text:style-name="T3"><text:line-break/><text:line-break/></text:span>對事情你可以有不斷改變的看法，對人卻不應如此。如果你對一個人根本一點概念都沒有，光是幾句留言或一篇報導就會讓你對他的看法一夕數變，那意味著你對此人一點也不了解。如果不了解，為何又能迅速形成一個個不同的看法？甚至發出<text:span text:style-name="T3"><text:s/>disgusting</text:span>的厭惡之聲？對一個你絲毫不了解的<text:span text:style-name="T3"><text:s/>"</text:span>人<text:span text:style-name="T3">" </text:span>憑什麼做出如此評價？這其實只意味著你其實一點也不在乎自己在說什麼。一個人如果不在乎自己在說什麼或甚至根本不知道自己在說什麼，何不保持沉默？</text:p>
      <text:p text:style-name="P1">J. Z.   |  2013.03.06 06:53   |   <text:a xlink:type="simple" xlink:href="http://palinfo.habago.org/Entry?Command=Information_PrintForum&amp;iPage=481#FORUM31829"><text:span text:style-name="T2">#</text:span></text:a></text:p>
      <text:p text:style-name="P5"><text:span text:style-name="T3">1. </text:span>我不覺得你行醫賺錢那個故事<text:span text:style-name="T3">disguisting, </text:span>但你<text:span text:style-name="T3">took it out of context</text:span>的功力讓我覺得<text:span text:style-name="T3">speechless.<text:line-break/><text:line-break/>2. </text:span>關於<text:span text:style-name="T3">""</text:span>一個人如果他<text:span text:style-name="T3"><text:s/>"""""</text:span>真的<text:span text:style-name="T3">""""" </text:span>在乎某件事<text:span text:style-name="T3">,</text:span>那他自然就會對他所宣稱關注的人事物長期形成一種適當的理解<text:span text:style-name="T3">,</text:span>而不會一下子覺得某人是混蛋<text:span text:style-name="T3">,</text:span>看到某個留言之後又突然改變想法了<text:span text:style-name="T3">,</text:span>然後又看到另一個留言之後又突然認為某人是混蛋<text:span text:style-name="T3">. </text:span>這其實只意味著你一點也不在乎你所要說的話以及你所指涉或指控的人事物<text:span text:style-name="T3">. "" <text:line-break/></text:span>這更是莫名其妙<text:span text:style-name="T3">. </text:span>如果你說的合理使我改變想法這有什麼不對<text:span text:style-name="T3">? </text:span>再者顯然我驗證過後並沒有被你看似合理實則斷章取義的說法給感動不是嗎<text:span text:style-name="T3">?<text:line-break/></text:span>另外<text:span text:style-name="T3">, </text:span>我對所謂<text:span text:style-name="T3">"</text:span>智障又敗德的台式網路習性<text:span text:style-name="T3">"</text:span>的理解剛好和你相反<text:span text:style-name="T3">, "</text:span>智障又敗德的台式網路習性<text:span text:style-name="T3">" </text:span>並不在於改變<text:span text:style-name="T3">, </text:span>而是在於它們根本不會因為任何理性論證的提出而改變想法<text:span text:style-name="T3">.</text:span></text:p>
      <text:p text:style-name="P1"><text:span text:style-name="T1">陳真</text:span><text:s/>  |  2013.03.06 02:35   |   <text:a xlink:type="simple" xlink:href="http://palinfo.habago.org/Entry?Command=Information_PrintForum&amp;iPage=481#FORUM31828"><text:span text:style-name="T2">#</text:span></text:a></text:p>
      <text:p text:style-name="P2"><text:span text:style-name="T3">(</text:span>再續<text:span text:style-name="T3">)<text:line-break/><text:line-break/></text:span>為了賺學費<text:span text:style-name="T3">(i hope </text:span>這位同學不要對我行醫為了賺錢的行為感到<text:span text:style-name="T3"><text:s/>"how disgusting"),</text:span>有幾年暑假<text:span text:style-name="T3">,</text:span>我從英國回台兼差<text:span text:style-name="T3">,</text:span>在某大醫院看診<text:span text:style-name="T3">. </text:span>有一回<text:span text:style-name="T3">,</text:span>搭一位同事的便車<text:span text:style-name="T3">,</text:span>夜裏經過一個彎曲下坡路<text:span text:style-name="T3">,</text:span>無路燈<text:span text:style-name="T3">,</text:span>四周一片黑<text:span text:style-name="T3">;</text:span>透過車燈<text:span text:style-name="T3">,</text:span>看見馬路中央躺著一隻大黑狗<text:span text:style-name="T3">. </text:span>我要求停車查看<text:span text:style-name="T3">,</text:span>發現牠可能被車撞<text:span text:style-name="T3">,</text:span>受傷了<text:span text:style-name="T3">. <text:line-break/><text:line-break/></text:span>那地方車子多<text:span text:style-name="T3">,</text:span>我怕後方來車會再度撞到牠<text:span text:style-name="T3">,</text:span>於是請同事停車路旁打開車燈照明<text:span text:style-name="T3">,</text:span>但台灣畢竟不是英國<text:span text:style-name="T3">,</text:span>往來車輛絲毫沒有減速跡象<text:span text:style-name="T3">.</text:span>若在英國<text:span text:style-name="T3">,</text:span>別說一隻狗<text:span text:style-name="T3">,</text:span>就算一隻麻雀<text:span text:style-name="T3">,</text:span>所有車輛也會馬上停下<text:span text:style-name="T3">.<text:line-break/><text:line-break/></text:span>面對依舊狂速飛奔而過的車輛<text:span text:style-name="T3">,</text:span>我迫不得已<text:span text:style-name="T3">,</text:span>只好用自己的身體擋在大馬路中間<text:span text:style-name="T3">,</text:span>揮手示意請迎面而來的車輛小心<text:span text:style-name="T3">.</text:span>我心想<text:span text:style-name="T3">,</text:span>台灣人不怕撞死狗<text:span text:style-name="T3">,</text:span>但總得小心別撞死人吧<text:span text:style-name="T3">,</text:span>但我顯然錯了<text:span text:style-name="T3">,</text:span>人們好像一點也不在乎很可能會把我也給撞死<text:span text:style-name="T3">,</text:span>依舊以極高速度彷彿表演特技般從我身旁蛇行閃避飛馳而過<text:span text:style-name="T3">,</text:span>有的還順便丟下幾句三字經以表示他們心中的憤怒<text:span text:style-name="T3">.<text:line-break/><text:line-break/></text:span>我一邊擋車<text:span text:style-name="T3">,</text:span>一邊企圖抱起這條大黑狗到路邊<text:span text:style-name="T3">,</text:span>以免牠再度被車撞<text:span text:style-name="T3">. </text:span>就在我要抱牠的時候<text:span text:style-name="T3">,</text:span>牠站起來了<text:span text:style-name="T3">,</text:span>搖搖晃晃走了幾步路便整個癱倒路旁<text:span text:style-name="T3">,</text:span>我這才終於脫離被車撞的危險<text:span text:style-name="T3">.<text:line-break/><text:line-break/></text:span>我查看了一下牠的狀況<text:span text:style-name="T3">,</text:span>氣息奄奄<text:span text:style-name="T3">,</text:span>估計很難活命了<text:span text:style-name="T3">. </text:span>當下不知道該怎麼做<text:span text:style-name="T3">,</text:span>只能輕撫牠的頭反覆一直說牠好乖好乖<text:span text:style-name="T3">. </text:span>我看牠顯然非常痛苦<text:span text:style-name="T3">,</text:span>似乎連吸一口氣都如此艱難而疼痛<text:span text:style-name="T3">,</text:span>但讓我很訝異的是<text:span text:style-name="T3">,</text:span>在牠臨死前的巨大痛苦中<text:span text:style-name="T3">,</text:span>竟還很努力地微微對我搖了幾下尾巴<text:span text:style-name="T3">,</text:span>讓我頓時心裏很感動<text:span text:style-name="T3">,</text:span>這麼一個小生命<text:span text:style-name="T3">,</text:span>在牠承受這麼大的痛苦之際<text:span text:style-name="T3">,</text:span>卻還想對一個陌生人表示友善<text:span text:style-name="T3">. <text:line-break/><text:line-break/></text:span>我請同事看好牠<text:span text:style-name="T3">,</text:span>飛奔跑去附近尋找吃的<text:span text:style-name="T3">,</text:span>終於在遠處找到一家小飯館<text:span text:style-name="T3">,</text:span>買了幾塊肉並要來一杯水<text:span text:style-name="T3">,</text:span>希望牠臨死前能享用一點美食<text:span text:style-name="T3">,</text:span>至少聞一聞也好<text:span text:style-name="T3">. </text:span>可是<text:span text:style-name="T3">,</text:span>當我買到食物回來時<text:span text:style-name="T3">,</text:span>牠已斷氣<text:span text:style-name="T3">.<text:line-break/><text:line-break/></text:span>我和那位護士同事合力把牠搬到附近農田旁的草叢邊<text:span text:style-name="T3">,</text:span>希望隔天一早能有人願意處理牠的遺體<text:span text:style-name="T3">.<text:line-break/><text:line-break/></text:span>都已經是十多年前的往事了<text:span text:style-name="T3">,</text:span>但我仍然經常想到這隻大黑狗<text:span text:style-name="T3">,</text:span>特別會想到牠盡很大力氣對我搖尾巴的那一幕<text:span text:style-name="T3">.<text:line-break/><text:line-break/></text:span>電影<text:span text:style-name="T3"><text:s/>"</text:span>西遊降魔篇<text:span text:style-name="T3">" </text:span>裏玄奘因為沒能成功搭救那個唱兒歌的小女孩<text:span text:style-name="T3">, </text:span>在師父面前痛哭失聲<text:span text:style-name="T3">,</text:span>哭得很淒厲<text:span text:style-name="T3">,</text:span>自責沒有能力救人<text:span text:style-name="T3">,</text:span>還說是自己害死<text:span text:style-name="T3">. </text:span>有人說這是在搞笑<text:span text:style-name="T3">,</text:span>但我倒是十分感動<text:span text:style-name="T3">,</text:span>我不覺得導演打算拿這一幕來搞笑<text:span text:style-name="T3">,</text:span>每次看到這一幕就很難過<text:span text:style-name="T3">,</text:span>彷彿我能體會玄奘當時的心情<text:span text:style-name="T3">.<text:line-break/><text:line-break/></text:span>本來和同事有說有笑<text:span text:style-name="T3">,</text:span>處理完大黑狗的事之後<text:span text:style-name="T3">,</text:span>回程卻一路無語<text:span text:style-name="T3">.</text:span></text:p>
      <text:p text:style-name="P1"><text:span text:style-name="T1">陳真</text:span><text:s/>  |  2013.03.05 16:13   |   <text:a xlink:type="simple" xlink:href="http://palinfo.habago.org/Entry?Command=Information_PrintForum&amp;iPage=481#FORUM31827"><text:span text:style-name="T2">#</text:span></text:a></text:p>
      <text:p text:style-name="P5"><text:span text:style-name="T3">(</text:span>再續<text:span text:style-name="T3">)<text:line-break/><text:line-break/>"</text:span>說服<text:span text:style-name="T3">" </text:span>在絕大多數情況下<text:span text:style-name="T3">(</text:span>如果不是所有情況下<text:span text:style-name="T3">)</text:span>不但枉然<text:span text:style-name="T3">,</text:span>而且不必要<text:span text:style-name="T3">,</text:span>就如同你不可能也不必要去說服任何一個人喜歡某部電影一樣<text:span text:style-name="T3">. </text:span>因為<text:span text:style-name="T3">,</text:span>某個人事物的珍貴或鄙俗<text:span text:style-name="T3">,</text:span>理當就僅僅屬於與之呼吸同樣空氣的人<text:span text:style-name="T3">. </text:span>物不一定以類聚<text:span text:style-name="T3">,</text:span>但你本身若無法欣賞某一類空氣<text:span text:style-name="T3">,</text:span>大概也很難理解依靠那份空氣維生的物種<text:span text:style-name="T3">.<text:line-break/><text:line-break/></text:span>至於德蕾莎及其垂死之家<text:span text:style-name="T3">,</text:span>你大可在世俗行為上反對某些作法<text:span text:style-name="T3">(</text:span>例如不太依賴藥物或止痛藥<text:span text:style-name="T3">,</text:span>例如所謂不衛生<text:span text:style-name="T3">--</text:span>人家又不是在搞醫學中心<text:span text:style-name="T3">),</text:span>你甚至可以在價值觀上反對德蕾莎及其垂死之家對於疼痛或痛苦的態度<text:span text:style-name="T3">,</text:span>但你無法否認這一切作為是出自如此不可思議的愛<text:span text:style-name="T3">. <text:line-break/><text:line-break/>"</text:span>愛<text:span text:style-name="T3">"</text:span>並不保證做對每一件事<text:span text:style-name="T3">,</text:span>但愛之有無卻是人事物的唯一存在價值<text:span text:style-name="T3">. </text:span>一個失去家園而且被世人遺棄的垂死者<text:span text:style-name="T3">,</text:span>臨終前來到垂死之家<text:span text:style-name="T3">,</text:span>無異來到天堂<text:span text:style-name="T3">. <text:line-break/><text:line-break/></text:span>我這一生沒見過上帝<text:span text:style-name="T3">,</text:span>但我見過天使<text:span text:style-name="T3">,</text:span>德蕾莎便是<text:span text:style-name="T3">. </text:span>她說<text:span text:style-name="T3">,"</text:span>我們必須不停地去愛<text:span text:style-name="T3">,</text:span>直到成傷<text:span text:style-name="T3">." </text:span>輕鬆地愛很容易<text:span text:style-name="T3">,</text:span>愛到成傷卻很難<text:span text:style-name="T3">. </text:span>她純粹而無私的愛<text:span text:style-name="T3">,</text:span>讓我無言<text:span text:style-name="T3">.</text:span></text:p>
      <text:p text:style-name="P1"><text:span text:style-name="T1">陳真</text:span><text:s/>  |  2013.03.05 13:39   |   <text:a xlink:type="simple" xlink:href="http://palinfo.habago.org/Entry?Command=Information_PrintForum&amp;iPage=481#FORUM31826"><text:span text:style-name="T2">#</text:span></text:a></text:p>
      <text:p text:style-name="P2">同學<text:span text:style-name="T3">,</text:span>你的留言被哈巴狗擋在後台<text:span text:style-name="T3">,</text:span>我剛剛才看見<text:span text:style-name="T3">.<text:line-break/><text:line-break/></text:span>事實上我這幾篇沒有針對性的留言也已經回應了你的批評<text:span text:style-name="T3">,</text:span>只是我並沒有企圖想說服你或說服任何一個人<text:span text:style-name="T3">,</text:span>畢竟一個人坐哪架飛機決定了他的視野和品味<text:span text:style-name="T3">. </text:span>我一直懷疑<text:span text:style-name="T3"><text:s/>"</text:span>說服<text:span text:style-name="T3">" </text:span>這麼一回事<text:span text:style-name="T3">,</text:span>我比較相信呼吸同一種空氣的人自然會感受到同樣一種氣息<text:span text:style-name="T3">,</text:span>你很難說服一個覺得花香宛如屁味的人會因為你的說服而喜歡花<text:span text:style-name="T3">.<text:line-break/><text:line-break/></text:span>一個人如果他<text:span text:style-name="T3"><text:s/>"""""</text:span>真的<text:span text:style-name="T3">""""" </text:span>在乎某件事<text:span text:style-name="T3">,</text:span>那他自然就會對他所宣稱關注的人事物長期形成一種適當的理解<text:span text:style-name="T3">,</text:span>而不會一下子覺得某人是混蛋<text:span text:style-name="T3">,</text:span>看到某個留言之後又突然改變想法了<text:span text:style-name="T3">,</text:span>然後又看到另一個留言之後又突然認為某人是混蛋<text:span text:style-name="T3">. </text:span>這其實只意味著你一點也不在乎你所要說的話以及你所指涉或指控的人事物<text:span text:style-name="T3">. <text:line-break/><text:line-break/></text:span>這樣一種膚淺輕薄的網路習性<text:span text:style-name="T3">,</text:span>倒是一點也不陌生<text:span text:style-name="T3">,</text:span>一團面目模糊的網路群眾<text:span text:style-name="T3">,</text:span>吱吱喳喳隨隨便便就對著某個人事物指指點點<text:span text:style-name="T3">,</text:span>指指點點的的依據卻完全只是一些全然任意發揮的偏見或道聽塗說或甚至純屬捏造瞎掰<text:span text:style-name="T3">,</text:span>或是硬挖出一些斷章取義的句子<text:span text:style-name="T3">,</text:span>或是任意截取一段言行<text:span text:style-name="T3">,</text:span>對之進行一番修辭<text:span text:style-name="T3">,</text:span>然後就彷彿論斷了某個人事物<text:span text:style-name="T3">. </text:span>你不覺得這樣一種言行很智障很敗德嗎<text:span text:style-name="T3">? <text:line-break/><text:line-break/></text:span>這樣一種智障又敗德的台式網路習性如果行得通<text:span text:style-name="T3">,</text:span>那我們將可以毫無困難地揭發任何一個人的所謂真面目<text:span text:style-name="T3">. </text:span>比方說假設某人不是說他左派嗎<text:span text:style-name="T3">,</text:span>媽的<text:span text:style-name="T3">,</text:span>聽說哪一天有人看到他跑去大飯店吃好料<text:span text:style-name="T3">,</text:span>一客就要四百多元而且還沒把一成服務費加進去<text:span text:style-name="T3">,</text:span>這算什麼左派<text:span text:style-name="T3">? </text:span>原來是偽君子<text:span text:style-name="T3">! <text:line-break/><text:line-break/></text:span>或者比方說<text:span text:style-name="T3">,</text:span>一行禪師不是說不能生氣嗎<text:span text:style-name="T3">? </text:span>可是媽的<text:span text:style-name="T3">,</text:span>人家聽眾稍微質疑一下他的政治立場<text:span text:style-name="T3">,</text:span>他竟然當場氣得發抖跑出會場外深呼吸捶牆璧<text:span text:style-name="T3">,</text:span>原來是個言行不一的偽君子<text:span text:style-name="T3">!<text:line-break/><text:line-break/></text:span>你不覺得這樣一種充滿選舉味道的台式批評文化很智障很敗德嗎<text:span text:style-name="T3">? </text:span>每次選舉就是這樣<text:span text:style-name="T3">,</text:span>揭發對手如何如何<text:span text:style-name="T3">,</text:span>刻意斷章取義或是隨便截取一個生活片段<text:span text:style-name="T3">,</text:span>然後就彷彿揭發了這個人的所謂真面目<text:span text:style-name="T3">. </text:span>實在是智障敗德到不行不是嗎<text:span text:style-name="T3">?</text:span></text:p>
      <text:p text:style-name="P1"><text:span text:style-name="T1">陳真</text:span><text:s/>  |  2013.03.05 02:16   |   <text:a xlink:type="simple" xlink:href="http://palinfo.habago.org/Entry?Command=Information_PrintForum&amp;iPage=481#FORUM31825"><text:span text:style-name="T2">#</text:span></text:a></text:p>
      <text:p text:style-name="P5"><text:span text:style-name="T3">(</text:span>再續<text:span text:style-name="T3">)<text:line-break/><text:line-break/></text:span>維根斯坦有句話這麼說<text:span text:style-name="T3">: </text:span>對於一個好人的言行<text:span text:style-name="T3">,</text:span>你最好不要輕易批評<text:span text:style-name="T3">,</text:span>因為你很可能根本不知道自己在批評什麼<text:span text:style-name="T3">. <text:line-break/><text:line-break/></text:span>若用我的話來講就是<text:span text:style-name="T3">: </text:span>對於一個不管是在品格上或智能上都遠高於你的人<text:span text:style-name="T3">,</text:span>你最好不要輕易批評<text:span text:style-name="T3">,</text:span>至少深思熟慮搞清楚人家在說什麼做什麼之後再來批評也不遲<text:span text:style-name="T3">,</text:span>因為你很可能根本不知道自己在批評什麼<text:span text:style-name="T3">.<text:line-break/><text:line-break/></text:span>可惜事情往往不是這樣<text:span text:style-name="T3">,</text:span>好人在生前能被適當理解的通常很少<text:span text:style-name="T3">,</text:span>許多時候甚至得千古沉冤<text:span text:style-name="T3">,</text:span>比方說聖女貞德<text:span text:style-name="T3">,</text:span>五百年後<text:span text:style-name="T3">,</text:span>人們才彷彿對她有了一點理解<text:span text:style-name="T3">,</text:span>在她被活活燒死的地方豎碑紀念<text:span text:style-name="T3">.<text:line-break/><text:line-break/></text:span>剛上小學時<text:span text:style-name="T3">,</text:span>那年代能看的書很少<text:span text:style-name="T3">,</text:span>有兩本書反覆看了恐怕不只一百遍<text:span text:style-name="T3">(</text:span>一百不是形容詞<text:span text:style-name="T3">),</text:span>看到幾乎都會背了<text:span text:style-name="T3">,</text:span>看到整本線裝書幾乎完全解體<text:span text:style-name="T3">. </text:span>一本是吳承恩的西遊記原典<text:span text:style-name="T3">,</text:span>一本是介紹伽俐略的漫畫<text:span text:style-name="T3">. </text:span>兩位主角伽俐略和孫悟空當下都蠻慘的<text:span text:style-name="T3">,</text:span>飽受誤解<text:span text:style-name="T3">,</text:span>特別是伽俐略<text:span text:style-name="T3">,</text:span>真是悽慘<text:span text:style-name="T3">,</text:span>搞得還必須向教庭悔過<text:span text:style-name="T3">,</text:span>放棄<text:span text:style-name="T3"><text:s/>"</text:span>地球會動<text:span text:style-name="T3">" </text:span>的異端邪說<text:span text:style-name="T3">. </text:span>在酷刑下<text:span text:style-name="T3">,</text:span>伽俐略被迫放棄了地動說<text:span text:style-name="T3">,</text:span>但卻又補上一句<text:span text:style-name="T3">: "</text:span>可是地球明明在動啊<text:span text:style-name="T3">". <text:line-break/><text:line-break/></text:span>也許應該這麼說<text:span text:style-name="T3">,</text:span>如果你不先搞清楚自己跟你所批評的對象是否搭同一架飛機<text:span text:style-name="T3">,</text:span>你很可能根本不知道自己在批評什麼<text:span text:style-name="T3">."</text:span>飛機<text:span text:style-name="T3">" </text:span>可以是一種宗教<text:span text:style-name="T3">,</text:span>可以是一種美感<text:span text:style-name="T3">,</text:span>可以是一種<text:span text:style-name="T3">IQ,</text:span>可以是一種品格<text:span text:style-name="T3">,</text:span>可以是一種文化<text:span text:style-name="T3">,</text:span>可以是一種性別<text:span text:style-name="T3">,</text:span>簡單說<text:span text:style-name="T3">,</text:span>飛機意味著一種<text:span text:style-name="T3"><text:s/>"</text:span>生命形式<text:span text:style-name="T3">".<text:line-break/><text:line-break/></text:span>我家阿憨如果會說話<text:span text:style-name="T3">,</text:span>牠可能會很訝異而百思不解我為何屢屢錯過街上垃圾桶裏那些珍貴美食或草叢裏一些可口的野味如死老鼠或發霉蛙屍而不撿一些回家吃<text:span text:style-name="T3">. </text:span>如果牠進而對牠的狗窩裏所擁有的一堆雞骨頭感到一種優越與自豪<text:span text:style-name="T3">,</text:span>我恐怕也很難對牠解釋那並不是我的菜<text:span text:style-name="T3">;</text:span>擁有那些東西對我來說並不是一種成就<text:span text:style-name="T3">,</text:span>少了它們對我也不是一種缺陷或遺憾<text:span text:style-name="T3">,</text:span>因為那根本不是我的生命糧食<text:span text:style-name="T3">. <text:line-break/><text:line-break/></text:span>每當在街上遇到一些素不相識的狗<text:span text:style-name="T3">,</text:span>當牠正在享用美食時<text:span text:style-name="T3">,</text:span>我若一靠近<text:span text:style-name="T3">,</text:span>牠便狺狺作響<text:span text:style-name="T3">,</text:span>發出警告聲<text:span text:style-name="T3">,</text:span>牠似乎永遠都無法理解我並沒有意思跟牠競爭牠所享用的那些美食<text:span text:style-name="T3">. <text:line-break/><text:line-break/></text:span>人與人表面上好像都是人<text:span text:style-name="T3">,</text:span>其實那也只是表面上<text:span text:style-name="T3">,</text:span>基本上我們仍然還是有可能屬於不同的物種<text:span text:style-name="T3">,</text:span>搭著不一樣的飛機<text:span text:style-name="T3">,</text:span>打算前往不一樣的目的地<text:span text:style-name="T3">. </text:span>但大部份智能或人品難以恭維的人卻似乎永遠無法理解這一點<text:span text:style-name="T3">,</text:span>他總是以為每個人都跟他搶搭同一架飛機<text:span text:style-name="T3">,</text:span>搶著要前往某地<text:span text:style-name="T3">. </text:span>他似乎永遠無法理解<text:span text:style-name="T3">,</text:span>他想去的地方<text:span text:style-name="T3">,</text:span>說不定恰恰是別人所想逃離之處<text:span text:style-name="T3">,</text:span>他所顧盼自雄的目標或所謂成就<text:span text:style-name="T3">,</text:span>很可能是別人所努力要擺脫的夢魘<text:span text:style-name="T3">.<text:line-break/><text:line-break/></text:span>話語本身是沒有意義的<text:span text:style-name="T3">,</text:span>一顆棋該怎麼走<text:span text:style-name="T3">,</text:span>得看你在下什麼樣的棋<text:span text:style-name="T3">;</text:span>話語得屬於某個生命形式或者說某架飛機<text:span text:style-name="T3">,</text:span>方才擁有了某種特定意義<text:span text:style-name="T3">. </text:span>因此<text:span text:style-name="T3">,</text:span>從一個人一生無數的話語中<text:span text:style-name="T3">,</text:span>硬挖出幾句話來批評<text:span text:style-name="T3">,</text:span>進而企圖整個否定對方的作為<text:span text:style-name="T3">,</text:span>那真的很智障<text:span text:style-name="T3">. <text:line-break/><text:line-break/></text:span>記得剛當實習醫師那一年<text:span text:style-name="T3">,</text:span>有一天夜裏<text:span text:style-name="T3">,</text:span>我跟同事從開刀房裏累得半死出來<text:span text:style-name="T3">,</text:span>準備搭電梯回到宿舍<text:span text:style-name="T3">. </text:span>在電梯裏<text:span text:style-name="T3">,</text:span>同事問我將來實習後有什麼打算<text:span text:style-name="T3">. </text:span>我本來想一畢業就直接出國去日本唸神經生物學<text:span text:style-name="T3">,</text:span>連學校都談好了<text:span text:style-name="T3">,</text:span>沒想到家裏卻出了事<text:span text:style-name="T3">,</text:span>加上叛亂案在身一度被限制出境<text:span text:style-name="T3">,</text:span>只好待在台灣先當醫生再說<text:span text:style-name="T3">. </text:span>於是我告訴同事說<text:span text:style-name="T3">,"</text:span>我可能會先當醫生<text:span text:style-name="T3">,</text:span>先多少賺點錢<text:span text:style-name="T3">,</text:span>再想將來<text:span text:style-name="T3">". </text:span>沒想到此言一出<text:span text:style-name="T3">,</text:span>整個電梯裏的病人及家屬紛紛回過頭來瞪我<text:span text:style-name="T3">,</text:span>有人出了電梯後嘴裏還故意大聲嘟嚷著<text:span text:style-name="T3"><text:s/>"</text:span>這是啥咪款醫生<text:span text:style-name="T3">,</text:span>不像話<text:span text:style-name="T3">,</text:span>只想賺錢<text:span text:style-name="T3">."<text:line-break/><text:line-break/></text:span>這也許不是一個很貼切的例子<text:span text:style-name="T3">,</text:span>但它卻十分平常<text:span text:style-name="T3">,</text:span>世面上總是有一堆智能難以恭維的人似乎很喜歡批評<text:span text:style-name="T3">,</text:span>但卻嚴重缺乏發出批評所需要的一種基本能力<text:span text:style-name="T3">,</text:span>他們其實根本不知道自己在批評什麼<text:span text:style-name="T3">, </text:span>也許他們倒也不是真的想提出批評<text:span text:style-name="T3">,</text:span>而只是喜歡抹黑造謠歪曲異己<text:span text:style-name="T3">.<text:line-break/><text:line-break/></text:span>至於德蕾莎<text:span text:style-name="T3">,</text:span>她把她的一生都那樣子在過活了<text:span text:style-name="T3">,</text:span>這樣還不夠嗎<text:span text:style-name="T3">?</text:span></text:p>
      <text:p text:style-name="P1">J. Z.   |  2013.03.04 08:37   |   <text:a xlink:type="simple" xlink:href="http://palinfo.habago.org/Entry?Command=Information_PrintForum&amp;iPage=481#FORUM31824"><text:span text:style-name="T2">#</text:span></text:a></text:p>
      <text:p text:style-name="P6"><text:span text:style-name="T1">剛剛坐公車時想著董事長動人的回覆</text:span>, <text:span text:style-name="T1">本來差點就被說服了</text:span>. <text:span text:style-name="T1">回到家開電腦又看了一次新聞內容</text:span>, <text:span text:style-name="T1">不看還好</text:span>, <text:span text:style-name="T1">一看才發現</text:span>, <text:span text:style-name="T1">媽的不對啊</text:span>!<text:line-break/><text:span text:style-name="T1">整段內容節取如下</text:span>:<text:line-break/>At the time of her death, Mother Teresa had opened 517 missions welcoming the poor and sick in more than 100 countries. The missions have been described as “homes for the dying” by doctors visiting several of these establishments in Calcutta. Two-thirds of the people coming to these missions hoped to a find a doctor to treat them, while the other third lay dying without receiving appropriate care. The doctors observed a significant lack of hygiene, even unfit conditions, as well as a shortage of actual care, inadequate food, and no painkillers. The problem is not a lack of money—the Foundation created by Mother Teresa has raised hundreds of millions of dollars—but rather a particular conception of suffering and death: “There is something beautiful in seeing the poor accept their lot, to suffer it like Christ’s Passion. The world gains much from their suffering,” was her reply to criticism, cites the journalist Christopher Hitchens. Nevertheless, when Mother Teresa required palliative care, she received it in a modern American hospital.<text:line-break/><text:line-break/>MT<text:span text:style-name="T1">講這句話是回應那些批評</text:span>""Two-thirds of the people coming to these missions hoped to a find a doctor to treat them, while the other third lay dying without receiving appropriate care. The doctors observed a significant lack of hygiene, even unfit conditions, as well as a shortage of actual care, inadequate food, and no painkillers. The problem is not a lack of money—the Foundation created by Mother Teresa has raised hundreds of millions of dollars""<text:span text:style-name="T1">的也</text:span>!!<text:line-break/><text:line-break/><text:span text:style-name="T1">好</text:span>, <text:span text:style-name="T1">就算這樣做沒什麼問題好了</text:span>, <text:span text:style-name="T1">妳那麼愛</text:span>"suffer it like like Christ's passion", <text:span text:style-name="T1">輪到妳時又怎麼回事啦</text:span>??? How disgusting...<text:line-break/><text:line-break/><text:span text:style-name="T1">如果今天</text:span>MT<text:span text:style-name="T1">這話是在另一個</text:span>context<text:span text:style-name="T1">下出現那我就沒話說也頗能同意或理解董事長的看法</text:span>, <text:span text:style-name="T1">問題在於顯然不是如此</text:span>.</text:p>
      <text:p text:style-name="P1"><text:span text:style-name="T1">陳真</text:span><text:s/>  |  2013.03.04 03:01   |   <text:a xlink:type="simple" xlink:href="http://palinfo.habago.org/Entry?Command=Information_PrintForum&amp;iPage=481#FORUM31823"><text:span text:style-name="T2">#</text:span></text:a></text:p>
      <text:p text:style-name="P5"><text:span text:style-name="T3">(</text:span>續<text:span text:style-name="T3">)<text:line-break/><text:line-break/></text:span>今天你若想打擊一個東西<text:span text:style-name="T3">,</text:span>那就是找出其基本宣稱的內在不一致<text:span text:style-name="T3">,</text:span>而不是找出其前後一致的動人之處來打擊<text:span text:style-name="T3">,</text:span>這樣人家不知道你究竟是要表揚或打擊<text:span text:style-name="T3">?<text:line-break/><text:line-break/></text:span>比方說你看聖女貞德不順眼<text:span text:style-name="T3">,</text:span>覺得她不夠格被封為聖徒<text:span text:style-name="T3">,</text:span>那沒關係<text:span text:style-name="T3">,</text:span>你大可努力找尋其言行不夠虔誠之處<text:span text:style-name="T3">,</text:span>而不是反而指出其虔誠<text:span text:style-name="T3">,</text:span>當然也不是罵她很瘋狂<text:span text:style-name="T3">,</text:span>說她很沒理性<text:span text:style-name="T3">,</text:span>可能有幻聽<text:span text:style-name="T3">,</text:span>應該去找麥院長掛號等等<text:span text:style-name="T3">,</text:span>這樣一種打擊<text:span text:style-name="T3">,</text:span>人家會以為你在開玩笑<text:span text:style-name="T3">,</text:span>因為這不像打擊<text:span text:style-name="T3">,</text:span>反倒像是在表揚了<text:span text:style-name="T3">.<text:line-break/><text:line-break/></text:span>這就好像你去揭發或嘲笑一個隱士默默無聞一樣可笑<text:span text:style-name="T3">,</text:span>人家既然都想當隱士了<text:span text:style-name="T3">,</text:span>當然默默無聞<text:span text:style-name="T3">,</text:span>否則難道還上名人節目走紅地毯搞凍蒜嗎<text:span text:style-name="T3">? <text:line-break/><text:line-break/></text:span>反過來說也一樣<text:span text:style-name="T3">,</text:span>今天我若看科學不順眼<text:span text:style-name="T3">,</text:span>覺得很低能<text:span text:style-name="T3">,</text:span>那我當然是努力解析所謂<text:span text:style-name="T3"><text:s/>"</text:span>科學理性<text:span text:style-name="T3">" </text:span>的侷限與可疑<text:span text:style-name="T3">,</text:span>攻擊科學最核心的理性宣稱<text:span text:style-name="T3">,</text:span>而不是罵它太理性<text:span text:style-name="T3">,</text:span>太沒人性<text:span text:style-name="T3">. <text:line-break/><text:line-break/></text:span>科學本來就不講人性啊<text:span text:style-name="T3">,</text:span>好人一加一等於二<text:span text:style-name="T3">,</text:span>壞人也一樣等於二<text:span text:style-name="T3">,</text:span>罵科學沒人性是很傻的<text:span text:style-name="T3">,</text:span>就猶如罵宗教非理性一般<text:span text:style-name="T3">. </text:span>宗教講信仰講信心<text:span text:style-name="T3">,</text:span>訴諸缺乏實證的宗教信念<text:span text:style-name="T3">,</text:span>而非訴諸任何理論或理性憑據<text:span text:style-name="T3">. <text:line-break/><text:line-break/></text:span>今天就算耶穌經過考證<text:span text:style-name="T3">,</text:span>查無此人<text:span text:style-name="T3">,</text:span>或是證明他曾經如何作姦犯科<text:span text:style-name="T3">,</text:span>耶穌仍然還是耶穌<text:span text:style-name="T3">,</text:span>不動分毫<text:span text:style-name="T3">. <text:line-break/><text:line-break/></text:span>不是有一群人整天指控耶穌可能有老婆<text:span text:style-name="T3">,</text:span>而且說他老婆是妓女嗎<text:span text:style-name="T3">? </text:span>很多信徒聽了很生氣<text:span text:style-name="T3">,</text:span>但我不知道他們在生氣什麼<text:span text:style-name="T3">,</text:span>這樣一些<text:span text:style-name="T3"><text:s/>"</text:span>指控<text:span text:style-name="T3">",</text:span>不管真假<text:span text:style-name="T3">,</text:span>與耶穌何干<text:span text:style-name="T3">? </text:span>而且聽起來倒像是在表揚<text:span text:style-name="T3">,</text:span>而不是指控<text:span text:style-name="T3">. </text:span>耶穌若的確娶妓女為妻<text:span text:style-name="T3">,</text:span>那不是很美很動人的一件事嗎<text:span text:style-name="T3">? <text:line-break/><text:line-break/></text:span>就算純粹假設耶穌經過考證<text:span text:style-name="T3">,</text:span>曾幹過一些很可怕的壞事<text:span text:style-name="T3">,</text:span>那又何妨<text:span text:style-name="T3">? </text:span>神的世界不是人類的所謂道德所能侷限<text:span text:style-name="T3">. </text:span>你要打擊宗教<text:span text:style-name="T3">,</text:span>就只能進入它的世界中<text:span text:style-name="T3">,</text:span>用<text:span text:style-name="T3"><text:s/>"</text:span>它的<text:span text:style-name="T3">" </text:span>語言或價值來對它進行攻擊<text:span text:style-name="T3">,</text:span>而不是用世俗的另一套語言去批評神界的事<text:span text:style-name="T3">,</text:span>因為兩個世界的<text:span text:style-name="T3"><text:s/>"</text:span>文法<text:span text:style-name="T3">" </text:span>根本不一樣<text:span text:style-name="T3">. <text:line-break/><text:line-break/></text:span>就如你要說某人的英文有誤<text:span text:style-name="T3">,</text:span>當然就得援用英文文法來進行批評指教<text:span text:style-name="T3">,</text:span>而不是引用中文文法來說對方英文哪裡寫錯了<text:span text:style-name="T3">.</text:span></text:p>
      <text:p text:style-name="P1"><text:span text:style-name="T1">陳真</text:span><text:s/>  |  2013.03.03 18:00   |   <text:a xlink:type="simple" xlink:href="http://palinfo.habago.org/Entry?Command=Information_PrintForum&amp;iPage=481#FORUM31815"><text:span text:style-name="T2">#</text:span></text:a></text:p>
      <text:p text:style-name="P2">講到宗教<text:span text:style-name="T3">,</text:span>維根斯坦說<text:span text:style-name="T3">: </text:span>相信者與不信者儘管表面上好像處於同一個時空<text:span text:style-name="T3">,</text:span>但事實上他們卻分別坐在兩架不同的飛機上<text:span text:style-name="T3">,</text:span>將去到不同的目的地<text:span text:style-name="T3">.<text:line-break/><text:line-break/></text:span>其實不僅宗教<text:span text:style-name="T3">,</text:span>任何有關美學的東西都一樣<text:span text:style-name="T3">,</text:span>爾之美食<text:span text:style-name="T3">,</text:span>我之毒鴆<text:span text:style-name="T3">. </text:span>對你來說很美的東西<text:span text:style-name="T3">,</text:span>對我來說很可能醜到爆<text:span text:style-name="T3">,</text:span>反之亦然<text:span text:style-name="T3">. </text:span>就像你提到的這文章所引用的德蕾莎的話<text:span text:style-name="T3">,</text:span>在我看來非常動人<text:span text:style-name="T3">,</text:span>但是在你或在那些<text:span text:style-name="T3">(</text:span>在我看來相當低智能的<text:span text:style-name="T3">)</text:span>所謂研究者看來卻似乎好像逮到什麼小辮子似的<text:span text:style-name="T3">. <text:line-break/><text:line-break/></text:span>在客觀意義上<text:span text:style-name="T3">,</text:span>我沒法斷言我的美感絕對正確<text:span text:style-name="T3">,</text:span>因為美本來就是絕對主觀故無對錯可言<text:span text:style-name="T3">. </text:span>但如果有人讀到德蕾莎那段話而不覺得感動反倒覺得生氣或覺得很開心<text:span text:style-name="T3">,</text:span>以為逮到聖徒的什麼小辮子<text:span text:style-name="T3">,</text:span>那我可以斷言<text:span text:style-name="T3">,</text:span>我跟他顯然是坐在兩架不同的飛機上<text:span text:style-name="T3">,</text:span>將會去到完全不一樣的目的地<text:span text:style-name="T3">.<text:line-break/><text:line-break/></text:span>德蕾莎那段話如下<text:span text:style-name="T3">:<text:line-break/><text:line-break/>"There is something beautiful in seeing the poor accept their lot, to suffer it like Christ’s Passion. The world gains much from their suffering."<text:line-break/><text:line-break/></text:span>翻成中文大約就是<text:span text:style-name="T3">: "</text:span>在窮人接受其命運的痛苦掙扎中<text:span text:style-name="T3">,</text:span>有著一種美<text:span text:style-name="T3">,</text:span>宛如耶穌一般的熱情<text:span text:style-name="T3">,</text:span>世界將會在他們的痛苦中獲得重大益處<text:span text:style-name="T3">."<text:line-break/><text:line-break/></text:span>我記得西方媒體曾批評賓拉登講的一句話<text:span text:style-name="T3">,</text:span>藉以指控其恐怖魔王的本性<text:span text:style-name="T3">. </text:span>賓拉登是這麼說的<text:span text:style-name="T3">: "</text:span>我們和美國人的最大差別就在於我們熱愛死亡<text:span text:style-name="T3">,</text:span>而美國人卻擁抱生命<text:span text:style-name="T3">." <text:line-break/><text:line-break/></text:span>你不一定要同意賓拉登<text:span text:style-name="T3"><text:s/>"</text:span>熱愛死亡<text:span text:style-name="T3">" </text:span>的想法<text:span text:style-name="T3">,</text:span>但你無法否認這就是宗教<text:span text:style-name="T3">.</text:span>我不懂回教<text:span text:style-name="T3">,</text:span>但至少我所理解的基督教就是這樣<text:span text:style-name="T3">.</text:span>聖經顯然反覆教導我們一件事<text:span text:style-name="T3">: </text:span>放棄世上的生命<text:span text:style-name="T3">,</text:span>唯有如此<text:span text:style-name="T3">,</text:span>方得永生<text:span text:style-name="T3">. </text:span>無數具有強烈宗教心靈的哲學家例如維根斯坦也是一樣<text:span text:style-name="T3"><text:s/>"</text:span>熱愛死亡<text:span text:style-name="T3">",</text:span>他說<text:span text:style-name="T3">: "</text:span>唯有死亡使生命獲得意義<text:span text:style-name="T3">." </text:span>生命是屬人屬肉的<text:span text:style-name="T3">,</text:span>而死亡卻屬於神<text:span text:style-name="T3">,</text:span>一如有限屬於人<text:span text:style-name="T3">,</text:span>無限卻屬上帝<text:span text:style-name="T3">.<text:line-break/><text:line-break/></text:span>我不是要傳教<text:span text:style-name="T3">,</text:span>也不是要勸大家熱愛死亡或接受病痛的摧殘<text:span text:style-name="T3">,</text:span>而是說<text:span text:style-name="T3">,</text:span>你要打擊一個東西<text:span text:style-name="T3">,</text:span>就應打擊其弱點或致命傷<text:span text:style-name="T3">,</text:span>而不是打擊其優點或打擊它最美麗的地方<text:span text:style-name="T3">,</text:span>就好像你若要打擊科學<text:span text:style-name="T3">,</text:span>那就用力去打擊其所謂科學理性的非理性本質<text:span text:style-name="T3">,</text:span>而不是反倒指出其精緻理性的深刻成份<text:span text:style-name="T3">,</text:span>那樣一種打擊不是很智障嗎<text:span text:style-name="T3">? <text:line-break/><text:line-break/></text:span>同樣地<text:span text:style-name="T3">,</text:span>我們要打擊一種宗教或一個教徒<text:span text:style-name="T3">,</text:span>當然是打擊其缺乏宗教性之處<text:span text:style-name="T3">,</text:span>而不是打擊其宗教意識之深沉<text:span text:style-name="T3">. </text:span>那不像打擊<text:span text:style-name="T3">,</text:span>反倒像一種恭維了<text:span text:style-name="T3">. </text:span>這樣一種打擊<text:span text:style-name="T3">,</text:span>只能說打擊者的<text:span text:style-name="T3">IQ</text:span>令人感到驚訝<text:span text:style-name="T3">,</text:span>他究竟是在表揚還是在打擊啊<text:span text:style-name="T3">?<text:line-break/><text:line-break/></text:span>德蕾莎那段話我深有同感<text:span text:style-name="T3">,</text:span>事實上<text:span text:style-name="T3">,</text:span>要不是有著這樣那樣一些人或動物承受著各式各樣的痛苦<text:span text:style-name="T3">,</text:span>我想我也不會把自己也給送上命運的斷頭台<text:span text:style-name="T3">.<text:line-break/><text:line-break/></text:span>最近病得很厲害<text:span text:style-name="T3">,</text:span>恐怕不久於人世<text:span text:style-name="T3">.</text:span>在極度病痛之餘<text:span text:style-name="T3">,</text:span>前些日子寫了一篇很長的文章在這留言版上<text:span text:style-name="T3">,</text:span>像在寫遺書那樣<text:span text:style-name="T3">,</text:span>但因為害怕又招來一些針對個人的指指點點<text:span text:style-name="T3">,</text:span>所以我一寫完貼出後就馬上把它給刪了<text:span text:style-name="T3">.<text:line-break/><text:line-break/></text:span>我那刪掉的文章揭露一個心願<text:span text:style-name="T3">,</text:span>但這心願已毀<text:span text:style-name="T3">,</text:span>做不到了<text:span text:style-name="T3">;</text:span>我那文章所要講的<text:span text:style-name="T3">,</text:span>恰恰就是德蕾莎所講的<text:span text:style-name="T3">. </text:span>我不知道自己對世人能有什麼益處<text:span text:style-name="T3">,</text:span>因此從年輕時就有一個妄想式的心願<text:span text:style-name="T3">,</text:span>我希望此生能做到不使用止痛藥<text:span text:style-name="T3">,</text:span>而且越痛越好<text:span text:style-name="T3">,</text:span>因為我彷彿覺得這世上的疼痛或痛苦有著一定的容量<text:span text:style-name="T3">,</text:span>只要有人多承擔了一分<text:span text:style-name="T3">,</text:span>世上的疼痛或痛苦就少一分<text:span text:style-name="T3">. </text:span>我不在乎把世上所有疼痛全攬到自己身上<text:span text:style-name="T3">.<text:line-break/><text:line-break/></text:span>因此<text:span text:style-name="T3">,</text:span>我是幾乎絕對不用止痛藥的<text:span text:style-name="T3">,</text:span>至少不會主動尋求解除疼痛<text:span text:style-name="T3">,</text:span>一直到最近實在痛到爆<text:span text:style-name="T3">,</text:span>忍耐了幾個月<text:span text:style-name="T3">,</text:span>忍不住了<text:span text:style-name="T3">,</text:span>於是四處尋求止痛解藥<text:span text:style-name="T3">. <text:line-break/><text:line-break/></text:span>這讓我感到一種可悲與挫折感<text:span text:style-name="T3">,</text:span>生命這麼微小<text:span text:style-name="T3">,</text:span>疼痛或痛苦卻如此巨大<text:span text:style-name="T3">,</text:span>而且<text:span text:style-name="T3">,</text:span>像我這樣一個根本絲毫不值得關注的人<text:span text:style-name="T3">,</text:span>卻因為忍受不了疼痛竟而關注起自己的病痛來了<text:span text:style-name="T3">. </text:span>這事帶有一種卑鄙<text:span text:style-name="T3">,</text:span>但我卻忍不住想要去做<text:span text:style-name="T3">,</text:span>想要把疼痛消除<text:span text:style-name="T3">.<text:line-break/><text:line-break/></text:span>德蕾莎並沒有說她要製造別人的痛苦<text:span text:style-name="T3">,</text:span>她又不是虐待狂<text:span text:style-name="T3">,</text:span>她的意思是<text:span text:style-name="T3">: </text:span>在受苦者這樣一些無辜的痛苦中<text:span text:style-name="T3">,</text:span>我們彷彿能見到耶穌受難的容顏<text:span text:style-name="T3">. <text:line-break/><text:line-break/></text:span>難道你不曾有這樣的感受<text:span text:style-name="T3">,</text:span>一些小孩也好大人也罷<text:span text:style-name="T3">,</text:span>或是一些街角流浪挨餓受凍的貓狗<text:span text:style-name="T3">,</text:span>我們之所以今天還會弄這樣一個網站<text:span text:style-name="T3">,</text:span>做這樣那樣一些事<text:span text:style-name="T3">,</text:span>寫這樣那樣一些文字<text:span text:style-name="T3">,</text:span>成為這樣那樣一個人<text:span text:style-name="T3">,</text:span>難道不是因為受到這些受苦生命的感動與啟發<text:span text:style-name="T3">? </text:span>難道我們只是喜歡談論什麼國際關係或什麼普世價值或喜歡附庸風雅談什麼藝術<text:span text:style-name="T3">? <text:line-break/><text:line-break/></text:span>如果可能的話<text:span text:style-name="T3">,</text:span>我個人是不想要再有更多的疼痛或痛苦了<text:span text:style-name="T3">,</text:span>因為我已承受不住<text:span text:style-name="T3">.</text:span>但我無法否認<text:span text:style-name="T3">,</text:span>在我自己或別人的痛苦中<text:span text:style-name="T3">,</text:span>我看到一種美<text:span text:style-name="T3">,</text:span>看到很多我說不上來的美好事物<text:span text:style-name="T3">. <text:line-break/><text:line-break/></text:span>生命就像一種祭品<text:span text:style-name="T3">,</text:span>藉著痛苦<text:span text:style-name="T3">,</text:span>終究要獻給永恆的死亡<text:span text:style-name="T3">. </text:span>跟賓拉登一樣<text:span text:style-name="T3">,</text:span>我是熱愛死亡的<text:span text:style-name="T3">. </text:span>但我也能理解<text:span text:style-name="T3">,</text:span>這類宗教訴說在很多人聽起來很刺耳<text:span text:style-name="T3">,</text:span>反倒一些撒旦式的所謂美德言論<text:span text:style-name="T3">,</text:span>他們可是聽得很感動呢<text:span text:style-name="T3">. <text:line-break/><text:line-break/></text:span>對此一落差<text:span text:style-name="T3">,</text:span>我無能為力<text:span text:style-name="T3">,</text:span>只能說<text:span text:style-name="T3">,</text:span>儘管我們好像距離靠得很近<text:span text:style-name="T3">,</text:span>彷彿處於同一個時空<text:span text:style-name="T3">,</text:span>但實際上我們是坐在兩架不同的飛機上<text:span text:style-name="T3">,</text:span>飛向不一樣的世界<text:span text:style-name="T3">.</text:span></text:p>
      <text:p text:style-name="P4"/>
      <text:p text:style-name="P1">J. Z.   |  2013.03.03 06:03   |   <text:a xlink:type="simple" xlink:href="http://palinfo.habago.org/Entry?Command=Information_PrintForum&amp;iPage=482#FORUM31814"><text:span text:style-name="T2">#</text:span></text:a></text:p>
      <text:p text:style-name="P6"><text:span text:style-name="T1">繼教宗後</text:span>, Mother Teresa<text:span text:style-name="T1">也中槍</text:span><text:line-break/><text:line-break/>http://scienceblog.com/60730/mother-teresa-anything-but-a-sa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